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1"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2"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6"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5"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6"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7"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color="#0000ff"/>
    </style:style>
    <style:style style:name="P79"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2" style:family="paragraph" style:parent-style-name="Standard">
      <style:paragraph-properties fo:margin-left="0in" fo:margin-right="0in" fo:text-align="justify" style:justify-single-word="false" fo:text-indent="0.1965in" style:auto-text-indent="false"/>
    </style:style>
    <style:style style:name="P93" style:family="paragraph" style:parent-style-name="Standard">
      <style:paragraph-properties fo:margin-left="0in" fo:margin-right="0in" fo:text-align="justify" style:justify-single-word="false" fo:text-indent="0.1965in" style:auto-text-indent="false"/>
      <style:text-properties fo:language="ru" fo:country="RU"/>
    </style:style>
    <style:style style:name="P94"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5"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7"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6"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0"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3" style:family="paragraph" style:parent-style-name="Text_20_body">
      <style:text-properties fo:language="ru" fo:country="RU"/>
    </style:style>
    <style:style style:name="P12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25" style:family="paragraph" style:parent-style-name="First_20_line_20_indent">
      <style:text-properties fo:language="ru" fo:country="RU"/>
    </style:style>
    <style:style style:name="P126" style:family="paragraph" style:parent-style-name="First_20_line_20_indent">
      <style:paragraph-properties fo:text-align="justify" style:justify-single-word="false"/>
      <style:text-properties fo:language="ru" fo:country="RU"/>
    </style:style>
    <style:style style:name="P127" style:family="paragraph" style:parent-style-name="First_20_line_20_indent">
      <style:text-properties fo:font-size="15pt" fo:language="ru" fo:country="RU" style:font-size-asian="15pt" style:font-size-complex="15pt"/>
    </style:style>
    <style:style style:name="P128" style:family="paragraph" style:parent-style-name="First_20_line_20_indent">
      <style:text-properties fo:font-size="12pt" fo:language="ru" fo:country="RU" style:font-size-asian="12pt" style:font-size-complex="12pt"/>
    </style:style>
    <style:style style:name="P129" style:family="paragraph" style:parent-style-name="First_20_line_20_indent">
      <style:text-properties fo:language="en" fo:country="US"/>
    </style:style>
    <style:style style:name="P130" style:family="paragraph" style:parent-style-name="First_20_line_20_indent">
      <style:paragraph-properties fo:text-align="justify" style:justify-single-word="false"/>
      <style:text-properties fo:language="en" fo:country="US"/>
    </style:style>
    <style:style style:name="P131" style:family="paragraph" style:parent-style-name="First_20_line_20_indent">
      <style:paragraph-properties fo:text-align="justify" style:justify-single-word="false"/>
    </style:style>
    <style:style style:name="P132" style:family="paragraph" style:parent-style-name="Text_20_body">
      <style:paragraph-properties fo:margin-left="0in" fo:margin-right="0in" fo:text-align="center" style:justify-single-word="false" fo:text-indent="0in" style:auto-text-indent="false"/>
    </style:style>
    <style:style style:name="P13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Footnote">
      <style:paragraph-properties fo:margin-left="0in" fo:margin-right="0in" fo:text-indent="0in" style:auto-text-indent="false"/>
      <style:text-properties fo:language="en" fo:country="US"/>
    </style:style>
    <style:style style:name="P136" style:family="paragraph" style:parent-style-name="Footnote">
      <style:text-properties fo:language="en" fo:country="US"/>
    </style:style>
    <style:style style:name="P137" style:family="paragraph" style:parent-style-name="Footnote">
      <style:text-properties fo:language="ru" fo:country="RU"/>
    </style:style>
    <style:style style:name="P138" style:family="paragraph" style:parent-style-name="Footnote">
      <style:text-properties style:use-window-font-color="true" fo:language="ru" fo:country="RU"/>
    </style:style>
    <style:style style:name="P139" style:family="paragraph" style:parent-style-name="Footnote">
      <style:text-properties fo:font-style="normal" style:font-style-asian="normal" style:font-style-complex="normal"/>
    </style:style>
    <style:style style:name="P140" style:family="paragraph" style:parent-style-name="Text_20_body">
      <style:paragraph-properties fo:margin-top="0in" fo:margin-bottom="0.0835in" loext:contextual-spacing="false" fo:text-align="justify" style:justify-single-word="false"/>
      <style:text-properties fo:language="en" fo:country="US"/>
    </style:style>
    <style:style style:name="P141"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4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3" style:family="paragraph" style:parent-style-name="Heading_20_2">
      <style:text-properties fo:language="en" fo:country="US"/>
    </style:style>
    <style:style style:name="P144" style:family="paragraph" style:parent-style-name="Heading_20_2">
      <style:paragraph-properties fo:text-align="justify" style:justify-single-word="false"/>
    </style:style>
    <style:style style:name="P145" style:family="paragraph" style:parent-style-name="Heading_20_1">
      <style:paragraph-properties fo:margin-left="0in" fo:margin-right="0in" fo:text-align="center" style:justify-single-word="false" fo:text-indent="0.1965in" style:auto-text-indent="false"/>
    </style:style>
    <style:style style:name="P14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language="en" fo:country="US" fo:font-weight="normal" fo:background-color="transparent" loext:char-shading-value="0" style:font-weight-asian="normal" style:font-weight-complex="normal"/>
    </style:style>
    <style:style style:name="T17" style:family="text">
      <style:text-properties fo:language="en" fo:country="US" fo:background-color="transparent" loext:char-shading-value="0"/>
    </style:style>
    <style:style style:name="T18" style:family="text">
      <style:text-properties fo:color="#ff3333" fo:background-color="transparent" loext:char-shading-value="0"/>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800000"/>
    </style:style>
    <style:style style:name="T22" style:family="text">
      <style:text-properties fo:color="#800000" fo:language="ru" fo:country="RU"/>
    </style:style>
    <style:style style:name="T23" style:family="text">
      <style:text-properties fo:font-weight="bold" style:font-weight-asian="bold" style:font-weight-complex="bold"/>
    </style:style>
    <style:style style:name="T24" style:family="text">
      <style:text-properties fo:font-weight="bold" fo:background-color="transparent" loext:char-shading-value="0" style:font-weight-asian="bold" style:font-weight-complex="bold"/>
    </style:style>
    <style:style style:name="T25" style:family="text">
      <style:text-properties style:use-window-font-color="true"/>
    </style:style>
    <style:style style:name="T26" style:family="text">
      <style:text-properties style:use-window-font-color="true" fo:language="ru" fo:country="RU"/>
    </style:style>
    <style:style style:name="T27" style:family="text">
      <style:text-properties style:use-window-font-color="true" fo:language="ru" fo:country="RU" fo:font-style="normal" style:font-style-asian="normal" style:font-style-complex="normal"/>
    </style:style>
    <style:style style:name="T28" style:family="text">
      <style:text-properties style:use-window-font-color="true" fo:language="ru" fo:country="RU" fo:font-style="normal" fo:font-weight="normal" style:font-style-asian="normal" style:font-weight-asian="normal" style:font-style-complex="normal" style:font-weight-complex="normal"/>
    </style:style>
    <style:style style:name="T29"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style:use-window-font-color="true" fo:language="ru" fo:country="RU" fo:font-style="normal" fo:background-color="transparent" loext:char-shading-value="0" style:font-style-asian="normal" style:font-style-complex="normal"/>
    </style:style>
    <style:style style:name="T31" style:family="text">
      <style:text-properties style:use-window-font-color="true" fo:language="ru" fo:country="RU" fo:font-style="italic" style:font-style-asian="italic" style:font-style-complex="italic"/>
    </style:style>
    <style:style style:name="T32" style:family="text">
      <style:text-properties style:use-window-font-color="true" fo:language="ru" fo:country="RU" fo:font-style="italic" fo:font-weight="normal" style:font-style-asian="italic" style:font-weight-asian="normal" style:font-style-complex="italic" style:font-weight-complex="normal"/>
    </style:style>
    <style:style style:name="T33" style:family="text">
      <style:text-properties style:use-window-font-color="true" fo:language="ru" fo:country="RU" fo:font-weight="normal" style:font-weight-asian="normal" style:font-weight-complex="normal"/>
    </style:style>
    <style:style style:name="T34" style:family="text">
      <style:text-properties style:use-window-font-color="true" fo:language="ru" fo:country="RU" fo:background-color="transparent" loext:char-shading-value="0"/>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font-weight="normal" style:font-style-asian="normal" style:font-weight-asian="normal" style:font-style-complex="normal" style:font-weight-complex="normal"/>
    </style:style>
    <style:style style:name="T38"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style:use-window-font-color="true" fo:language="en" fo:country="US" fo:font-weight="normal" style:font-weight-asian="normal" style:font-weight-complex="normal"/>
    </style:style>
    <style:style style:name="T40" style:family="text">
      <style:text-properties style:use-window-font-color="true" fo:font-style="normal" style:font-style-asian="normal" style:font-style-complex="normal"/>
    </style:style>
    <style:style style:name="T41" style:family="text">
      <style:text-properties style:use-window-font-color="true" fo:font-style="normal" fo:font-weight="normal" style:font-style-asian="normal" style:font-weight-asian="normal" style:font-style-complex="normal" style:font-weight-complex="normal"/>
    </style:style>
    <style:style style:name="T42" style:family="text">
      <style:text-properties style:use-window-font-color="true" fo:font-style="normal" style:text-underline-style="none" style:font-style-asian="normal" style:font-style-complex="normal"/>
    </style:style>
    <style:style style:name="T43" style:family="text">
      <style:text-properties style:use-window-font-color="true" fo:font-style="italic" fo:font-weight="normal" style:font-style-asian="italic" style:font-weight-asian="normal" style:font-style-complex="italic" style:font-weight-complex="normal"/>
    </style:style>
    <style:style style:name="T44" style:family="text">
      <style:text-properties style:use-window-font-color="true" fo:background-color="transparent" loext:char-shading-value="0"/>
    </style:style>
    <style:style style:name="T45" style:family="text">
      <style:text-properties style:use-window-font-color="true" fo:language="uk" fo:country="UA" fo:font-style="normal" fo:font-weight="normal" style:font-style-asian="normal" style:font-weight-asian="normal" style:font-style-complex="normal" style:font-weight-complex="normal"/>
    </style:style>
    <style:style style:name="T46" style:family="text">
      <style:text-properties style:use-window-font-color="true" fo:font-weight="normal" style:font-weight-asian="normal" style:font-weight-complex="normal"/>
    </style:style>
    <style:style style:name="T47" style:family="text">
      <style:text-properties fo:background-color="transparent" loext:char-shading-value="0"/>
    </style:style>
    <style:style style:name="T48" style:family="text">
      <style:text-properties style:text-position="super 58%"/>
    </style:style>
    <style:style style:name="T49" style:family="text">
      <style:text-properties fo:language="fr" fo:country="FR"/>
    </style:style>
    <style:style style:name="T50" style:family="text">
      <style:text-properties fo:font-style="normal" style:font-style-asian="normal" style:font-style-complex="normal"/>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style="normal" fo:font-weight="normal" fo:background-color="transparent" loext:char-shading-value="0" style:font-style-asian="normal" style:font-weight-asian="normal" style:font-style-complex="normal" style:font-weight-complex="normal"/>
    </style:style>
    <style:style style:name="T53" style:family="text">
      <style:text-properties fo:font-style="normal" style:text-underline-style="none" style:font-style-asian="normal" style:font-style-complex="normal"/>
    </style:style>
    <style:style style:name="T54" style:family="text">
      <style:text-properties fo:font-weight="normal" style:font-weight-asian="normal" style:font-weight-complex="normal"/>
    </style:style>
    <style:style style:name="T55" style:family="text">
      <style:text-properties fo:font-weight="normal" fo:background-color="transparent" loext:char-shading-value="0" style:font-weight-asian="normal" style:font-weight-complex="normal"/>
    </style:style>
    <style:style style:name="T56" style:family="text">
      <style:text-properties style:text-line-through-style="solid" style:text-line-through-type="single" fo:font-weight="bold" style:font-weight-asian="bold" style:font-weight-complex="bold"/>
    </style:style>
    <style:style style:name="T57" style:family="text">
      <style:text-properties fo:language="uk" fo:country="UA"/>
    </style:style>
    <style:style style:name="T58" style:family="text">
      <style:text-properties fo:language="uk" fo:country="UA" fo:font-style="italic" style:font-style-asian="italic" style:font-style-complex="italic"/>
    </style:style>
    <style:style style:name="T59" style:family="text">
      <style:text-properties fo:language="uk" fo:country="UA" fo:font-weight="bold" style:font-weight-asian="bold" style:font-weight-complex="bold"/>
    </style:style>
    <style:style style:name="T60" style:family="text">
      <style:text-properties style:text-underline-style="none"/>
    </style:style>
    <style:style style:name="T61" style:family="text">
      <style:text-properties style:text-rotation-angle="90" style:text-rotation-scale="line-height"/>
    </style:style>
    <style:style style:name="T62" style:family="text">
      <style:text-properties style:text-rotation-angle="270" style:text-rotation-scale="line-height"/>
    </style:style>
    <style:style style:name="T63" style:family="text">
      <style:text-properties style:text-position="sub 58%" style:font-size-asian="10.5pt"/>
    </style:style>
    <style:style style:name="T64" style:family="text">
      <style:text-properties style:font-name="Symbol" style:font-name-asian="Symbol" style:font-name-complex="Symbol"/>
    </style:style>
    <style:style style:name="T65" style:family="text">
      <style:text-properties style:font-name="Liberation Serif1" style:font-name-asian="Symbol" style:font-name-complex="Symbol"/>
    </style:style>
    <style:style style:name="T66" style:family="text">
      <style:text-properties style:font-name="Courier New CYR"/>
    </style:style>
    <style:style style:name="T67" style:family="text">
      <style:text-properties style:font-name="Courier New CYR" fo:language="en" fo:country="US"/>
    </style:style>
    <style:style style:name="T68" style:family="text">
      <style:text-properties fo:font-size="14pt" fo:language="en" fo:country="US" fo:font-weight="bold" style:font-size-asian="14pt" style:font-weight-asian="bold" style:font-size-complex="14pt" style:font-weight-complex="bold"/>
    </style:style>
    <style:style style:name="T69" style:family="text">
      <style:text-properties fo:font-size="14pt" fo:font-weight="bold" style:font-size-asian="14pt" style:font-weight-asian="bold" style:font-size-complex="14pt" style:font-weight-complex="bold"/>
    </style:style>
    <style:style style:name="T70" style:family="text">
      <style:text-properties fo:font-size="9pt" style:font-size-asian="9pt" style:font-size-complex="9pt"/>
    </style:style>
    <style:style style:name="T71" style:family="text">
      <style:text-properties fo:font-size="12pt" style:font-size-asian="12pt" style:font-size-complex="12pt"/>
    </style:style>
    <style:style style:name="T72" style:family="text">
      <style:text-properties officeooo:rsid="000acc5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5" text:outline-level="1">Последний фанфик</text:h>
      <text:p text:style-name="P52"/>
      <text:h text:style-name="P143"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25">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8"><text:note text:id="ftn1" text:note-class="footnote"><text:note-citation>1</text:note-citation><text:note-body><text:p text:style-name="P136">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6">Team lead —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3"><text:soft-page-break/></text:p>
      <text:p text:style-name="P21"><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1">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1"><text:span text:style-name="T11">RnD-</text:span><text:span text:style-name="T1">зона</text:span><text:span text:style-name="T1"><text:note text:id="ftn3" text:note-class="footnote"><text:note-citation>3</text:note-citation><text:note-body><text:p text:style-name="P136">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1"/>
      <text:p text:style-name="P31">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1">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1"/>
      <text:p text:style-name="P31">Так, что тут у нас? <text:span text:style-name="T1">Т</text:span>ри последних запроса вызвали сбои в работе кластера и заставили перегрузиться один из хостов.</text:p>
      <text:p text:style-name="P31"><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1"/>
      <text:p text:style-name="P77"><text:span text:style-name="T11">– Нэш, к</text:span>ак называется наш проект?</text:p>
      <text:p text:style-name="P75"><text:span text:style-name="T8">– </text:span><text:span text:style-name="T54">Дайсон.</text:span></text:p>
      <text:p text:style-name="P75"><text:span text:style-name="T8">– </text:span><text:span text:style-name="T54">Сколько тебе лет?</text:span></text:p>
      <text:p text:style-name="P75"><text:span text:style-name="T8">– </text:span><text:span text:style-name="T54">Два года с начала запуска кластера.</text:span></text:p>
      <text:p text:style-name="P75"><text:span text:style-name="T8">– </text:span><text:span text:style-name="T54">Какой сейчас год?</text:span></text:p>
      <text:p text:style-name="P75"><text:span text:style-name="T8">– </text:span><text:span text:style-name="T46">20</text:span><text:span text:style-name="T33">19</text:span><text:span text:style-name="T54">-й.</text:span></text:p>
      <text:p text:style-name="P23"/>
      <text:p text:style-name="P31"><text:soft-page-break/>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0"/>
      <text:p text:style-name="P77"><text:span text:style-name="T1">– </text:span>Н<text:span text:style-name="T1">эш тестовая задача номер шестнадцать</text:span>. <text:span text:style-name="T1">Выполни при настройках по умолчанию.</text:span></text:p>
      <text:p text:style-name="P52">– Принял к исполнению.</text:p>
      <text:p text:style-name="P52"/>
      <text:p text:style-name="P85">«Выживание корпорации в условиях жёсткой конкуренции с ограниченными ресурсами. Случай 16».</text:p>
      <text:p text:style-name="P85">…</text:p>
      <text:p text:style-name="P85">…</text:p>
      <text:p text:style-name="P85">…</text:p>
      <text:p text:style-name="P85">Решение.</text:p>
      <text:p text:style-name="P85">…</text:p>
      <text:p text:style-name="P11"/>
      <text:p text:style-name="P11">Я вчитался в результат и прис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1"><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1"><text:span text:style-name="T5">–</text:span><text:span text:style-name="T6"> </text:span><text:span text:style-name="T5">Нэш</text:span><text:span text:style-name="T51">, </text:span><text:span text:style-name="T5">в некоем городе живёт брадобрей, который бреет всех людей, которые не бреются сами. Вопрос: кто бреет брадобрея</text:span><text:span text:style-name="T51">?</text:span></text:p>
      <text:p text:style-name="P31"/>
      <text:p text:style-name="P31">Вместо ответа Нексус выплюнул на консоль длинную распечатку букв и служебных символов, среди которых бросилась в глаза строка “<text:span text:style-name="T23">incompartible interface Analytics v.0.93 beta</text:span>”</text:p>
      <text:p text:style-name="P31">Ага, уже теплее.</text:p>
      <text:p text:style-name="P31"/>
      <text:p text:style-name="P75"><text:span text:style-name="T8">– Нэш</text:span><text:span text:style-name="T54">, выдай диагностику модуля </text:span><text:span text:style-name="T8">аналитики.</text:span></text:p>
      <text:p text:style-name="P31"/>
      <text:p text:style-name="P31">Йо! Видеокамеры молча наблюдают за <text:span text:style-name="T1">моим </text:span>поднятым вверх <text:span text:style-name="T1">большим пальцем</text:span>.</text:p>
      <text:p text:style-name="P31">Всё <text:span text:style-name="T1">ясно</text:span>. Версия аналитического модуля устарела и стала несовместимой с последним апдейтом кибермозга.</text:p>
      <text:p text:style-name="P31">Набираю номер прожект-мэнеджера.</text:p>
      <text:p text:style-name="P31"/>
      <text:p text:style-name="P31"><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1"><text:span text:style-name="T11">– </text:span>Окей. Спасибо, <text:span text:style-name="T1">Анон</text:span>. <text:span text:style-name="T1">Выручил.</text:span></text:p>
      <text:p text:style-name="P31"><text:soft-page-break/><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1"><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1"><text:span text:style-name="T1">– </text:span>Ааа, понятно. Ладно, у меня всё. <text:span text:style-name="T1">Отбой</text:span>!</text:p>
      <text:p text:style-name="P32"><text:span text:style-name="T1">– Отбой</text:span>. <text:span text:style-name="T1">Ещё раз спасибо, что помог. Жаль, что ты ушёл</text:span><text:span text:style-name="T11">.</text:span></text:p>
      <text:p text:style-name="P104">Бип-бип-бип.</text:p>
      <text:p text:style-name="P104"/>
      <text:p text:style-name="P31"><text:span text:style-name="T1">У</text:span>ходя попрощался с охранником, <text:span text:style-name="T1">увлечённо исследующим тему садо-мазо</text:span>.</text:p>
      <text:p text:style-name="P31">Всё, свободен. Хотя <text:s/><text:span text:style-name="T1">воскресенье</text:span> уже испорчен<text:span text:style-name="T1">о</text:span>.</text:p>
      <text:p text:style-name="P31"/>
      <text:p text:style-name="P132">***</text:p>
      <text:p text:style-name="P132"/>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6">Junior —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1"><text:span text:style-name="T1">Блядь, как </text:span>всё надоело. За-<text:span text:style-name="T1">е</text:span>-ба-ло!</text:p>
      <text:p text:style-name="P21"/>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7">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text:soft-page-break/>Грохот улицы не достигал крыши <text:span text:style-name="T26">тридцатичетырёх</text:span><text:span text:style-name="T25">этажного </text:span><text:span text:style-name="T26">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6">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5">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1"><text:span text:style-name="T1">Блядь</text:span>, что за мысли пошли!</text:p>
      <text:p text:style-name="P76"/>
      <text:p text:style-name="P1">Я вспомнил<text:span text:style-name="T25"> </text:span><text:span text:style-name="T26">Юджина</text:span><text:span text:style-name="T1">,</text:span> <text:span text:style-name="T26">месяц</text:span> назад прыгнувшего с крыши <text:span text:style-name="T1">своей</text:span> <text:span text:style-name="T1">высотки</text:span>.</text:p>
      <text:p text:style-name="P1"/>
      <text:p text:style-name="P21">Нет, это не для меня. Я сюда пришёл подышать воздухом. И только.</text:p>
      <text:p text:style-name="P76"/>
      <text:p text:style-name="P1"><text:span text:style-name="T1">Юджин</text:span> тогда совершил глупость, большую глупость. Я ему давно го<text:span text:style-name="T47">ворил </text:span><text:span text:style-name="T2">—</text:span><text:span text:style-name="T47">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26">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text:soft-page-break/>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1">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1">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47">А у нас получается… </text:span><text:span text:style-name="T2">–</text:span><text:span text:style-name="T47">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6">AI <text:span text:style-name="T2">– </text:span><text:span text:style-name="T47">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1"/>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text:soft-page-break/>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1">Картинка дёрнулась и поплыла, звёзды опять стали вращаться.</text:p>
      <text:p text:style-name="P21"/>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5">Тридцать чет</text:span><text:span text:style-name="T26">ыре</text:span><text:span text:style-name="T25"> </text:span>этаж<text:span text:style-name="T1">а</text:span>! Пиздец <text:span text:style-name="T1">—</text:span> успел подумать я, <text:span text:style-name="T1">прежде чем </text:span>сознание выключилось.</text:p>
      <text:p text:style-name="P1"/>
      <text:h text:style-name="P143" text:outline-level="2">2. Пробуждение</text:h>
      <text:p text:style-name="P29"/>
      <text:p text:style-name="P1"><text:span text:style-name="T30">Сознание рестартовало после того, как я гребанулся </text:span><text:span text:style-name="T47">затылком и плечами об каменный пол. </text:span><text:span text:style-name="T2">Кажись, ты жив, Анон! Непонятно, только, хорошо это, или так себе?</text:span></text:p>
      <text:p text:style-name="P1"><text:span text:style-name="T2">Я о</text:span><text:span text:style-name="T47">ткрыл глаза, тщётно пытаясь вдохнуть. Образ, </text:span><text:span text:style-name="T2">который я </text:span><text:span text:style-name="T47">пару мгновений назад </text:span><text:span text:style-name="T2">видел на фоне </text:span><text:span text:style-name="T47">звёзд, теперь сфокусировался прямо у моего носа. Точёная голова с резко очерчеными скулами в ореоле живого переливающегося сияния, огромные глаза на треть морды, </text:span><text:span text:style-name="T2">грациозные</text:span><text:span text:style-name="T47"> настороженные уши, нежный розов</text:span><text:span text:style-name="T2">атый</text:span><text:span text:style-name="T47"> нос, венчающая голову </text:span><text:span text:style-name="T2">высокая тиара</text:span><text:span text:style-name="T47">. И приковывающая к себе внимание звёздочка, та самая магическая искорка </text:span><text:span text:style-name="T17">—</text:span><text:span text:style-name="T47"> центр круговорота в звёздном небе. Звёздочка магического огонька на кончике рога.</text:span></text:p>
      <text:p text:style-name="P31">Единорог поднял голову и оглянулся куда-то назад.</text:p>
      <text:p text:style-name="P31"><text:span text:style-name="T11">–</text:span> Она очнулась. Хвала небу, нам это удалось!</text:p>
      <text:p text:style-name="P31"/>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47">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7">, </text:span><text:span text:style-name="T2">а от валиума таких глюков у меня ни разу не было, да и не должно быть —это же не ЛСД какой-нибудь</text:span><text:span text:style-name="T47">.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oft-page-break/><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6">…</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5">Короче, тот ещё бомжатник.</text:p>
      <text:p text:style-name="P15">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text:span></text:p>
      <text:p text:style-name="P1"><text:span text:style-name="T1">–</text:span> Так это и есть наш П<text:span text:style-name="T35">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text:soft-page-break/>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3"><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3"><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oft-page-break/><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5">верх</text:span>…</text:p>
      <text:p text:style-name="P3">– Сестра, ты идёшь? – выглянула в зал Луна.</text:p>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49">Jack of Hearts</text:span><text:span text:style-name="T49"><text:note text:id="ftn7" text:note-class="footnote"><text:note-citation>7</text:note-citation><text:note-body><text:p text:style-name="Footnote"><text:bookmark text:name="result_box1"/><text:span text:style-name="T49">Jack of Hearts</text:span> <text:span text:style-name="T1">– Червовый валет (фр.)</text:span></text:p></text:note-body></text:note></text:span><text:span text:style-name="T49"> , </text:span><text:span text:style-name="T1">Сахарная Ватка</text:span><text:span text:style-name="T49">!</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5">три </text:span>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3">Ха! Непосредственность аликорницы вызвала у меня <text:span text:style-name="T11">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text:soft-page-break/>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Древес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25">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text:soft-page-break/>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
      <text:p text:style-name="P3"><text:span text:style-name="T25">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text:soft-page-break/>–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в передней был некомплект: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7">Спи, Сестра моя родная,<text:line-break/>Спи. Усни.<text:line-break/>Крыльями тебя укрою,<text:line-break/>Спи. Усни.</text:p><text:p text:style-name="P137"><text:tab/>В чаще тёмной волки воют,<text:line-break/>Спи. Усни.</text:p><text:p text:style-name="P137"><text:tab/>В мрачном замке духи ноют,<text:line-break/>Спи. Усни.</text:p><text:p text:style-name="P137"><text:tab/>Сказки вечность нам читает,<text:line-break/>Спи. Усни.<text:line-break/>День осенний угасает,<text:line-break/>Спи. Усни.<text:line-break/>Помни только в сне глубоком,</text:p><text:p text:style-name="P13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text:soft-page-break/>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рядом с гнилым болотом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и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text:soft-page-break/>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5">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крыть за собой крышку.</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5">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text:soft-page-break/>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25">, опустив голову на пол.</text:span></text:p>
      <text:p text:style-name="P3">Некоторое время мы летели молча. Я сидел без движения,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Откуда-то снизу послышался шорох и возня. Я лёг на пол и заглянул под платформу.</text:p>
      <text:p text:style-name="P3">Дискорд, ухватившись <text:span text:style-name="T25">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4"><text:soft-page-break/><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43" text:outline-level="2">3. Норф</text:h>
      <text:p text:style-name="P78"/>
      <text:p text:style-name="P21">Глава IV. Пределы магии</text:p>
      <text:p text:style-name="P18"/>
      <text:p text:style-name="P21">Вашему покорному слуге известны четыре предела магии: </text:p>
      <text:p text:style-name="P21"/>
      <text:list xml:id="list1412253592332477320" text:style-name="L1">
        <text:list-item>
          <text:p text:style-name="P14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Блядь, как меня <text:span text:style-name="T1">достала</text:span>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5"><text:s/>Сколько страниц сегодня нахреначили?</text:p><text:p text:style-name="P136">– <text:span text:style-name="T1">Восемь, учитель!</text:span></text:p><text:p text:style-name="P136">–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6">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6">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6">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6">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1"> </text:span>гор.</text:p>
      <text:p text:style-name="P76">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6">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6">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76">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6">Так, что тут у нас?</text:p>
      <text:p text:style-name="P76"/>
      <text:p text:style-name="P76">“<text:span text:style-name="T23">Новости двора: </text:span><text:span text:style-name="T9">состояние </text:span><text:span text:style-name="T23">здоровь</text:span><text:span text:style-name="T9">я</text:span><text:span text:style-name="T23">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3">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3">В Додж-Сити продолжаются исчезновения пони. Шериф подал в отставку…</text:span>”. “<text:span text:style-name="T23">Чужестранец-человек осваивается в Кантерлоте. Атмосфера столицы благотворно влияет на агрессивный нрав королевского гостя…</text:span>”</text:p>
      <text:p text:style-name="P76"/>
      <text:p text:style-name="P76">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6">Газета полетела в мусорное ведро.</text:p>
      <text:p text:style-name="P76">Я потянулся. Хватит на сегодня чтения. Настало время ежедневной прогулки по городу. Тем более, что у меня есть деньги.</text:p>
      <text:p text:style-name="P76">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6">Так что даже на ремонт одежды и покупку необходимых в повседневной жизни мелочей у меня финансов не было. До недавнего времени.</text:p>
      <text:p text:style-name="P76">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6">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6"><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7">Но, блин, корявые пальцы внесли свою коррективу в шопинг-план!</text:p>
      <text:p text:style-name="P76"><text:soft-page-break/><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text:soft-page-break/>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5">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25">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5">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5">платформ </text:span><text:span text:style-name="T26">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25"> И никто ж не догадывался, что она </text:span><text:span text:style-name="T26">сделана по королевскому заказу</text:span><text:span text:style-name="T25">! Её </text:span><text:span text:style-name="T26">Солнечное </text:span><text:span text:style-name="T25"><text:s/>Высочество только тихо посмеивались в крыло, наблюдая за нашими триумфами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text:soft-page-break/>–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Магдалена Фрискай-Каррус, <text:span text:style-name="T1">2088</text:span><text:span text:style-name="T25"> – </text:span><text:span text:style-name="T26">2135</text:span><text:span text:style-name="T25"> A.C.</text:span><text:span text:style-name="T26">»</text:span>.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1">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5">прервавшая связь между мною и демоном</text:span>, спасла моё бренное тело для дальнейших магических изысканий.</text:p>
      <text:p text:style-name="P21"/>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25">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text:soft-page-break/></text:p>
      <text:p text:style-name="P33">На трактат упала тень.</text:p>
      <text:p text:style-name="P34">– Эй, нельзя ли не заслонять…</text:p>
      <text:p text:style-name="P34">Я поперхнулся словом, упёршись носом в покрытую белой шерстью грудь. Селестия с извинением оступила.</text:p>
      <text:p text:style-name="P34">–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3"><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4">– Эээ…</text:p>
      <text:p text:style-name="P34">–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4">Она потянулась за спину, сжала зубами зажим, и, после негромкого щелчка, экзоскелет разошёлся в стороны.</text:p>
      <text:p text:style-name="P34">– Вот, так лучше. – улыбнулась она, вышагивая из него. – Доктор Плантаго Майор был уверен, что я не дотянусь до замка.</text:p>
      <text:p text:style-name="P64">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4">– Хмм, печально, успел зачерстветь. – аликорница с усилием откусила добрую половину и стала с хрустом жевать.</text:p>
      <text:p text:style-name="P34">– Эмм… Насколько я помню, тебе было прописано два месяца постельного режима? Кстати, без сладостей. Сейчас едва неделя прошла.</text:p>
      <text:p text:style-name="P34">Аликорница с досадой скосила на меня глаз, продолжая жевать.</text:p>
      <text:p text:style-name="P34">–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3">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3">Она, почувствовав мой взгляд, вытащила нос из тайника и <text:s/>посмотрела на меня, насторожив уши.</text:p>
      <text:p text:style-name="P33"><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7">Аликорница нервно хохотнула.</text:p>
      <text:p text:style-name="P35">– А по-моему, ты не…</text:p>
      <text:p text:style-name="P33"><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5">– Не будешь что?</text:p>
      <text:p text:style-name="P47">Селестия нахмурилась и угрожающе подняла крылья.</text:p>
      <text:p text:style-name="P47"><text:soft-page-break/><text:span text:style-name="T11">– </text:span>Не забывай, человек, я — могущественный маг и правитель Эквестрии. Ко мне нужно относиться с должным уважением!</text:p>
      <text:p text:style-name="P47"><text:span text:style-name="T11">– </text:span>А то что? Превратишь в жабу? Сошлёшь на луну? Убьёшь нахер?</text:p>
      <text:p text:style-name="P47">Аликорница сникла. Уши её опустились.</text:p>
      <text:p text:style-name="P47"><text:span text:style-name="T11">– Анонимус</text:span>, не надо… Ты же знаешь, я этого не сделаю.</text:p>
      <text:p text:style-name="P47"><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7">Селестия приложила копыто ко лбу и издала протяжный стон.</text:p>
      <text:p text:style-name="P35">– О, небо! Я забыла распорядиться насчёт тебя! Я совсем отупела от дворцовой жизни! Извини, пожалуйста!</text:p>
      <text:p text:style-name="P47"><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47"><text:span text:style-name="T11">Аликорница уселась н</text:span>а пол <text:span text:style-name="T11">и прижала копыто к груди.</text:span></text:p>
      <text:p text:style-name="P35">–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7">Закончив фразу, аликорница вскинула копыто вперёд и вверх. Я чуть не подавился нервным смешком, настолько это напоминало зигу<text:tab/>.</text:p>
      <text:p text:style-name="P47"><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47"><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7"><text:span text:style-name="T11">– </text:span>Вот, читай отсюда. <text:span text:style-name="T11">– а</text:span>ликорница подчеркнула абзац копытом.</text:p>
      <text:p text:style-name="P47"/>
      <text:p text:style-name="P48">***</text:p>
      <text:p text:style-name="P48"/>
      <text:p text:style-name="P5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8">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8">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8">Но величайшая справедливость юниверсума заключается в том, что не существует безвыходных положений. Всегда есть надежда.</text:p>
      <text:p text:style-name="P5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8">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7"/>
      <text:p text:style-name="P47">В ухе стало щекотно от тёплого дуновения.</text:p>
      <text:p text:style-name="P35">– Теперь ты понимаешь, почему мы не ожидали увидеть тебя? Мы, вообще-то, вызывали сверхаликорна…</text:p>
      <text:p text:style-name="P35">Я повернулся к Селестии.</text:p>
      <text:p text:style-name="P35">–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5">Аликорница отвернулась.</text:p>
      <text:p text:style-name="P35">– Это очень чувствительная тема. – сказала она после недолгой заминки. – <text:s/>Постыдная для нас.</text:p>
      <text:p text:style-name="P35">– Какая тема?</text:p>
      <text:p text:style-name="P35">Селестия повернулась, но старалась избегать меня взглядом.</text:p>
      <text:p text:style-name="P35">– Магия.</text:p>
      <text:p text:style-name="P35">– Что?</text:p>
      <text:p text:style-name="P35">–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5">Я посмотрел на аликорницу. Та старательно делала вид, что интересуется состоянием лака на обожжёном копыте.</text:p>
      <text:p text:style-name="P35">– То есть, вы почувствовали ослабление своих магических способностей, и решили, что миру приходит конец?</text:p>
      <text:p text:style-name="P35">–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5"/>
      <text:p text:style-name="P35">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снотворного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5"/>
      <text:p text:style-name="P35">– Ээээ… ммм… А вы пробовали обратиться к врачу? – начал я как можно мягче.</text:p>
      <text:p text:style-name="P35">БАЦ!!!</text:p>
      <text:p text:style-name="P35">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5">– Это бесполезно… Он не верит нам. У меня нет времени его переубедить.</text:p>
      <text:p text:style-name="P35"><text:soft-page-break/>Потом она обратилась ко мне.</text:p>
      <text:p text:style-name="P35">– <text:s/>Извини, <text:span text:style-name="T1">с</text:span>орвалась. Мне очень стыдно. Последнее время всё идёт наперекосяк, совсем не так, как мы планировали.</text:p>
      <text:p text:style-name="P35"><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7">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7"/>
      <text:p text:style-name="P47">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7">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7"/>
      <text:p text:style-name="P47">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5">–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7">Я снял её копыто со своего плеча и осторожно поставил на пол.</text:p>
      <text:p text:style-name="P35"><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5">Я присел на корточки, раздвинул гриву и снизу вверх заглянул в морду аликорнице.</text:p>
      <text:p text:style-name="P47">–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7">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7">–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7">Я протянул руку, вытер ей слёзы и погладил по шее.</text:p>
      <text:p text:style-name="P47"><text:soft-page-break/>– Не плачь, принцесса. Я не отказываюсь. Хотя, скорее всего, Стар Свирл что-то напутал в заклинании, потому что я человек, а не сверхаликорн.</text:p>
      <text:p text:style-name="P47">–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7">Селестия успокоилась и смущённо потёрлась носом мне о плечо.</text:p>
      <text:p text:style-name="P47">– <text:s/>И я не читала твои мысли, Анонимус. У тебя на лице и так всё написано — ты не умеешь скрывать эмоции.</text:p>
      <text:p text:style-name="P47">Наружная дверь заскрипела, коридор наполнился топотом множества копыт и шумом голосов.</text:p>
      <text:p text:style-name="P35">Аликорница <text:span text:style-name="T1">прислушалась, </text:span>всполошилась и стала носиться по читальному залу с загнанным видом.</text:p>
      <text:p text:style-name="P35">– <text:s/><text:span text:style-name="T1">Дискордовы</text:span> яйца! Они нашли меня!</text:p>
      <text:p text:style-name="P35">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5">– <text:s/>Ты! Чего! Делаешь! Твоё, <text:span text:style-name="T1">блин,</text:span> высочество!!! – <text:s/>я едва уберёг <text:span text:style-name="T1">своё </text:span>естество от острого рога.</text:p>
      <text:p text:style-name="P35">Селестия подняла на меня глаз. <text:span text:style-name="T57">Прижав </text:span>уши к голове, <text:span text:style-name="T57">она дала</text:span> задний ход <text:span text:style-name="T57">и </text:span>выкарабкалась обратно. Окинув библиотеку отчаянным взглядом, <text:span text:style-name="T57">Селестия</text:span> бросилась к оставленному экзоскелету и стала втискиваться в него задом. Гул голосов был уже совсем близко.</text:p>
      <text:p text:style-name="P35">– Помоги! Мне самой не закрыть замок, – <text:s/>отчаянно прошептала аликорница, тщётно пытаясь охватить зубами раскрытую защёлку.</text:p>
      <text:p text:style-name="P35"><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5">–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5">– <text:s/><text:span text:style-name="T1">Я</text:span> помогу! – <text:s/>Селестия изогнула шею и стала зубами сжимать защёлку.</text:p>
      <text:p text:style-name="P35">ШЛОП!</text:p>
      <text:p text:style-name="P35">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7">Увидев Селестию, толпа замерла. Та в попытке спрятать меня, раскрыла крылья.</text:p>
      <text:p text:style-name="P47">В наступившей тишине аликорница прошептала мне убито:</text:p>
      <text:p text:style-name="P35">– <text:s/><text:span text:style-name="T1">Что-то мне не хочется оборачиваться.</text:span></text:p>
      <text:p text:style-name="P47">– <text:s/>А придётся. Кстати, крылья можешь опустить. Всё равно видна табуретка и мои ноги.</text:p>
      <text:p text:style-name="P47">Селестия со вздохом закрыла глаза и медленно обернулась к толпе.</text:p>
      <text:p text:style-name="P47">– Добрый вечер, мои дорогие.</text:p>
      <text:p text:style-name="P35">–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5"><text:span text:style-name="T1">– Занавес. </text:span>– <text:s/><text:span text:style-name="T1">подытожил я.</text:span></text:p>
      <text:p text:style-name="P35"/>
      <text:h text:style-name="Heading_20_2" text:outline-level="2">5<text:span text:style-name="T1">.</text:span> Нерадивый ученик</text:h>
      <text:p text:style-name="P28"/>
      <text:p text:style-name="P47">– Это очень легко, уверяю тебя. Даже совсем маленькие жеребята единорогов способны на столь простую магию. Сконцентрируйся…</text:p>
      <text:p text:style-name="P47"><text:soft-page-break/>– Ыыых… !!!</text:p>
      <text:p text:style-name="P47">Я покраснел от натуги, но этот блядский листочек даже не шелохнулся!</text:p>
      <text:p text:style-name="P47">– Давай попробуем ещё раз. Сосредоточься на объекте. Высвободи силу. Ты можешь это, я вижу в тебе большой потенциал!</text:p>
      <text:p text:style-name="P47">Куда уж больше! Эти медицинские каракули мне теперь месяц сниться будут!</text:p>
      <text:p text:style-name="P47">– Фффу-у-у! – листок закружился в воздухе от моего сердитого дуновения.</text:p>
      <text:p text:style-name="P47">Я отвернулся. Если она хочет выставить меня на посмешище, ей и напрягаться не нужно! Растёшь, Анон, вакансия шута тебе уже обеспечена!</text:p>
      <text:p text:style-name="P47">– Анонимус…</text:p>
      <text:p text:style-name="P47">С лёгким вздохом Селестия положила голову мне на плечо.</text:p>
      <text:p text:style-name="P47">– Не сердись. Это моя вина. Я пытаюсь вести тебя ускоренным курсом.</text:p>
      <text:p text:style-name="P47">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7">– Не понимаю, куда ты так гонишь? Мы вполне можем заняться этим через пару недель, когда ты окрепнешь.</text:p>
      <text:p text:style-name="P47">Селестия открыла глаза и нехотя оторвала голову от импровизированной подушки.</text:p>
      <text:p text:style-name="P47">– Нам нужно торопиться. У меня есть нехорошее предчувствие, а я привыкла доверять своим ощущениям.</text:p>
      <text:p text:style-name="P47">Листок с рецептом вернулся на место.</text:p>
      <text:p text:style-name="P47">– На это раз мы поступим по-другому. Есть способ ускорить процесс. – аликорница отвернулась в смятении.</text:p>
      <text:p text:style-name="P47">Я ждал.</text:p>
      <text:p text:style-name="P47">–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7">–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7">–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7">Аликорница взглянула на меня со смущением.</text:p>
      <text:p text:style-name="P47">–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7">Я с сомнением почесал в затылке. Как-то оно нехорошо звучит. А если она зацепит что-нибудь важное при стирании?</text:p>
      <text:p text:style-name="P47">–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7">Я вздохнул. Чего не сделаешь ради этой дурашливой коняги!</text:p>
      <text:p text:style-name="P47">– Ну хорошо, хорошо, не волнуйся. Я готов. Только можно попросить тебя об одолжении?</text:p>
      <text:p text:style-name="P47">– Да?</text:p>
      <text:p text:style-name="P47">Аликорница с тревогой взглянула на меня.</text:p>
      <text:p text:style-name="P47"><text:soft-page-break/>– Всё, что в моих силах, Анонимус.</text:p>
      <text:p text:style-name="P47">В её голосе сквозила едва сдерживаемая дрожь.</text:p>
      <text:p text:style-name="P47">«Она думает, я сейчас загадаю себе полцарства, корону и ванильное мороженное в придачу!» – усмехнулся я.</text:p>
      <text:p text:style-name="P47">– Можно всё же не стирать мне память? Я, со своей стороны, даю слово не болтать о том, что узнаю, если тебя это беспокоит.</text:p>
      <text:p text:style-name="P47">«Эх, пропало моё мороженное!»</text:p>
      <text:p text:style-name="P47">Аликорница воззрилась на меня с нечитаемым выражением на морде.</text:p>
      <text:p text:style-name="P47">– Я слишком многого прошу? – вздохнул я. – Ладно, не важно. Тогда, пожалуйста, будь поосторожнее. Не думаю, что я тебе понравлюсь в качестве овоща.</text:p>
      <text:p text:style-name="P47">Аликорница спрятала морду в одеяле. Холка её подёргивалась.</text:p>
      <text:p text:style-name="P47">Я опешил.</text:p>
      <text:p text:style-name="P47">– Ты чего? – я присел на постель и осторожно отвернул край одеяла. – Эй, есть кто-нибудь в домике? Если я что-то не то сказал, не бери в голову…</text:p>
      <text:p text:style-name="P47">Селестия подняла голову и я увидел, что у неё текут слёзы из глаз от беззвучного смеха. Я озадаченно почесал затылок.</text:p>
      <text:p text:style-name="P47">–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7">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7">–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7">Аликорница кивнула, соглашаясь.</text:p>
      <text:p text:style-name="P47">– Тогда позволь мне начать заклинание.</text:p>
      <text:p text:style-name="P47">Селестия высунула из-под одеяла передние ноги и притянула меня к себе.</text:p>
      <text:p text:style-name="P47">–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7">– Не думать — это легко! Мне даже стараться не надо. – я зевнул.</text:p>
      <text:p text:style-name="P47">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7">Моей?!! Э-э-э, позвольте…</text:p>
      <text:p text:style-name="P47"/>
      <text:p text:style-name="P47">…</text:p>
      <text:p text:style-name="P47"/>
      <text:p text:style-name="P47">Я открываю глаза.</text:p>
      <text:p text:style-name="P47"><text:soft-page-break/>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7">Странно, почему я не ощущаю его? Неважно!</text:p>
      <text:p text:style-name="P47">Моя концентрация, моя магия охватывает клочок бумаги на тумбочке и несёт ввысь.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7">Я закрываю глаза.</text:p>
      <text:p text:style-name="P47"/>
      <text:p text:style-name="P47">…</text:p>
      <text:p text:style-name="P47"/>
      <text:p text:style-name="P47">– Анонимус! Анон…</text:p>
      <text:p text:style-name="P47">Тёплое дуновение растрепало волосы на лбу. Сознание с трудом возвращалось в оглушённое тело. Я расплющил глаза.</text:p>
      <text:p text:style-name="P47">– Как ты себя чувствуешь?</text:p>
      <text:p text:style-name="P47">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7">– Я старалась провести всё как можно быстрее. С тобой всё в порядке? – в голосе Селестии появились нотки паники.</text:p>
      <text:p text:style-name="P47">Я <text:s/>не глядя успокаивающе похлопал аликорницу по шее.</text:p>
      <text:p text:style-name="P47">–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7">Аликорница громко воскликнула, просунула морду под подушку, насколько позволял рог, и застонала от досады.</text:p>
      <text:p text:style-name="P47">–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55">сли бы я вспомнила вовремя, я бы предупредила тебя, чтобы ты смог сконцентрироваться.</text:span></text:p>
      <text:p text:style-name="P47">Я вымучено рассмеялся.</text:p>
      <text:p text:style-name="P47">– Спасибо за комплимент, твоё высочество! Никогда не сомневался, что я — та ещё тряпка! Я даже новую кошку не смог завести после смерти старой.</text:p>
      <text:p text:style-name="P47">Аликорница виновато пробормотала из-под подушки:</text:p>
      <text:p text:style-name="P47">– Прости меня, Анонимус.</text:p>
      <text:p text:style-name="P47">Я помотал головой, вытряхивая остатки сонливости. Ну что же, Анон, не будем останавливаться на полпути? Наш девиз — «Слабоумие и отвага»!</text:p>
      <text:p text:style-name="P47"/>
      <text:p text:style-name="P47">– Надо повторить.</text:p>
      <text:p text:style-name="P47">– Что?</text:p>
      <text:p text:style-name="P47">– Надо повторить урок. Я почти усвоил технику.</text:p>
      <text:p text:style-name="P47"><text:soft-page-break/>Аликорница выглянула одним глазом из-под подушки.</text:p>
      <text:p text:style-name="P47">– И ты не боишься?</text:p>
      <text:p text:style-name="P47">Я стянул подушку с Селестии и легонько щёлкнул её по носу.</text:p>
      <text:p text:style-name="P47">–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7">Аликорница слабо улыбнулась.</text:p>
      <text:p text:style-name="P47">– Не будем медлить, Анонимус.</text:p>
      <text:p text:style-name="P47">Я вновь растворился в сине-зелёной гриве.</text:p>
      <text:p text:style-name="P47"/>
      <text:p text:style-name="P47">…</text:p>
      <text:p text:style-name="P47"/>
      <text:p text:style-name="P47">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0">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0">Тумбочка.</text:span> Листок… <text:span text:style-name="T70">Тумбочка! Я охватываю вниманием тумбочку. Красивая тумбочка с выпуклым рисунком луны на дверце. Старательным таким рисунком луны с тремя кратерами и светлым полумесяцем по правому краю. Сила струится через меня и упирается во что-то большое и тяжёлое. </text:span><text:span text:style-name="T71">Всё пошло не так. Не могу уловить точку концентрации. Сила приложена к чему-то большему, чем лист бумаги. К чему-то неизмеримо большему. </text:span><text:span text:style-name="T70">Да хер с ней, с бумажкой! Тумбочка с луной! Поднимаю! Блин, она реально тяжёлая! Но у меня получается, я чувствую это! Она поддаётся! Й-о-о!!! Вот это силища! Ура! </text:span><text:span text:style-name="T71">Сила уходит бесконтрольно. Нужно прервать урок. Нет! Нет! О-О-О-О-О, НЕ-Е-Е-Е-Е-Т!!!</text:span></text:p>
      <text:p text:style-name="P72"/>
      <text:p text:style-name="P47">…</text:p>
      <text:p text:style-name="P47"/>
      <text:p text:style-name="P47">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7">Тумбочка стояла на месте, не сдвинувшись ни на волос.</text:p>
      <text:p text:style-name="P47">С улицы доносились возгласы удивления, страха и ожесточённые споры. Я подошёл к окну и выругался ещё сильнее.</text:p>
      <text:p text:style-name="P47">По голубому небу к дневному светилу взмывала луна.</text:p>
      <text:p text:style-name="P47"/>
      <text:p text:style-name="P47">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7">Я бросился к постели и стал что есть силы тормошить бесчувственную аликорницу.</text:p>
      <text:p text:style-name="P47">– Вставай! Эй, вставай, твоё высочество! Беда! Там сейчас<text:span text:style-name="T11"> л</text:span>уна в солнце врежется!</text:p>
      <text:p text:style-name="P47">Аликорница что-то невнятно говорила себе под нос, но глаз не открывала. Я вслушался в её бормотание.</text:p>
      <text:p text:style-name="P47"/>
      <text:p text:style-name="P47">– …всегда говорила, что сестра не умеет пить…</text:p>
      <text:p text:style-name="P47"/>
      <text:p text:style-name="P47">Проклятье! Эту кобылу можно разбудить только ведром воды!</text:p>
      <text:p text:style-name="P47">Вода! Я бросил взгляд на тумбочку. Нет, стакан пуст.</text:p>
      <text:p text:style-name="P72"><text:soft-page-break/>Ох, нет! Нет-нет-нет!!!</text:p>
      <text:p text:style-name="P72">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2">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2"/>
      <text:p text:style-name="P47">Я бросился к окну, намереваясь позвать кого-нибудь на помощь. И замер с отвалившейся челюстью.</text:p>
      <text:p text:style-name="P47">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7">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7">«С-Е-Л-Е-С-Т-И-Я … — … П-И-З-…» </text:p>
      <text:p text:style-name="P47"/>
      <text:p text:style-name="P47">– ЧТО ТУТ ПРОИСХОДИТ???</text:p>
      <text:p text:style-name="P47">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7">– Мы …э-э-э… изучали левитацию предметов посредством переплетения сознаний. – промямлил я наконец. – Кажись, я чего-то накосячил.</text:p>
      <text:p text:style-name="P47">Тёмная аликорница перевела взгляд на Селестию, всё так же лежащую на постели разметав крылья, и прочистила горло.</text:p>
      <text:p text:style-name="P47">–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7">Белоснежная аликорница чуть шевельнула крыльями и натянула одеяло на голову.</text:p>
      <text:p text:style-name="P47">– Уйдите все… – пробормотала Селестия сквозь одеяло. – Я умираю.</text:p>
      <text:p text:style-name="P47"/>
      <text:p text:style-name="P47">«-ДА» — мельком прочитал я окончание текста, появившееся на спутнике.</text:p>
      <text:p text:style-name="P47">Тёмная аликорница проследила мой взгляд и ухмыльнулась.</text:p>
      <text:p text:style-name="P47">–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7">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7">–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7">Я, конечно, побаивался тёмной фурии, но её отношение ко мне задело меня за живое.</text:p>
      <text:p text:style-name="P47">– Эй, что ты там про улитку сказала? Я ведь не напрашивался, в конце-концов! Я оказался тут с твоей помощью, в том числе!</text:p>
      <text:p text:style-name="P47"><text:soft-page-break/>Луна не удостаивая меня взглядом, прошествовала к выходу, попутно нажав кнопку экстренного вызова.</text:p>
      <text:p text:style-name="P47">–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7">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7">–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7">Передо мной захлопнулась дверь в палату.</text:p>
      <text:p text:style-name="P47">Ну охренеть! Я же ещё и виноват!</text:p>
      <text:p text:style-name="P47"/>
      <text:h text:style-name="P143" text:outline-level="2">6. Нерадивый ученик - 2</text:h>
      <text:p text:style-name="P35"/>
      <text:p text:style-name="P35">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5">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5">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5">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7"><text:span text:style-name="T1">– </text:span>А-а-апчхииии! – раздалось прямо у меня под ногами.</text:p>
      <text:p text:style-name="P47">–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7">– Ты кто? – машинально спросил я.</text:p>
      <text:p text:style-name="P47">– Индиго. – ответили глаза.</text:p>
      <text:p text:style-name="P47">Ответ не прояснил ситуацию ни на йоту, так что я продолжил.</text:p>
      <text:p text:style-name="P47">– А чего ты под лавкой делаешь?</text:p>
      <text:p text:style-name="P47">– Прячусь.</text:p>
      <text:p text:style-name="P47">Похоже, ты встретился с Капитаном Очевидность, Анон! Поняв, что расспросами ничего не добьёшься, я предложил прямо:</text:p>
      <text:p text:style-name="P47">– Может, ты вылезешь? Меня можно не бояться. Я не страшный.</text:p>
      <text:p text:style-name="P47">Под лавкой началась <text:s/>возня и сопение, потом наружу вылез жеребёнок-единорог насыщенного синего цвета.</text:p>
      <text:p text:style-name="P47">– А я тебя вовсе и не боюсь. Вот ещё! Я в прятки играла.</text:p>
      <text:p text:style-name="P47"><text:soft-page-break/>–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7">– Ничо страшного! – малютка вытерла нос. – Меня всё равно искать некому.</text:p>
      <text:p text:style-name="P47">– Это как? Ты же с кем-то в прятки играешь? – продолжал допытываться я.</text:p>
      <text:p text:style-name="P47">– Сама с собой и играю. – хмуро ответила кобылка. – А тебе чего, дяденька?</text:p>
      <text:p text:style-name="P47">Поняв, что жеребёнок не настроен на беседу, я пожал плечами <text:s/>и повернулся было уходить.</text:p>
      <text:p text:style-name="P47">– Эээ, гм-м…</text:p>
      <text:p text:style-name="P47">Я повернулся обратно.</text:p>
      <text:p text:style-name="P47">– Что?</text:p>
      <text:p text:style-name="P47">Единорожка ковыряла копытом землю и шмыгала носом, не смотря на меня. Я терпеливо ждал.</text:p>
      <text:p text:style-name="P47">– Дяденька, а ты не мог бы спросить принцессу Селестию, куда девалась Шейла Блюскай? А то мне играть не с кем.</text:p>
      <text:p text:style-name="P47">– При случае спрошу. Если встречу.</text:p>
      <text:p text:style-name="P47">Малютка шмыгнула.</text:p>
      <text:p text:style-name="P47">– Встретишь, канешн! Скажи ей, что у меня сегодня день рождения, и я здоровски обиделась, когда Шейла на него не пришла!</text:p>
      <text:p text:style-name="P47"><text:s/>Такая уверенность кобылки меня заинтриговала. Я пригляделся к жеребёнку повнимательнее. Да нет, вроде, раньше её не встречал.</text:p>
      <text:p text:style-name="P47">– Позволь поинтересоваться, откуда у тебя такая уверенность, что я встречусь с Селестией? Я ей, знаешь ли, свиданий не назначаю.</text:p>
      <text:p text:style-name="P47">– Да ладно-о-о, брось заливать-то! – скептически протянуло юное создание. – Все знают, что вы встречаетесь. Вот и спроси её, пажалста, когда увидишь.</text:p>
      <text:p text:style-name="P47"/>
      <text:p text:style-name="P47">Та-а-ак!</text:p>
      <text:p text:style-name="P47"/>
      <text:p text:style-name="P47">– Кто это «все»?</text:p>
      <text:p text:style-name="P47">– Ну, прислуга, стража, мой па…</text:p>
      <text:p text:style-name="P47"/>
      <text:p text:style-name="P47">Ох! Во что же это такое ты вляпался, Анон? За кого они тебя, чёрт побери, принимают?</text:p>
      <text:p text:style-name="P47"/>
      <text:p text:style-name="P47">Я присел на лавочку и наклонился пониже, чтобы наши головы были на одном уровне.</text:p>
      <text:p text:style-name="P47">– А твоего «па» не смущает, что я и Селестия м-м-м… немного разных видов? Точнее, совсем разных?</text:p>
      <text:p text:style-name="P47">– И чо? – без малейшего замешательства спросила кроха.</text:p>
      <text:p text:style-name="P47">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7">–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7">–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7"><text:soft-page-break/>– <text:s/>Кха-кхе-гррхмм!!! Э-э-э… м-м-м… ну-у-у…</text:p>
      <text:p text:style-name="P47">У меня в голове произошло короткое замыкание. Слова пропали. Уши начали гореть.</text:p>
      <text:p text:style-name="P47">– <text:s/>Как, ты говоришь, тебя зовут? – в конце-концов выдавил осипшим голосом я, стараясь перевести тему. – Про чей день рождения я должен рассказать?</text:p>
      <text:p text:style-name="P47">–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7">У меня в мозгах зажглась лампочка.</text:p>
      <text:p text:style-name="P47">– Постой-постой, не части. Твой отец, случайно, не Хорст Мэдтроттер?</text:p>
      <text:p text:style-name="P47">– Агась. А ты откудова знаешь?</text:p>
      <text:p text:style-name="P47">– Да так, один пони сказал. – я полез за пазуху и достал красную коробочку. – Вот тебе подарок.</text:p>
      <text:p text:style-name="P47">–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7">– Вообще-то, это не мой подарок. Его просил передать один старик, Норф Каррус из каретной мастерской.</text:p>
      <text:p text:style-name="P47">– Аааа, знаю его! Мы с Шейлой ходили к нему играть, пока она не пропала. У Норфа здоровски интересно!</text:p>
      <text:p text:style-name="P47">Индиго открыла коробочку. Внутри на подстилке из опилок лежала крохотная модель колесницы в мельчайших подробностях.</text:p>
      <text:p text:style-name="P47">– Ух ты! – благоговейно прошептала Индиго. – Королева Лорен! Я даже управляла ею немножко.</text:p>
      <text:p text:style-name="P47">– Как ею можно управлять, если она не запряжена? Уж не Норф ли таскал её? – усомнился я.</text:p>
      <text:p text:style-name="P47">– Она без упряжи только взад-вперёд не может ездить. А вверх-вниз может! Мне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7">Я остался сидеть в полнейшем замешательстве.</text:p>
      <text:p text:style-name="P47"/>
      <text:p text:style-name="P48">***</text:p>
      <text:p text:style-name="P47"/>
      <text:p text:style-name="P58">…после Великого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7"/>
      <text:p text:style-name="P47">В дверях библиотеки появился знакомый силуэт.</text:p>
      <text:p text:style-name="P47">– Привет, твоё высочество! Тебя уже выпустили, или опять от докторов смылась?</text:p>
      <text:p text:style-name="P47">Аликорница прошла в комнату и устало уселась рядом со мной.</text:p>
      <text:p text:style-name="P47"><text:soft-page-break/>–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он немедленно предоставил мне три часа свободы в день.</text:p>
      <text:p text:style-name="P47">Я с подозрением посмотрел на Селестию. Когда-то я уже видел эту улыбочку на хитрой роже.</text:p>
      <text:p text:style-name="P47">–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7">– Вот ещё! – возмущению Селестии не было предела. Аликорница встала и демонстративно повернулась ко мне задом.</text:p>
      <text:p text:style-name="P47">–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7">Я подёргал замок на накрупнике. Таки не врёт.</text:p>
      <text:p text:style-name="P47">– Убедился? Вообще-то, твоё недоверие меня оскорбляет. Ни один пони так бы себя не вёл со мной.</text:p>
      <text:p text:style-name="P47">Селестия улеглась возле кресла и надулась. Я усмехнулся.</text:p>
      <text:p text:style-name="P47">– Разумеется, твои подданные вели бы себя с большим пиететом. Но я же не твой подданный, твоё высочество!</text:p>
      <text:p text:style-name="P47">Аликорница вскинула копыто к виску.</text:p>
      <text:p text:style-name="P47">– Ох, да, я всё забываю! Извини.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7">– Окей, как хочешь. Никаких больше высочеств.</text:p>
      <text:p text:style-name="P47">–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7">Селестия сморщила нос в улыбке и спросила, прикрывшись крылом:</text:p>
      <text:p text:style-name="P47">– К слову, а что говорят мои подданные про нас? Что означает «чёрте-что»?</text:p>
      <text:p text:style-name="P47">Я вспомнил разговор с Индиго и почувствовал, как снова начинают гореть уши.</text:p>
      <text:p text:style-name="P47">– Чёрте-что — это значит «ерунда». Большая ерунда.</text:p>
      <text:p text:style-name="P47">– Оу, как интересно! – Селестия приблизила ко мне морду и повернула уши. – Расскажи-ка поподробнее. Я вся во внимании.</text:p>
      <text:p text:style-name="P47">–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7">Аликорница, широко раскрыв глаза, медленно тянула ко мне морду. Наконец, когда наши носы почти соприкоснулись, она не выдержала.</text:p>
      <text:p text:style-name="P47">– А-ха-ха-ха-ха-ха-ха!!! О-у-у-у-у-у-ха-ха-ха! И-и-и-и-ха-ха-ха! – Селестия перевернулась на спину и дёргала от смеха копытами.</text:p>
      <text:p text:style-name="P47">– <text:s/>Очень смешно! Ей говорят, что она подозревается в сексуальных извращениях, а она регочет! Мне-то пофиг, а тебе ещё править придётся!</text:p>
      <text:p text:style-name="P47">– <text:s/>И-и-и-зви-и-и-ни-и-и, Анон, не-мо-гу-у-у-у… Ох! Давненько я так не смеялась! Лет двести — так точно!</text:p>
      <text:p text:style-name="P47">Я потянул её за копыто и перевернул обратно на живот.</text:p>
      <text:p text:style-name="P47">– Что смешного-то?</text:p>
      <text:p text:style-name="P47">Аликорница вытерла крылом выступившие слёзы и объяснила:</text:p>
      <text:p text:style-name="P47"><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7">– Ты не видишь ничего странного в межвидовых спариваниях? – охренел я. – Куда я, блядь, попал???</text:p>
      <text:p text:style-name="P47">Селестия развернула моё кресло к себе и задумчиво посмотрела мне в глаза снизу вверх.</text:p>
      <text:p text:style-name="P47">– Очевидно, мне стоит рассказать тебе, Анонимус, откуда произошли пегасы и единороги.</text:p>
      <text:p text:style-name="P47"/>
      <text:p text:style-name="P47">– 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7">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7">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7">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7">– А как выглядят сами истинные единороги? – спросил я.</text:p>
      <text:p text:style-name="P47">–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7">– Ха! – ответил я. – В моём мире они также известны. Правда, как несуществующий, сказочный вид.</text:p>
      <text:p text:style-name="P47">–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7">– Хм. А что было дальше?</text:p>
      <text:p text:style-name="P47">–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47">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7">Селестия встала и принялась по очереди поднимать ноги, разминая суставы. Потом направилась к выходу. У двери аликорница обернулась ко мне.</text:p>
      <text:p text:style-name="P47">– Сто лет не гуляла по парку. Составишь мне компанию?</text:p>
      <text:p text:style-name="P47">Я поднялся с кресла, гадая, шутила Селестия про сто лет, или нет?</text:p>
      <text:p text:style-name="P47"><text:soft-page-break/></text:p>
      <text:p text:style-name="P48">***</text:p>
      <text:p text:style-name="P47"/>
      <text:p text:style-name="P47">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7">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7">– Ну что? Догонялки?</text:p>
      <text:p text:style-name="P47">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7"/>
      <text:p text:style-name="P47">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7">– Анон?..</text:p>
      <text:p text:style-name="P47">Я намеренно не оборачивался на шелест кустов за спиной. Нерешительное топтание на месте сменилось шагами. На меня упала тень.</text:p>
      <text:p text:style-name="P47">–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7">Обида и разочарование в голосе аликорницы были столь искренними, что я рассмеялся.</text:p>
      <text:p text:style-name="P47">–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7">За спиной раздался стон.</text:p>
      <text:p text:style-name="P47">–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7"/>
      <text:p text:style-name="P47">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7"/>
      <text:p text:style-name="P47">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7">– Расслабься, Анонимус. Позволь мне избавить тебя от недугов.</text:p>
      <text:p text:style-name="P47">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7">– Засыпай, Анон. Когда ты проснёшься, ты будешь чувствовать себя намного лучше. Целительство — не моя специализация, но кое-что мне по силам.</text:p>
      <text:p text:style-name="P47"><text:soft-page-break/></text:p>
      <text:p text:style-name="P47">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7">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7"/>
      <text:p text:style-name="P47">…</text:p>
      <text:p text:style-name="P58"/>
      <text:p text:style-name="P58">– Эй, мужик, тебе плохо?</text:p>
      <text:p text:style-name="P58">На меня озабоченно уставилась парочка, ещё недавно сидевшая ко мне спиной на скамейке.</text:p>
      <text:p text:style-name="P58">Я принял сидячее положение, беспомощно хлопая глазами. Что? Где? Как?</text:p>
      <text:p text:style-name="P58">– Сам домой доберёшься? Может, вызвать скорую?</text:p>
      <text:p text:style-name="P58">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8">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8">Я перегнулся через перила и меня стошнило.</text:p>
      <text:p text:style-name="P58">Красавец! Мало тебе проблем с сердцем, так ты и печень, похоже, гробанул. Молодец, Анон, пей дальше!</text:p>
      <text:p text:style-name="P58">Спустившись в квартиру, я лёг на диван, натянул наушники и закрыл глаза.</text:p>
      <text:p text:style-name="P58">К чёрту всё, кроме Пинк Флойдов!</text:p>
      <text:p text:style-name="P47"/>
      <text:p text:style-name="P47">…</text:p>
      <text:p text:style-name="P47"/>
      <text:p text:style-name="P47">– Анонимус? Просыпайся же!</text:p>
      <text:p text:style-name="P47">Копыто энергично растирало мне грудь круговыми движениями. Селестия встревоженно склонилась ко мне.</text:p>
      <text:p text:style-name="P47">– Ты испугал меня, Анон! Твоя кожа по цвету сейчас не сильно отличается от моей шерсти — настолько ты бледный. Как ты себя чувствуешь?</text:p>
      <text:p text:style-name="P47">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7">– Как?.. – я не мог отыскать подходящих слов, чтобы высказать обуревавшие меня чувства. Из глаз потекли слёзы радости.</text:p>
      <text:p text:style-name="P47">–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text:soft-page-break/>зебринские ритуалы <text:span text:style-name="T11">заместительной терапии несмотря на крайне скептическое к ним отношение сестры.</text:span></text:p>
      <text:p text:style-name="P35">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5"/>
      <text:p text:style-name="P35">Охренеть! Как новенький! Да что там <text:span text:style-name="T1">— я и есть новенький! Крутотень!</text:span></text:p>
      <text:p text:style-name="P47"/>
      <text:p text:style-name="P47">– Анонимус, прекращай висеть на ветке! – со смехом произнесла Селестия и опять закашлялась. – Нам нужно торопиться. Кое-кто ждёт нас.</text:p>
      <text:p text:style-name="P47">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7">Хм. Совпадение? Нет, вряд ли, мою попытку она видеть не могла, у неё же нет глаз на затылке.</text:p>
      <text:p text:style-name="P47">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7">Ах ты ж!!!</text:p>
      <text:p text:style-name="P47">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7">–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7">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7"/>
      <text:p text:style-name="P47">И очень скоро передо мной начала вычерчиваться проблема. Очень хорошо так вычерчиваться.</text:p>
      <text:p text:style-name="P47"/>
      <text:p text:style-name="P47">Ко мне пришло неудобное чувство. Магия аликорницы подарила мне вторую юность, а вместе с ней и…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7">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7">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7">– Мы на месте, Анонимус! Луна ждёт нас.</text:p>
      <text:p text:style-name="P47"/>
      <text:p text:style-name="P47">Луна? Вот уж с кем бы я хотел встречаться меньше всего!</text:p>
      <text:p text:style-name="P47"><text:soft-page-break/>Мы вышли на небольшую полянку, окружённую кипарисами. В центре стояла тёмная аликорница и хмуро смотрела на нас.</text:p>
      <text:p text:style-name="P47">–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7">–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7">Аликорны повернулись ко мне. Мне стало дико неуютно. Седалище возопило об опасности.</text:p>
      <text:p text:style-name="P47">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7">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7"/>
      <text:p text:style-name="P47">Разумеется, я сдался. Ох, Анон, почему ты такой лопух?</text:p>
      <text:p text:style-name="P47"/>
      <text:p text:style-name="P47">– Готов ли ты проследовать с Нами, Анонимус, и обучиться древнему искусству снопроходчества? – склонила голову в вопросе Луна.</text:p>
      <text:p text:style-name="P47">Я сглотнул и коротко кивнул.</text:p>
      <text:p text:style-name="P47">– Тогда следуй за Нами!</text:p>
      <text:p text:style-name="P47">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7"/>
      <text:p text:style-name="P48">***</text:p>
      <text:p text:style-name="P47"/>
      <text:p text:style-name="P47">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7">Луна остановилась.</text:p>
      <text:p text:style-name="P47">–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7">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7">Окей, я пошёл!</text:p>
      <text:p text:style-name="P47">Я надавил дверь и уверенно шагнул в светящийся проём.</text:p>
      <text:p text:style-name="P47"/>
      <text:p text:style-name="P47">БЛЯ-А-А-А-А-А-А-А-А-А-А-А-А!!!</text:p>
      <text:p text:style-name="P47"/>
      <text:p text:style-name="P47"><text:soft-page-break/>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7">Осмотреться я не успел — очертания пещеры расплылись и резкий переход от полутьмы к яркому свету заставил меня закрыть глаза.</text:p>
      <text:p text:style-name="P47">– Опять я чего-то накосячил! Блядь, как меня это уже заебало! – выругался я в сердцах.</text:p>
      <text:p text:style-name="P47">– Что означает «заебало», дядя? – спросил меня тоненький голосок.</text:p>
      <text:p text:style-name="P47">– Уело. Достало. Надоело в высшей степени. – по инерции ответил я. После чего открыл глаза.</text:p>
      <text:p text:style-name="P47"/>
      <text:p text:style-name="P47">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7">– Кхм!</text:p>
      <text:p text:style-name="P47">Я опустил глаза.</text:p>
      <text:p text:style-name="P47">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7">«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7">– Эмм… Как тебя зовут, малыш?</text:p>
      <text:p text:style-name="P47">– Агамемнон. – важно ответила кроха. – И я не малыш! Я — древнейший дракон из живущих! Торч ещё из яйца не вылупился, когда я уже обрёл мудрость.</text:p>
      <text:p text:style-name="P47">Я смерил дракончика взглядом и снисходительно улыбнулся.</text:p>
      <text:p text:style-name="P47">– Мой сон! – насупился дракончик. – Как хочу, так и снюсь!</text:p>
      <text:p text:style-name="P47">Я начал догадываться.</text:p>
      <text:p text:style-name="P47">–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7">–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7">Я смутился.</text:p>
      <text:p text:style-name="P47">–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7">Дракончик почесал лопаткой гребень на голове и ответил:</text:p>
      <text:p text:style-name="P47">–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text:soft-page-break/>сжирало. Нет, я не люблю Откровение. – помотал отрицательно головой дракончик для вящей убедительности.</text:p>
      <text:p text:style-name="P47">– Что за «Чёрный Экран»? – продолжил допытываться я.</text:p>
      <text:p text:style-name="P47">Дракончик насупился.</text:p>
      <text:p text:style-name="P47">–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7">Я хлопнул себя ладонью по лбу.</text:p>
      <text:p text:style-name="P47">– Ой, извини! Я — Анонимус. Прилетел из далёких краёв по приглашению принцессы Селестии.</text:p>
      <text:p text:style-name="P47">Кроха насупилась ещё больше.</text:p>
      <text:p text:style-name="P47">–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7">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7">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7">А прямо подо мной, на выступе той же скалы, на которой стоял я, раскинулся Кантерлот…</text:p>
      <text:p text:style-name="P47">– <text:span text:style-name="T23">ТЕПЕРЬ ТЫ ПОНИМАЕШЬ, ЧТО НЕ МОГУ ЛЮБИТЬ Я ТЕХ, КТО СРЫЛ ГНЕЗДО МОЁ ПОЧТИ ДО ОСНОВАНИЯ?</text:span> – громыхнуло у меня в ухе, я аж подпрыгнул.</text:p>
      <text:p text:style-name="P47">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7">– <text:span text:style-name="T23">И ТЫ ЖЕЛАЕШЬ, ЧТОБ Я ОТКРЫЛ ТЕБЕ ТАЙНУ ЧЁРНОГО ЭКРАНА? ТЕБЕ, ПРИЯТЕЛЮ НАДОЕДЛИВЫХ ПОНИ? ПРИЯТЕЛЮ ГНУСНОЙ ПРОВОЗВЕСТНИЦЫ СОЛНЦА?</text:span></text:p>
      <text:p text:style-name="P50">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7">– <text:span text:style-name="T23">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7">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7">Я закрыл лицо руками и<text:span text:style-name="T57"> </text:span>выбрал единственный способ выиграть несколько секунд жизни — спрыгнул со скалы вниз, к Кантерлоту.</text:p>
      <text:p text:style-name="P68">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7">Чуть раздвинув пальцы, я взглянул на обстановку — и тут же снова сжал их что есть мочи. Надо мной стояла разъярённая Луна.</text:p>
      <text:p text:style-name="P47">– НЕУЖЕЛИ ТАК ТРУДНО В ТОЧНОСТИ ПОВТОРЯТЬ ЗА НАМИ, КАК МЫ И ПРОСИЛИ?!! НЕУЖЕЛИ ТАК ТРУДНО ОТКРЫВАТЬ ДВЕРЬ В СНОВИДЕНИЕ НА СЕБЯ, А НЕ ОТ СЕБЯ?!! <text:soft-page-break/>НЕУЖЕЛИ ТАК ТРУДНО НЕ ПРОВАЛИВАТЬСЯ В ЧУЖИЕ СНЫ? ПРОСНИСЬ АГАМЕМНОН — И БУДУЩЕЕ ВСЕГО КАНТЕРЛОТА БЫЛО БЫ ПОД ВОПРОСОМ!</text:p>
      <text:p text:style-name="P47">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7">–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7">Постояв ещё немного и не добившись от меня ни звука, Луна вздохнула.</text:p>
      <text:p text:style-name="P47">– Следуй за Нами, примат! Нам нужно вернуть тебя Сестре.</text:p>
      <text:p text:style-name="P47"/>
      <text:h text:style-name="Heading_20_2" text:outline-level="2">7. Ж<text:span text:style-name="T1">аркий пикник</text:span></text:h>
      <text:p text:style-name="P47"/>
      <text:p text:style-name="P47">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7">– Он что-то говорил про Чёрный Экран. Про то, что Откровение пожирает пони. А потом захотел меня сжечь. К счастью, вовремя подоспела Луна.</text:p>
      <text:p text:style-name="P47">Селестия виновато прижала уши к голове и отвернулась.</text:p>
      <text:p text:style-name="P47">–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7">–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7">Аликорница мягко рассмеялась. Я пожал плечами.</text:p>
      <text:p text:style-name="P47">–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7">Селестия вздохнула.</text:p>
      <text:p text:style-name="P47">–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7">Аликорница с печалью отвернулась. Она лежала вполоборота ко мне, чуть отстранив хвост, и я почувствовал возвращение вчерашней проблемы.</text:p>
      <text:p text:style-name="P47">Нет! Только не это!!! Проклятье! Воздух тут порченый, что ли? Я отвёл глаза и стал вспоминать в уме таблицу умножения.</text:p>
      <text:p text:style-name="P47">Дваждыдва четыре. Дваждытри шесть. Дваждычетыре… У-у-у-у-у… Восемьсполовиной… Почему доктор Плантаго, так его разэтак, сделал накрупник таким <text:span text:style-name="T20">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7">–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7"><text:soft-page-break/>Жжение в паху усиливалось. Я заёрзал на месте, стараясь скрыть постыдный аспект. Селестия с удивлением взглянула на меня.</text:p>
      <text:p text:style-name="P47">– Анонимус, …?</text:p>
      <text:p text:style-name="P47">Я стремительно сунул голову в пруд. Мне казалось, вода сейчас закипит от моих пылающих ушей.</text:p>
      <text:p text:style-name="P47">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7">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7">Я высунул голову из воды, отфыркиваясь по-собачьи. О-о-о-о-о! Так намного лучше! Холодная вода сохранит твои нравственные устои, Анон!</text:p>
      <text:p text:style-name="P47">– Анонимус, с тобой всё в порядке? – обеспокоенно спросила Селестия. – Ты выглядишь несколько… возбуждённым?</text:p>
      <text:p text:style-name="P47">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ы всё равно уже неоднократно выставлял себя тут клоуном. Одним разом больше, одним меньше — какая, к чёрту, разница?</text:p>
      <text:p text:style-name="P47">–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7">–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7">–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7">Я фейспалмнул.</text:p>
      <text:p text:style-name="P47">– Забудь, принцесса. Просто забудь. Это была неудачная шутка.</text:p>
      <text:p text:style-name="P47">Аликорница взглянула на меня с нечитаемым выражением на морде и поднялась.</text:p>
      <text:p text:style-name="P47">–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7"/>
      <text:p text:style-name="P48">***</text:p>
      <text:p text:style-name="P26"/>
      <text:p text:style-name="P47">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7">– Как же давно я тут не была… О, небо, как тут всё изменилось! Право,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следом за мной и улеглась возле валуна.</text:p>
      <text:p text:style-name="P47">–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7">Селестия грустно засмеялась своим мыслям.</text:p>
      <text:p text:style-name="P47"><text:soft-page-break/>–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7">Я уселся на траву напротив аликорницы и расстелил скатерть.</text:p>
      <text:p text:style-name="P47">– А о чём ты грустила?</text:p>
      <text:p text:style-name="P47">Селестия вздохнула.</text:p>
      <text:p text:style-name="P47">–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7">Я настороженно посмотрел на аликорницу.</text:p>
      <text:p text:style-name="P47">– Но ты не выглядишь сумасшедшей.</text:p>
      <text:p text:style-name="P47">–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7"/>
      <text:p text:style-name="P47">Селестия отпила из чашки и задумалась.</text:p>
      <text:p text:style-name="P47"/>
      <text:p text:style-name="P47">– 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7">Селестия вытянула шею и положила голову на траву.</text:p>
      <text:p text:style-name="P47">–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57">любви</text:span> начинаешь понимать только тогда, когда <text:span text:style-name="T57">е</text:span>ё почти не остаётся.</text:p>
      <text:p text:style-name="P47">Я уловил некоторую нестыковку в словах Селестии.</text:p>
      <text:p text:style-name="P47">–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7">Селестия задумалась, машинально ковыряя копытом ямку под валуном.</text:p>
      <text:p text:style-name="P47">–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7">– А Дискорд? Он, вроде, не моложе вас. Тем-не-менее, он определённо «подъезжал» к Луне тогда, в развалинах.</text:p>
      <text:p text:style-name="P47">Селестия саркастически фыркнула.</text:p>
      <text:p text:style-name="P47"><text:soft-page-break/>–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7">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7"/>
      <text:p text:style-name="P58">День 137344</text:p>
      <text:p text:style-name="P58">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8">…</text:p>
      <text:p text:style-name="P58">День 287651</text:p>
      <text:p text:style-name="P58">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8">…</text:p>
      <text:p text:style-name="P58">День 364886</text:p>
      <text:p text:style-name="P58">О небо, как я мечтаю, чтобы это поскорее закончилось! Сестра, приди скорей!</text:p>
      <text:p text:style-name="P47"/>
      <text:p text:style-name="P47">Селестия со вздохом захлопнула книгу и вернула её на место.</text:p>
      <text:p text:style-name="P47">–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7">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7">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7">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7">–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7">Селестия мелодично рассмеялась.</text:p>
      <text:p text:style-name="P47">–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7">Селестия вскочила с места.</text:p>
      <text:p text:style-name="P47">– АЙ-Я-Я-Я-Я-Й!</text:p>
      <text:p text:style-name="P47">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7"><text:soft-page-break/>–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7">Аликорница подпрыгнула и, взбрыкнув, начала кружиться в обратную сторону.</text:p>
      <text:p text:style-name="P47">Это было до того забавно, что я неприлично заржал.</text:p>
      <text:p text:style-name="P47">– Вот нечего землю ковырять там, где не надо! Стой!!! – я схватил её за хвост, останавливая. Затем осторожно завёл руку под накрупник.</text:p>
      <text:p text:style-name="P47"/>
      <text:p text:style-name="P47">…</text:p>
      <text:p text:style-name="P47"/>
      <text:p text:style-name="P47">–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7">– Да ладно! Мне это ничего не стоило.</text:p>
      <text:p text:style-name="P47">Я вытащил руку из-под накрупника. Селестия прижала уши к голове и с обидой покосилась на меня.</text:p>
      <text:p text:style-name="P47">– Анонимус! Ты убрал муравьёв отнюдь не отовсюду! Некоторые участки ты обошёл.</text:p>
      <text:p text:style-name="P47">Я застыл на месте.</text:p>
      <text:p text:style-name="P47">О боги! Неужели она имеет ввиду..? Жжение в паху возобновилось с новой силой, заглушая все соображения о возрасте Селестии.</text:p>
      <text:p text:style-name="P47">– Принцесса… Я старался не наглеть. – пролепетал я чуть живой.</text:p>
      <text:p text:style-name="P47">Селестия глубоко вздохнула и повернула ко мне голову.</text:p>
      <text:p text:style-name="P47">–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7">Я покрылся потом. Аликорница отвернулась от меня и стояла ровно, ожидая от меня действий.</text:p>
      <text:p text:style-name="P47">– Т-ты хочешь, чтобы я…</text:p>
      <text:p text:style-name="P47">– Да! – твёрдо сказала Селестия. – Прогони их и там, куда боишься касаться. Не останавливайся. Мне нужна твоя помощь.</text:p>
      <text:p text:style-name="P47">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7">Стараясь унять дрожь, я снова просунул руку под накрупник и коснулся святая-святых…</text:p>
      <text:p text:style-name="P47"/>
      <text:p text:style-name="P47">…</text:p>
      <text:p text:style-name="P47"/>
      <text:p text:style-name="P47">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text:soft-page-break/>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 И нечитаемые взгляды аликорницы, которые она время от времени бросала в мою сторону, никак не помогали в этом.</text:p>
      <text:p text:style-name="P47">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до посинения, Анонимус, и будет тебе счастье!!!</text:p>
      <text:p text:style-name="P47">– Благодарю тебя, мой друг! – Селестия чуть кивнула мне, показывая, что ей достаточно. – Ты спас меня, Анонимус!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7">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7">Принцесса уже скрылась за густым можжевельником, когда мне пришла в голову мысль, заставившая меня ожесточённо чесать затылок.</text:p>
      <text:p text:style-name="P47">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7">Гм. Надо будет почитать про технику телепортации. Наверняка ты чего-то не учёл, Анон.</text:p>
      <text:p text:style-name="P47"/>
      <text:h text:style-name="P143" text:outline-level="2">8. Стыд</text:h>
      <text:p text:style-name="P133"/>
      <text:p text:style-name="P58">~~~ Завтра на семь в библиотеке. Селестия ~~~</text:p>
      <text:p text:style-name="P58"/>
      <text:p text:style-name="P47">–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Неж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7">Норф носился по мастерской, окрылённый новообретённым учеником.</text:p>
      <text:p text:style-name="P47">–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7">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7">–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об заклад. А на следующий день прибегает, значит, Клифф с бутылкой, и — бух мне в ноги! Откуда, говорит, ты знал, <text:soft-page-break/>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7">Я посмотрел на часы. До семи оставалось двадцать минут — как раз, чтоб успеть дойти до библиотеки. Я намеренно уронил на пол тяжёлый рашпиль.</text:p>
      <text:p text:style-name="P47">– На сегодня довольно. Я ж вижу, ты торопишься. – заметил Норф, просыпаясь.</text:p>
      <text:p text:style-name="P47">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7">Я закрыл пенал и сунул его во внутренний карман куртки.</text:p>
      <text:p text:style-name="P47">– Завтра будешь? – спросил Норф. – Надо бы закончить заказ из <text:s/>Троттингема.</text:p>
      <text:p text:style-name="P47">– В это же время. – подтвердил я.</text:p>
      <text:p text:style-name="P47"/>
      <text:p text:style-name="P48">***</text:p>
      <text:p text:style-name="P47"/>
      <text:p text:style-name="P47">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7">– Здрасьте!</text:p>
      <text:p text:style-name="P47">Аликорница не ответила, всматриваясь в глобус.</text:p>
      <text:p text:style-name="P47">– Привет, говорю! – я подошёл вплотную и легонько похлопал её по холке.</text:p>
      <text:p text:style-name="P47">– А, это ты, Анонимус? Приветствую тебя. – аликорница, наконец, оторвалась от разноцветной сферы. – Как осваиваешься?</text:p>
      <text:p text:style-name="P47">– Нормально осваиваюсь. Работу себе нашёл. К <text:s/>Норфолку Каррусу в ученики записался.</text:p>
      <text:p text:style-name="P47">–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7">–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7">– О, да, уже пять дней. Так здорово снова чувствовать свои мышцы! Корсет был ужасен.</text:p>
      <text:p text:style-name="P47">Аликорница прошлась передо мной с раскрытыми крыльями, демонстрируя восстановленную работоспособность.</text:p>
      <text:p text:style-name="P47">– Ну что же, и я рад за тебя. – я отвернулся, присел на край стола и стал изучать потолок. – Зачем вызывала?</text:p>
      <text:p text:style-name="P47">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7">– Ты сердишься?</text:p>
      <text:p text:style-name="P47"><text:soft-page-break/>Её ресницы щекотали мне щёку. Я отодвинул её морду от лица и сказал скучающим тоном:</text:p>
      <text:p text:style-name="P47">– Та не, с чего бы? За что мне на тебя сердиться?</text:p>
      <text:p text:style-name="P47">– Но ты ведёшь себя как чужой. Как будто мы незнакомы. Ещё чуть-чуть, и ты станешь называть меня «Ваше Высочество»!</text:p>
      <text:p text:style-name="P47">Меня прорвало.</text:p>
      <text:p text:style-name="P47">–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в парке,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7">Я вытащил из заднего кармана брюк смятую записку с королевскими вензелями и бросил её под ноги Селестии.</text:p>
      <text:p text:style-name="P47">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7">Наконец Селестия развернулась и глубоко выдохнула.</text:p>
      <text:p text:style-name="P47">–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 Анонимус!</text:p>
      <text:p text:style-name="P47">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был ты сам, Анон?</text:p>
      <text:p text:style-name="P47">Я подошёл к аликорнице и прикоснулся к её шее.</text:p>
      <text:p text:style-name="P47">– Всё в порядке. Я тебя понимаю — и ценю твоё признание. Сам бы ещё и не так себя повёл на твоём месте.</text:p>
      <text:p text:style-name="P47">– Да? А как бы ты себя повёл? – заинтересовалась Селестия.</text:p>
      <text:p text:style-name="P47">– Я бы не извинился. Огрызался бы и считал себя правым до последнего. Ещё и послал бы подальше.</text:p>
      <text:p text:style-name="P47">Аликорница насмешливо покачала головой.</text:p>
      <text:p text:style-name="P47">–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7">Я снова присел на столик, теперь уже лицом к аликорнице.</text:p>
      <text:p text:style-name="P47">– Так что случилось? Куда ты пропадала? Рассказывай.</text:p>
      <text:p text:style-name="P47">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7">– Что ты видишь? – спросила она напряжённо.</text:p>
      <text:p text:style-name="P47">–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7"><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7">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7">– Ты не ошиблась? Нет тут никакого города.</text:p>
      <text:p text:style-name="P47">– Сейчас нет. Раньше был. – еле слышно прошептала аликорница.</text:p>
      <text:p text:style-name="P47">– Чего ты так волнуешься? Может, на более подробной карте есть? Я бы на точность глобуса не слишком полагался.</text:p>
      <text:p text:style-name="P47">–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7">– Так, может, его и не было? – заметил я цинично.</text:p>
      <text:p text:style-name="P47">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7">–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57"> </text:span>в том, что оно стирает объект из реальности. Не уничтожает, не убив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57">ни в настоящем, ни в прошлом, ни в будущем</text:span>.</text:p>
      <text:p text:style-name="P47">– А как ты сама помнишь о том заклинании, если оно стёрто из бытия? – резонно подметил я.</text:p>
      <text:p text:style-name="P47">– У меня <text:span text:style-name="T57">стоит</text:span> защита памяти. Я поставила её, когда сражалась с Иггусом… Правда, защита еле действует, так как прошло очень много времени.</text:p>
      <text:p text:style-name="P47">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7">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Стирание из Бытия уничтожает упоминания об объекте из всех реальностей.</text:p>
      <text:p text:style-name="P47">Аликорница потёрла висок и растерянно посмотрела на меня.</text:p>
      <text:p text:style-name="P47">–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7">Я обнял аликорницу, успокаивая.</text:p>
      <text:p text:style-name="P47">– Не печалься так, принцесса. Ты делаешь всё, что от тебя зависит. Не твоя вина, если это происходит.</text:p>
      <text:p text:style-name="P47">Селестия рассеянно мотнула головой, не соглашаясь со мной.</text:p>
      <text:p text:style-name="P47"><text:soft-page-break/>–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7">Она проследовала к выходу, кивком головы приглашая меня следовать за ней.</text:p>
      <text:p text:style-name="P47">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 </text:p>
      <text:p text:style-name="P47">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7">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7">–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7">– Да так, ни о чём. – покраснел я, вернувшись на дорожку.</text:p>
      <text:p text:style-name="P47">Селестия всмотрелась в меня внимательно и всё поняла. И, поняв, медленно покачала головой.</text:p>
      <text:p text:style-name="P47">– <text:s/>Нам не туда. Не сейчас. Я хочу показать тебе Эквестрию. – тихо сказала она.</text:p>
      <text:p text:style-name="P47">Аликорница продолжила прогулку. Я плёлся за ней, сгорая от стыда и кляня себя последними словами. Мне хотелось провалиться под землю!</text:p>
      <text:p text:style-name="P47"/>
      <text:p text:style-name="P47">Драный козёл, похотливый хряк, ебливая обезьяна! Анон, что ты себе вообразил??? Если ты пару раз прикоснулся к её вульве,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7"/>
      <text:p text:style-name="P47"><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7"/>
      <text:p text:style-name="P47">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7">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7">Взобравшись на галерею по винтовой лестнице крохотной сторожевой башенки, мы остановились у зубца.</text:p>
      <text:p text:style-name="P47">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чуть выше уровня стены, сливаясь в недостижимой дали с горными пиками. Брызги от низвергающихся с многочисленных акведуков Кантерлота потоков поднимались ввысь и образовывали сонм радуг над нами.</text:p>
      <text:p text:style-name="P47"><text:soft-page-break/>Свежий ветер играл с гривой и хвостом Селестии, словно котёнок с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7">– Что ты чувствуешь? – спросила аликорница.</text:p>
      <text:p text:style-name="P47">– У меня нет слов. Ничего прекраснее в жизни не видел! – только и смог выговорить я.</text:p>
      <text:p text:style-name="P47">Селестия склонила голову, соглашаясь.</text:p>
      <text:p text:style-name="P47">–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7">Аликорница присела на камни и застыла, любуясь пейзажем.</text:p>
      <text:p text:style-name="P47">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7">– Прошлогодний выпуск. – заметила Селестия. – Отличная работа, хотя жеребячливости хватает. Что неудивительно, учитывая их возраст.</text:p>
      <text:p text:style-name="P47">–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1"> </text:span>И вообще, зачем вам учиться летать, если вы и так это умеете с рождения?</text:p>
      <text:p text:style-name="P47">–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7">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смех.</text:p>
      <text:p text:style-name="P47">Я с трудом оторвал взгляд от счастливой тройки.</text:p>
      <text:p text:style-name="P47">– Проблемы? Что за проблемы? Извини, я таки прослушал.</text:p>
      <text:p text:style-name="P47">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7">– Когда твоя жизнь длится тысячи лет, начинаешь тонко чувствовать гармонию мира. – начала она.</text:p>
      <text:p text:style-name="P47"/>
      <text:h text:style-name="Heading_20_2" text:outline-level="2"><text:span text:style-name="T11">9</text:span>. С<text:span text:style-name="T1">ны пегасов</text:span></text:h>
      <text:p text:style-name="P5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7">—</text:span> осень, за осенью <text:span text:style-name="T27">—</text:span> зима. <text:s/>Если пошёл дождь, должно быть мокро, если выпал снег <text:span text:style-name="T27">—</text:span> холодно. События должны следовать естественным ходом, вещи должны случаться как должно. И это правильно, на том стоит мироздание.</text:p>
      <text:p text:style-name="P1"><text:soft-page-break/>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3">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подобных аудиенциях</text:span>.</text:p>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 Они… м-м-м… не больны… в некотором смысле… <text:span text:style-name="T11">–</text:span> гонец изо всех сил ковырял копытом <text:s/>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text:soft-page-break/>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вашей принцесс<text:span text:style-name="T1">е</text:span>!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искренности, чем в остальных. Кажется, она</text:span> была готова расплакаться.</text:p>
      <text:p text:style-name="P1"><text:soft-page-break/><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7">старший. </text:span><text:span text:style-name="T2">–</text:span><text:span text:style-name="T47">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27">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text:soft-page-break/>–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упала на колени.</text:p>
      <text:p text:style-name="P3">– Проклятье! К такому Мы не были готовы!</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47">–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7">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драконьим пламенем. Иггуса не существует. А остальные не настолько могущественны, чтобы действовать на таком уровне.</text:p>
      <text:p text:style-name="P47"/>
      <text:p text:style-name="P47">Ну что же, основное искусство правления <text:span text:style-name="T11">— умение делегировать полномочия. Вечером того же дня я села за письменный стол.</text:span></text:p>
      <text:p text:style-name="P35"/>
      <text:p text:style-name="P42"><text:soft-page-break/>“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7"/>
      <text:p text:style-name="P48">***</text:p>
      <text:p text:style-name="P47"/>
      <text:p text:style-name="P47">– Так ты поручила Твайлайт Спаркл расследование кошмарных снов жеребят?</text:p>
      <text:p text:style-name="P47">–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7">– А что стало с жеребятами? – спросил я. – Они перестали бояться экзаменов?</text:p>
      <text:p text:style-name="P47">Селестия вздохнула.</text:p>
      <text:p text:style-name="P47">–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7">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7">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7">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7">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7">Описав круг, Селестия перелетела через стену и приземлилась в парке. Я скатился на траву, пытаясь вдохнуть.</text:p>
      <text:p text:style-name="P47">– Что… Это… Было?</text:p>
      <text:p text:style-name="P47">Селестия осторожно, но настойчиво повалила меня на траву и принялась ощупывать рёбра.</text:p>
      <text:p text:style-name="P47">– Так больно? А так?</text:p>
      <text:p text:style-name="P47">–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7">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7"><text:soft-page-break/>–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7">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7">– Не могу поверить. В Кантерлоте никогда не было землетрясений. Это неестественно. – пробормотала аликорница растерянно. – Слишком быстро.</text:p>
      <text:p text:style-name="P47">– Что <text:span text:style-name="T11">— </text:span>быстро? – не выдержал я.</text:p>
      <text:p text:style-name="P47">–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7">– Нет проблем, Селестия. Я всё понимаю.</text:p>
      <text:p text:style-name="P47">Аликорница приготовилась было взлетать, но в последний момент, приняв какое-то решение, остановилась.</text:p>
      <text:p text:style-name="P47">– Анонимус?</text:p>
      <text:p text:style-name="P47">– Да?</text:p>
      <text:p text:style-name="P47">– Мы уже достаточно неплохо знаем друг друга. Могу сказать, что ты меня знаешь лучше, чем кто-либо ещё во дворце, за исключением Луны.</text:p>
      <text:p text:style-name="P47">– Да?</text:p>
      <text:p text:style-name="P47">– Да. Зови меня Сел. Если хочешь.</text:p>
      <text:p text:style-name="P47">– Хорошо. До встречи, Сел.</text:p>
      <text:p text:style-name="P47">– До встречи, Анон.</text:p>
      <text:p text:style-name="P47"/>
      <text:h text:style-name="Heading_20_2" text:outline-level="2"><text:span text:style-name="T11">10</text:span>. (40*<text:span text:style-name="T11">ctg(Pi/4)-6)/(ln(e)-sin(0))</text:span></text:h>
      <text:p text:style-name="P47"/>
      <text:p text:style-name="P5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1"> </text:span>(быть может, к счастью). Всё, что я могу <text:span text:style-name="T11">— оставить тебе напутствие.</text:span></text:p>
      <text:p text:style-name="P5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5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8"><text:soft-page-break/>Удачи!</text:p>
      <text:p text:style-name="P58"/>
      <text:p text:style-name="P35">…</text:p>
      <text:p text:style-name="P35"/>
      <text:p text:style-name="P47">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35"/>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Анониму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0"> </text:span><text:span text:style-name="T36">— вся архитектура явно </text:span><text:span text:style-name="T27">была </text:span><text:span text:style-name="T36">заточена под крылатых. Таких, для которых приземлиться на балкон в тронном зале или уйти через портик на крыше</text:span><text:span text:style-name="T50"> </text:span><text:span text:style-name="T36">— обычное дело. </text:span><text:span text:style-name="T50">Хорошо, что </text:span><text:span text:style-name="T4">заместительная терапия Селестии и </text:span><text:span text:style-name="T50">ежедневные посещения каретной мастерской подняли мой тонус, изрядно посаженный сидячим образом жизни.</text:span></text:p>
      <text:p text:style-name="P1"><text:span text:style-name="T5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text:span text:style-name="T57">плюща</text:span>.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6">— книжный шкаф и напольная подставка для чтения с </text:span><text:span text:style-name="T27">упором в виде </text:span><text:span text:style-name="T36">голов</text:span><text:span text:style-name="T27">ы</text:span><text:span text:style-name="T36">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7">жаровни</text:span><text:span text:style-name="T36"> и фонтанчик</text:span><text:span text:style-name="T27">а</text:span><text:span text:style-name="T36">. </text:span><text:span text:style-name="T27">Каменный пол комнаты был </text:span><text:soft-page-break/><text:span text:style-name="T27">покрыт розовым ковром с длиннейшим ворсом.</text:span><text:span text:style-name="T36"> </text:span><text:span text:style-name="T27">Его центр занимал высокий </text:span><text:span text:style-name="T36">кругл</text:span><text:span text:style-name="T27">ый</text:span><text:span text:style-name="T36"> </text:span><text:span text:style-name="T27">футон</text:span><text:span text:style-name="T36"> </text:span><text:span text:style-name="T27">с</text:span><text:span text:style-name="T36"> велик</text:span><text:span text:style-name="T27">им</text:span><text:span text:style-name="T36"> множество</text:span><text:span text:style-name="T27">м</text:span><text:span text:style-name="T36"> подушек. Среди них я с удивлением заметил плюшевую единорожку </text:span><text:span text:style-name="T27">фиолетового</text:span><text:span text:style-name="T36"> цвета. За полускрытым гардинами проёмом виднелся широкий балкон с низенькими пузатыми перилами. Пахло лавандовым маслом.</text:span></text:p>
      <text:p text:style-name="P35">– Рада тебя видеть, Анон. – знакомый силуэт на балконе повернулся в мою сторону. Гардины раздвинулись и Селестия вошла в комнату.</text:p>
      <text:p text:style-name="P35"/>
      <text:p text:style-name="P35"><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5"/>
      <text:p text:style-name="P35">Аликорница смотрела на меня из под чёлки с фирменной саркастической улыбочкой.</text:p>
      <text:p text:style-name="P35">– <text:span text:style-name="T1">Такое впечатление, что ты увидел не меня, а василиска! Отомри!</text:span></text:p>
      <text:p text:style-name="P47">Я выдохнул.</text:p>
      <text:p text:style-name="P35">– <text:span text:style-name="T1">Как ты это делаешь? Я видел тебя и раньше, но ты никогда не была такой… Такой…</text:span></text:p>
      <text:p text:style-name="P35">–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5">–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7"/>
      <text:p text:style-name="P47">Держи себя в руках, Анон! Держи себя в руках!!! Вспоминай уравнения тригонометрии, если таблица умножения уже не помогает!</text:p>
      <text:p text:style-name="P47"/>
      <text:p text:style-name="P47">Селестия тихо рассмеялась.</text:p>
      <text:p text:style-name="P35">– <text:span text:style-name="T1">Могу же я расслабиться хотя бы раз в сто лет? Я тоже живое существо, что бы там ни говорили подпольщики.</text:span></text:p>
      <text:p text:style-name="P47">Она кивком указала мне на тапочки в углу рядом с сабатонами. Я переобулся и вошёл в комнату.</text:p>
      <text:p text:style-name="P35">– <text:span text:style-name="T1">О каких подпольщиках ты говоришь? В Эквестрии зреет революция?</text:span></text:p>
      <text:p text:style-name="P35">Селестия подошла к фонтанчику и начала набирать воду в серебряный чайник.</text:p>
      <text:p text:style-name="P35">–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7">Селестия печально покачала головой и осторожно подула в камин. Язычки пламени весело затанцевали среди углей.</text:p>
      <text:p text:style-name="P47">Я скептически хмыкнул.</text:p>
      <text:p text:style-name="P35"><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7">Аликорница смутилась.</text:p>
      <text:p text:style-name="P47"><text:soft-page-break/>– Да, ты прав. Всё немного не так, как представляется со стороны. Хотя… С одной стороны, мы с Лулу корректируем курс и вращение Эквуса и луны <text:span text:style-name="T11">—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1">— </text:span>ведь со стороны кажется именно так. Мы их не переубеждаем, так как большинству пони хочется чувствовать, что они живут под покровительством всемогущественных богинь. Это их сплочает и успокаивает. Впрочем, хочу заметить, что даже для корректировки курса планет требуется огромное количество сил и умения.</text:p>
      <text:p text:style-name="P47">Аликорница тяжко вздохнула.</text:p>
      <text:p text:style-name="P47">–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5">Селестия горько рассмеялась.</text:p>
      <text:p text:style-name="P47">–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7"/>
      <text:p text:style-name="P35">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5"><text:span text:style-name="T1">–</text:span> Спасибо, Селестия. Пожалуй, буду “кантерлотский королевский”.</text:p>
      <text:p text:style-name="P47">Аликорница зыркнула на меня, недовольно сморщив нос.</text:p>
      <text:p text:style-name="P35"><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5">Она открыла шкафчик и, потянув зубами золотой шнурок, вытащила чёрный с золотом пакетик. Я смутился.</text:p>
      <text:p text:style-name="P35"><text:span text:style-name="T1">–</text:span> Извини, <text:span text:style-name="T1">Сел</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5">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м</text:span>. Селестия управлялась с ними с удивительной сноровкой и опытом.</text:p>
      <text:p text:style-name="P35"><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5"><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5"><text:span text:style-name="T1">–</text:span> Не стой столбом, Анон! Об тебя можно взгляд поцарапать!</text:p>
      <text:p text:style-name="P35">Я присел на краешек. Она немного придвинулась ко мне и смешливо сощурилась.</text:p>
      <text:p text:style-name="P35"><text:soft-page-break/><text:span text:style-name="T1">–</text:span> Ты не против, если мы продолжим знакомство? Я хотела пригласить тебя на чай ещё вчера, но землетрясение…</text:p>
      <text:p text:style-name="P35">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5"/>
      <text:p text:style-name="P35">Держи себя в руках, Анон! Держи. Себя. В руках. Иначе тебе придётся вспоминать правила вычисления логарифмов!</text:p>
      <text:p text:style-name="P35"/>
      <text:p text:style-name="P35"><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5"><text:span text:style-name="T1">Селестия</text:span> виновато сморщила нос.</text:p>
      <text:p text:style-name="P35"><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5">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5"><text:span text:style-name="T1">–</text:span> Ну же, Анон, ты как деревянный! Расслабься! Можно подумать, тебя никогда раньше не приглашали на свидания!</text:p>
      <text:p text:style-name="P35"/>
      <text:p text:style-name="P35">Святые яца! Анон, тебя пригласили на свидание! Я чувствовал, как краска заливает лицо. Уши стали горячими, как угли в камине.</text:p>
      <text:p text:style-name="P35"/>
      <text:p text:style-name="P35"><text:span text:style-name="T1">–</text:span> Эй, полегче! Ты пихаешься, как бульдозер!</text:p>
      <text:p text:style-name="P35"><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5">Мне казалось, макушка <text:span text:style-name="T1">моего </text:span>черепа сейчас взорвётся, чтобы выпустить пар внутри.</text:p>
      <text:p text:style-name="P35">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5"><text:span text:style-name="T1">–</text:span> Ты чего??? <text:span text:style-name="T1">–</text:span> я непонимающе уставился на аликорницу.</text:p>
      <text:p text:style-name="P35"><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8">Мне печалиться не стоит</text:p><text:p text:style-name="P138">Жизнь прекрасна и полна</text:p><text:p text:style-name="P138">Телом молода, душою —</text:p><text:p text:style-name="P138">Как дракон морской мудра</text:p><text:p text:style-name="P138"/><text:p text:style-name="P138">Я видала взлёт империй,</text:p><text:p text:style-name="P138">Я жила среди легенд,</text:p><text:p text:style-name="P138">Древней магии мистерий</text:p><text:p text:style-name="P138">Я прилежнейший студент</text:p><text:p text:style-name="P138"/><text:p text:style-name="P138">Обожаема народом,</text:p><text:p text:style-name="P138">Уважаема врагом —</text:p><text:p text:style-name="P138">Но друзей моих немного,</text:p><text:p text:style-name="P138">Студит душу холодом</text:p><text:p text:style-name="P138"/><text:p text:style-name="P138">Одинока и печальна,</text:p><text:p text:style-name="P138">Недоступна и строга,</text:p><text:p text:style-name="P138">Потеряла изначальный</text:p><text:p text:style-name="P138">Смысл жизни навсегда</text:p><text:p text:style-name="P138"/><text:p text:style-name="P138">Жизнь моя теперь публична,</text:p><text:p text:style-name="P138">Жизнь моя теперь для всех,</text:p><text:p text:style-name="P138">В этом — горе, в этом — счастье,</text:p><text:p text:style-name="P138">В этом плач и в этом смех.</text:p></text:note-body></text:note>.</text:p>
      <text:p text:style-name="P35"><text:soft-page-break/><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5">–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5">Аликорница поводила носом над чашками и заметила:</text:p>
      <text:p text:style-name="P35">– Кстати, пока чай будет настаиваться, можешь помыться. Ванная там. – она указала на дверь из дымчатого стекла.</text:p>
      <text:p text:style-name="P35">Только сейчас я заметил помещение, продолжающее в другую сторону выступ входного коридора.</text:p>
      <text:p text:style-name="P35"/>
      <text:p text:style-name="P47">Анон, тебе нужно напихать булыжники в карманы, чтобы не улететь под потолок от счастья!</text:p>
      <text:p text:style-name="P47"/>
      <text:p text:style-name="P35">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5">Я трогал пальцем ноги воду, сидя на бортике бассейна, когда дверь открылась и внутрь сунулся нос аликорницы.</text:p>
      <text:p text:style-name="P35">– Тебе в чай класть мёд или сахар? – спросила она, невинно наблюдая за моими тщётными попытками прикрыться.</text:p>
      <text:p text:style-name="P35">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5">– Ты бы предупреждала, прежде чем войти, что ли? – просипел я. </text:p>
      <text:p text:style-name="P35"><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5">– Мёд. Или сахар. На твоё усмотрение.</text:p>
      <text:p text:style-name="P35">– Как скажешь. – нос <text:span text:style-name="T1">Селестии</text:span> скрылся за дверью.</text:p>
      <text:p text:style-name="P35">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5">– О, ты уже?</text:p>
      <text:p text:style-name="P35">Аликорница поставила на поднос чашки и плетёнку с бубликами и подошла с ним к тюфяку.</text:p>
      <text:p text:style-name="P47">Я посильнее закутался в полотенце. Чёрт, чем дальше, тем больше я чувствовал себя не в своей тарелке.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7">Стараясь отвлечь себя, я спросил:</text:p>
      <text:p text:style-name="P35">– А почему ты опустила жалюзи на окне в ванной? Оттуда такой прекрасный вид!</text:p>
      <text:p text:style-name="P35"><text:soft-page-break/>–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5"><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7"/>
      <text:p text:style-name="P35"><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7"/>
      <text:p text:style-name="P47">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7">– Примерно такие. – расхохоталась Селестия. <text:span text:style-name="T11">– С</text:span>пасибо, мне хоть инвалидное кресло не пририсовали!</text:p>
      <text:p text:style-name="P35">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5">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5">–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5">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5">Я повернулся к <text:span text:style-name="T1">Селестии</text:span>. Мне пришлось осторожно напрягать мускулы шеи, чтобы они случайно не отвернули голову нафиг.</text:p>
      <text:p text:style-name="P35">– Это просто бомба! Я чувствую себя богом! Кажется, я понял секрет вашей силы и долголетия: вы пьёте эту траву каждый день.</text:p>
      <text:p text:style-name="P35">Аликорница громко и заразительно рассмеялась. Я присоединился к ней. <text:span text:style-name="T1">По телу прошлась волна лёгкого покалывания.</text:span><text:span text:style-name="T22">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7">Копыто легло мне на плечо и мягко повалило на постель. Селестия легла рядом и тепло дунула мне в ухо.</text:p>
      <text:p text:style-name="P35">– <text:span text:style-name="T1">Анон, ты готов познакомиться поближе? Совсем близко?</text:span></text:p>
      <text:p text:style-name="P35">–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7">Селестия фыркнула.</text:p>
      <text:p text:style-name="P47">–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47"><text:soft-page-break/>Её ресницы щекотали мне щеку. Я повернулся к ней и буквально растворился в ласковом взгляде огромных фиалковых глаз.</text:p>
      <text:p text:style-name="P47">– Т-ты… предлагаешь мне заняться сексом? С тобой? Но… как?</text:p>
      <text:p text:style-name="P35"><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7">Селестия закатила глаза.</text:p>
      <text:p text:style-name="P47">–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7">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7">Как во сне я разделся и зашёл к ней сзади. "Это неправильно!» – пискнули во мне остатки ханжества и замолкли, раздавленные желанием.</text:p>
      <text:p text:style-name="P47">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7"/>
      <text:p text:style-name="P47">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7">НИ-ЧЕ-ГО!</text:p>
      <text:p text:style-name="P47"/>
      <text:p text:style-name="P47">Селестия осторожно высвободилась из-под меня и встала с постели.</text:p>
      <text:p text:style-name="P47">– Лежи спокойно, я сейчас. – муркнула она, поцеловав меня в ухо.</text:p>
      <text:p text:style-name="P47">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7">В открывшемся мини-баре я углядел ряд вычурных бутылок и пузатых графинчиков. Их содержимое не вызывало у меня никаких сомнений.</text:p>
      <text:p text:style-name="P33"><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3"><text:span text:style-name="T11">–</text:span> А <text:span text:style-name="T1">водку</text:span> у вас принято пить?</text:p>
      <text:p text:style-name="P33"><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7"><text:soft-page-break/>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7">–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7">Она ещё спрашивает! Тебя сейчас можно использовать вместо половичка под её копытами, Анон!</text:p>
      <text:p text:style-name="P47">–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7">Селестия покачала головой и прошла с бокалами в ванную, кивком пригласив меня следовать за ней.</text:p>
      <text:p text:style-name="P47">–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47"><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7">Наконец, я со вздохом отпрянул.</text:p>
      <text:p text:style-name="P47"><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7">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7"/>
      <text:p text:style-name="P47"><text:span text:style-name="T11">– Это ты называешь “дружбой”? – с </text:span>улыбкой хмыкнул<text:span text:style-name="T11"> я. – </text:span>Мне нравится твоё чувство юмора.</text:p>
      <text:p text:style-name="P47">Аликорница в недоумении взглянула на меня.</text:p>
      <text:p text:style-name="P47"><text:span text:style-name="T11">– Анон, т</text:span>ебе не нравится моя дружба? Ты не принимаешь её? Ты чем-то недоволен?</text:p>
      <text:p text:style-name="P47">Я расхохотался и чуть не поперхнулся водой, плескавшейся у подбородка.</text:p>
      <text:p text:style-name="P47"><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7">Копыто аликорницы закрыло мне рот прежде чем я успел договорить заветное слово.</text:p>
      <text:p text:style-name="P35">– Анон, не надо! – умоляюще произнесла аликорница. – Не продолжай! Пожалуйста!</text:p>
      <text:p text:style-name="P35"><text:soft-page-break/>Слова встали у меня поперёк горла. Я медленно отодвинул копыто от лица и потрясённо уставился на неё.</text:p>
      <text:p text:style-name="P35">– Но почему? – в конце-концов выдавил я. – Что не так? Это из-за того, что я — человек?</text:p>
      <text:p text:style-name="P35">Селестия виновато закусила губу и отвернулась.</text:p>
      <text:p text:style-name="P35">–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5">…</text:p>
      <text:p text:style-name="P35">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5">Среди этого армагеддона стоял мой ангел-хранитель и шептал:</text:p>
      <text:p text:style-name="P35">– Анон… Я не смогу сделать тебя бессмертным… Мне очень жаль… Извини…</text:p>
      <text:p text:style-name="P35">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5">Слёзы злости душили меня, но я сдержался.</text:p>
      <text:p text:style-name="P35">– Охренеть. – сказал я холодно. – А я прям напрашивался!</text:p>
      <text:p text:style-name="P35">Одиночество, отступившее перед мягким, но настойчивым натиском аликорницы в последние <text:span text:style-name="T1">дни</text:span>, снова сковало стужей душу.</text:p>
      <text:p text:style-name="P35">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5">“… пожалуйста, останься…”</text:p>
      <text:p text:style-name="P35">Где этот чёртов носок?!</text:p>
      <text:p text:style-name="P35">“… пойми, это эффект лазурного вина…”</text:p>
      <text:p text:style-name="P35">Джинсы узкие, блядь! На мокрое тело хрен натянешь!</text:p>
      <text:p text:style-name="P35">“… ох, я глупая…”</text:p>
      <text:p text:style-name="P35">Так, всё. Шмотки на мне, вроде, ничего не забыл.</text:p>
      <text:p text:style-name="P47">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7"/>
      <text:h text:style-name="Heading_20_2" text:outline-level="2">11. <text:span text:style-name="T1">Прощание</text:span></text:h>
      <text:p text:style-name="P47"/>
      <text:p text:style-name="P35">– <text:span text:style-name="T1">Норф!.. Эй, Норф! Ты где?..</text:span></text:p>
      <text:p text:style-name="P47">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7">Я огляделся и вошёл в дом.</text:p>
      <text:p text:style-name="P47">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text:soft-page-break/>направился к выходу. Запирая ворота, вытащил из-за засова табличку «ЗАКРЫТО» и повесил её на ручку.</text:p>
      <text:p text:style-name="P35"/>
      <text:p text:style-name="P48">***</text:p>
      <text:p text:style-name="P35"/>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72">на ступеньки </text:span><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36">– </text:span><text:span text:style-name="T27">Говорят, в Додж-сити почти не осталось жителей. В местном депо перестали обслуживать паровозы из-за нехватки рабочих. Старик </text:span><text:span text:style-name="T36">–</text:span><text:span text:style-name="T27">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40">А из Пинто Крика уже месяц нет новостей…</text:span></text:p>
      <text:p text:style-name="P3"><text:span text:style-name="T36">– </text:span><text:span text:style-name="T40">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7">…</text:p>
      <text:p text:style-name="P15"><text:span text:style-name="T40">– </text:span>“<text:span text:style-name="T1">Что я могу сделать, чтобы вернуть всё назад?</text:span>”</text:p>
      <text:p text:style-name="P15"><text:span text:style-name="T40">– </text:span><text:span text:style-name="T27">Так и сказала?</text:span></text:p>
      <text:p text:style-name="P1"><text:span text:style-name="T36">– </text:span><text:span text:style-name="T27">Да, </text:span><text:span text:style-name="T28">Фэнси</text:span><text:span text:style-name="T27">,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0">– </text:span><text:span text:style-name="T27">Что бы это значило, Флёр?</text:span></text:p>
      <text:p text:style-name="P15"><text:span text:style-name="T40">– </text:span><text:span text:style-name="T27">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7">…</text:p>
      <text:p text:style-name="P64">–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4">– Куда проваливаться?</text:p>
      <text:p text:style-name="P64">– Они не знают. В тех провалах не видно дна…</text:p>
      <text:p text:style-name="P64">…</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4">– Леди и джентльпони! Приём окончен! Её Высочество Принцесса Селестия будет рада видеть <text:s/>вас в следующую среду!</text:p>
      <text:p text:style-name="P64"><text:soft-page-break/>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1">–</text:span> <text:span text:style-name="T1">Ты</text:span>?</text:p>
      <text:p text:style-name="P34">– Привет, Селестия. – подчёркнуто нейтрально обратился я. – Как дела?</text:p>
      <text:p text:style-name="P34">– <text:span text:style-name="T1">Здравствуй</text:span>… <text:span text:style-name="T1">Анон</text:span>. <text:s/>Не очень, мягко говоря.</text:p>
      <text:p text:style-name="P33"><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4">–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5">— </text:span><text:span text:style-name="T26">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4">–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23">— </text:span><text:span text:style-name="T54">и </text:span><text:span text:style-name="T8">н</text:span>ам некуда уйти в поисках лучшего места. Да и не так много этих мест.</text:p>
      <text:p text:style-name="P34">Селестия подошла к фонтанчику, обмакнула в него копыто и провела им по лбу.</text:p>
      <text:p text:style-name="P34">–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4">Я сделал вид, что не заметил полунамёка в последнем предложении. Выяснять отношения, как и мириться, мне не хотелось.</text:p>
      <text:p text:style-name="P34">– Порадовать, к сожалению, нечем. Норфолк Каррус, исчез. Судя по всему, во сне.</text:p>
      <text:p text:style-name="P34">– Норф? О-о-о, нет!</text:p>
      <text:p text:style-name="P34">Селестия в отчаянии села на пол, прижав копыто к виску. Голова её бессильно опустилась. Я никогда ещё не видел Селестию такой <text:span text:style-name="T54">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4"><text:soft-page-break/>–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4">Аликорница подняла голову и <text:span text:style-name="T1">удручённо</text:span> посмотрела на меня.</text:p>
      <text:p text:style-name="P34">–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4">– Может, спросишь Луну, куда деваются пони? Сон по её части.</text:p>
      <text:p text:style-name="P33"><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4">– Мне поговорить с ней?</text:p>
      <text:p text:style-name="P33"><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5">– Ну зашибись. Тогда она обрадуется следующей новости: я ухожу.</text:p>
      <text:p text:style-name="P35">Селестия еле заметно дрогнула ушами. Она отвернулась и молча смотрела в окно, не показывая эмоций.</text:p>
      <text:p text:style-name="P35">Я продолжил.</text:p>
      <text:p text:style-name="P35">–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5">Я решил умолчать о том, что после перенесенного унижения мне было в тягость находиться рядом с Селестией. Кобыла и так выглядела неважно.</text:p>
      <text:p text:style-name="P35">Поза аликорницы стала чуть менее скованной. На грани слышимости я уловил её вздох. Она наконец повернулась ко мне и слабо улыбнулась.</text:p>
      <text:p text:style-name="P35">–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5">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5">–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5">Селестия пошла к выходу, увлекая меня за собой.</text:p>
      <text:p text:style-name="P35">–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5"><text:soft-page-break/>Явно Селестия заговаривает тебе зубы, Анон! Я подозрительно посмотрел на свёрток.</text:p>
      <text:p text:style-name="P35">– А в мешочке что?</text:p>
      <text:p text:style-name="P35">Селестия скофуженно посмотрела в сторону.</text:p>
      <text:p text:style-name="P35">–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5">Я хотел было оскорбиться такой опекой со стороны аликорницы, но, глянув в её глаза, передумал.</text:p>
      <text:p text:style-name="P35">– Твоё высочество<text:span text:style-name="T1">, ты, вообще, спишь по ночам? У тебя глаза красные, как у кролика-альбиноса.</text:span></text:p>
      <text:p text:style-name="P35">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5">–<text:span text:style-name="T1"> Отправляйся, Анон. Очень надеюсь на успех твоей миссии.</text:span></text:p>
      <text:p text:style-name="P47">Селестия повернулась и вышла из зала, подметая хвостом пол.</text:p>
      <text:p text:style-name="P35"/>
      <text:p text:style-name="P40">***</text:p>
      <text:p text:style-name="P35"/>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8">Так возникли пони, олени, бизоны и многие другие.</text:p>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text:span text:style-name="T1"> Весь мир как Вечнодикий лес?</text:span></text:p>
      <text:p text:style-name="P58">–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8">– Ма-ам, а со мной связан элементаль?</text:p>
      <text:p text:style-name="P58">– Конечно, Эйприл. В каждом из нас есть её бессмертная искорка.</text:p>
      <text:p text:style-name="P1"><text:soft-page-break/><text:span text:style-name="T31">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2"><text:span text:style-name="T1">– Конечно, мам! «День горящего очага» </text:span>— <text:span text:style-name="T1">верно?</text:span></text:p>
      <text:p text:style-name="P58">–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8">Так возникли аликорны.</text:p>
      <text:p text:style-name="P58">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8">Имя её было Селестия.</text:p>
      <text:p text:style-name="P58">За ней последовала и сестра её, <text:span text:style-name="T11">Луна</text:span>.</text:p>
      <text:p text:style-name="P5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8">То есть, всегда.</text:p>
      <text:p text:style-name="P58">Тут и сказке конец. А теперь, Эйприл, залазь на полку и закрывай глазки.</text:p>
      <text:p text:style-name="P58">– Ну ма-ам! Раскажи ещё что-нибудь! Про Сомбру! Или про Дискорда!</text:p>
      <text:p text:style-name="P5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8">– А почему только тебя? А меня? А дядю-<text:span text:style-name="T57">мино</text:span>тавра?</text:p>
      <text:p text:style-name="P58">– <text:s/>Тебя забрать я ему не дам. А в дядю не тыкай копытом, это невежливо! Спи уже, моя маленькая!</text:p>
      <text:p text:style-name="P58">– Поцелуй меня на ночь, ма-ам!</text:p>
      <text:p text:style-name="P58">– Конечно, моя хорошая…</text:p>
      <text:p text:style-name="P58"/>
      <text:p text:style-name="P35">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5"/>
      <text:p text:style-name="P34">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4">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text:soft-page-break/>от кучи хлопот, хвала приказу Триста Сорок Пять А! Только он стоит между мной и дьявольской эквестрийской бюрократией.</text:p>
      <text:p text:style-name="P34"><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0">.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37">И это ты ещё не видел, что творится в других министерствах, Анонимус! За тысячу лет Нашего отсутствия Сестра превратила М<text:span text:style-name="T25">раморный квартал </text:span>в настоящую обитель лени и казнокрадства!<text:line-break/><text:line-break/>(<text:span text:style-name="T36">у</text:span><text:span text:style-name="T40">слышано во сне)</text:span></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4">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4"><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4"><text:span text:style-name="T1">Гостинницы не для тебя, Анон</text:span> <text:span text:style-name="T50">— </text:span><text:span text:style-name="T4">зачем привлекать ненужное внимание</text:span><text:span text:style-name="T50"> к своей особе? </text:span><text:span text:style-name="T4">После всеобщего интереса кантерлотской знати к тебе, как к королевскому любимчику, тебе хочется покоя.</text:span><text:span text:style-name="T50"> Да и собраться с мыслями проще в доме, избавленном от </text:span><text:span text:style-name="T4">гостинничной </text:span><text:span text:style-name="T50">суеты и голосов за стенами.</text:span></text:p>
      <text:p text:style-name="P35">–<text:span text:style-name="T1"> Вот этот подойдёт. </text:span>–<text:span text:style-name="T1"> ткнул я в квадратик на карте, расположенный на окраине.</text:span></text:p>
      <text:p text:style-name="P47">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36">–</text:span><text:span text:style-name="T27">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5">– Ты <text:span text:style-name="T1">ш</text:span>о, как-тя-там, впервые на базаре? Так таращишься по сторонам, как будто морковку с картохой впервые в жизни увидел.</text:p>
      <text:p text:style-name="P35">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5">Я перегнулся через прилавок, стараясь рассмотреть кьютимарку кобылки.</text:p>
      <text:p text:style-name="P35">–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5">Так и есть! На крупе кобылки красовались три яблока. Вот только, блин, как её звали-то?</text:p>
      <text:p text:style-name="P35">– <text:s/>Прошу прощения, Аппл... Эппл... Эпплхэт?</text:p>
      <text:p text:style-name="P35">–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5">– Да ладно тебе, Эй-Джей! Вполне милое имя. – хихикнул дракончик с кукурузой, проходя мимо.</text:p>
      <text:p text:style-name="P35">Ага, вот!</text:p>
      <text:p text:style-name="P35">– Извините меня пожалуйста, Эй-Джей, просто мне показалось, что вы напоминаете одну мою знакомую.</text:p>
      <text:p text:style-name="P35">– Эй-Джей я для друзей! – сварливо заметила поняха, – А для всех остальных — тебя тоже! — Эпплджек.</text:p>
      <text:p text:style-name="P35">Блин, опять облажался. Как-то хреново начинается знакомство с Понивиллем.</text:p>
      <text:p text:style-name="P35">– Понял. А меня зовут <text:span text:style-name="T1">Анонимус. Для друзей </text:span>— <text:span text:style-name="T1">Анон</text:span>. Приятно было познакомиться, Эпплджек.</text:p>
      <text:p text:style-name="P35">Я повернулся было уходить.</text:p>
      <text:p text:style-name="P35">– Э-э-э… <text:span text:style-name="T1">Анон</text:span>?</text:p>
      <text:p text:style-name="P35">– Да? – я повернулся обратно.</text:p>
      <text:p text:style-name="P35">Поняха водила копытом по прилавку. Надвинутая на лоб шляпа скрывала выражение мордочки. </text:p>
      <text:p text:style-name="P35">–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5">Я вернулся к прилавку.</text:p>
      <text:p text:style-name="P35">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5">– Сколько стоят вот эти? – указал я на пирамидку красных яблок размером с <text:span text:style-name="T1">четверть</text:span> арбуза каждое.</text:p>
      <text:p text:style-name="P35">– Ред <text:span text:style-name="T1">Гала</text:span>? Две серебряшки.</text:p>
      <text:p text:style-name="P35">– Куча?</text:p>
      <text:p text:style-name="P35"><text:soft-page-break/>– Ну ты даёшь! – хмыкнула Эпплджек. – Даже не смешно.</text:p>
      <text:p text:style-name="P35">– Неужели штука?</text:p>
      <text:p text:style-name="P35">Поня<text:span text:style-name="T1">х</text:span>а выпрыгнула из-за прилавка и смерила меня долгим взглядом.</text:p>
      <text:p text:style-name="P35">–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5">Я улыбнулся и кивнул в ответ. Ситуация начала выправляться.</text:p>
      <text:p text:style-name="P35">–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5">– А сколько стоит вот это? – указал я на небольшую прикрытую от солнца мешковиной баночку с содержимым удивительной радужной расцветки.</text:p>
      <text:p text:style-name="P35">–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5">Поняшка набрала ложечку джема и предложила мне. </text:p>
      <text:p text:style-name="P35">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5">Наконец, ко мне вернулся дар речи.</text:p>
      <text:p text:style-name="P35">– Это просто восхитительно! Чудесно! Никогда такого не пробовал! И даже представить не мог, что такая вкуснотень существует!</text:p>
      <text:p text:style-name="P35">Эпплджек просто расцвела от моих дифирамбов.</text:p>
      <text:p text:style-name="P35">– Тебе, сахарок, как гостю города, сделаю скидку. Забирай за шестьдесят. Раньше меньше чем золотой не отдавала.</text:p>
      <text:p text:style-name="P35">Расплачиваясь, я спросил:</text:p>
      <text:p text:style-name="P35">– Ты, случаем, не знаешь, как пройти к городской библиотеке?</text:p>
      <text:p text:style-name="P35">Эпплджек, вскинув копыто ко лбу, запричитала:</text:p>
      <text:p text:style-name="P35">–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5">Тут Эпплджек прервалась и что есть силы замахала кому-то:</text:p>
      <text:p text:style-name="P35">– Рэр! Эй! Рэр! Давай к нам!</text:p>
      <text:p text:style-name="P35">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5"><text:soft-page-break/>–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5">–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5">– Эпплджек! Сколько можно повторять: <text:span text:style-name="T1">я </text:span>модельер, а не рукодельница! Проведу, конечно. – устало произнесла Рэрити.</text:p>
      <text:p text:style-name="P35">– А какая разница? – беспечно махнула копытом Эпплджек, не обращая внимание на нахмурившуюся единорожку. – Шмотки — они и в Эппллузе шмотки.</text:p>
      <text:p text:style-name="P35">– Разница, как если бы тебя вместо огородницы назвали… ммм… <text:s/>реднеком. Пойдёмте, <text:span text:style-name="T1">Анон</text:span>.</text:p>
      <text:p text:style-name="P35">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5">–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5">–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5">– Огородница!.. Ишь, чего выдумала! По мне, так уж лучше “реднек”, чем “огородница”! – слышалось бурчание Эпплджек нам вдогонку.</text:p>
      <text:p text:style-name="P35">Единорожка с серьёзным видом завела меня за угол и только после этого звонко расхохоталась.</text:p>
      <text:p text:style-name="P35">– Я думал, вы друзья. – заметил я.</text:p>
      <text:p text:style-name="P35">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5">–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5">– Буду только рад. Сам бы предложил, да не успел.</text:p>
      <text:p text:style-name="P35">–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5">– Не сомневаюсь. Мы в конце-концов неплохо поладили и она даже сделала мне скидку на вольт-яблочн<text:span text:style-name="T1">ый</text:span> джем.</text:p>
      <text:p text:style-name="P35">– А почём продала, если не секрет?</text:p>
      <text:p text:style-name="P35">– За шестьдесят бит.</text:p>
      <text:p text:style-name="P35">–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7">Рэрити оглянулась по сторонам и заговорчески подмигнула мне.</text:p>
      <text:p text:style-name="P35">–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5"><text:soft-page-break/>Единорожка чуть не подпрыгивала от любопытства. Заметив мою отвалившуюся челюсть, она вновь рассмеялась.</text:p>
      <text:p text:style-name="P35">–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5">–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5">–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5">–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5">– От недосыпа. – перебил я Рэрити. – Красные от недосыпа глаза я не спутаю ни с чем. Сам такие <text:span text:style-name="T1">пятнадцать</text:span> лет наблюдал в зеркале.</text:p>
      <text:p text:style-name="P35">–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5">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5">–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5">Мы остановились перед деревом.</text:p>
      <text:p text:style-name="P35">Даже не так. </text:p>
      <text:p text:style-name="P35">Мы остановились перед ДЕРЕВОМ!</text:p>
      <text:p text:style-name="P35">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5">–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text:soft-page-break/>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5">Единорожка удалилась, оставив <text:span text:style-name="T1">после себя лёгкий запах жасмина.</text:span></text:p>
      <text:p text:style-name="P35"/>
      <text:h text:style-name="Heading_20_2" text:outline-level="2">13. Расследование <text:span text:style-name="T1">Твайлайт Спаркл</text:span></text:h>
      <text:p text:style-name="P35"/>
      <text:p text:style-name="P35">– Э-э-э… Добрый день?</text:p>
      <text:p text:style-name="P35">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7">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7">Мне показалось, или единорожка смотрела на меня малость раздражённо? Фолиант с громким стуком хлопнулся на пол.</text:p>
      <text:p text:style-name="P35">–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5">Йопт! Ещё один Шерлок Холмс на мою голову!</text:p>
      <text:p text:style-name="P35">–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27">пони-</text:span><text:span text:style-name="T36">исчезновений уже год. Почту за честь работать </text:span><text:span text:style-name="T27">под твоим руководством</text:span><text:span text:style-name="T36">. Погоди немного, я </text:span><text:span text:style-name="T27">от</text:span><text:span text:style-name="T36">систематизирую нужную информацию и расскажу тебе, насколько далеко смогла продвинуться.</text:span></text:p>
      <text:p text:style-name="P33">“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5">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5">Покашливание единорожки вернуло меня из мира грёз в библиотеку.</text:p>
      <text:p text:style-name="P35">–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5">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5">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5">–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5">Книгоежка аж затопала на месте.</text:p>
      <text:p text:style-name="P35"><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5">…</text:p>
      <text:p text:style-name="P35">…</text:p>
      <text:p text:style-name="P35">…</text:p>
      <text:p text:style-name="P35">– …и оборудовать подвал библиотеки бронекапсулой для безопасных испытаний!</text:p>
      <text:p text:style-name="P35">–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5">–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5"><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7">–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7">– Хм. Странно. А я помню, как ты, вертясь перед зеркалом, говорила: ну почему я не…</text:p>
      <text:p text:style-name="P47">–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7"/>
      <text:p text:style-name="P36">***</text:p>
      <text:p text:style-name="P35"/>
      <text:p text:style-name="P133"><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7">– Так. – <text:s/>я ткнул в позицию в длинном списке оснащения. – Зачем тебе преобразователь пси-поля?</text:p>
      <text:p text:style-name="P47">–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7">–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7">– Спайк! Ковыряться когтем в зубах некрасиво! Тем более, при посторонних!</text:p>
      <text:p text:style-name="P47"><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7">– СПАЙК!!! Откуда ты взял этот листок?!! – Твайлайт покраснела, как варёный рак и выхватила бумажку у меня из рук.</text:p>
      <text:p text:style-name="P47">– У тебя в черновиках, разумеется. Ты сама сказала экономить бумагу. – пожал плечами дракончик.</text:p>
      <text:p text:style-name="P47"><text:soft-page-break/>Я осторожно взял следующий листок.</text:p>
      <text:p text:style-name="P47">– Электростимулятор гипоталамуса. Драконий. В комплекте с усиленной больничной койкой и набором фиксаторов.</text:p>
      <text:p text:style-name="P47">– Это ещё чего??? – удивился Спайк. – я что-то не помню, чтоб ты такое хотела!</text:p>
      <text:p text:style-name="P47">–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47"><text:span text:style-name="T11">– Вот ещё! </text:span>– возмутился дракончик. – Никогда на такое не соглашусь!</text:p>
      <text:p text:style-name="P47">– Но ты сам подумай, как было бы здорово обладать крыльями! – мечтательно возразила Твайлайт.</text:p>
      <text:p text:style-name="P47">–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7">– Угу. Только шар ты же и прожёг, соревнуясь с Рэйнбоу Дэш в силе отрыжки.</text:p>
      <text:p text:style-name="P47">–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7">–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47">– А почему тебя отстранили?</text:p>
      <text:p text:style-name="P47">– Из-за первых результатов. – единорожка насупилась ещё больше. – Они были ужасными.</text:p>
      <text:p text:style-name="P47"/>
      <text:p text:style-name="P48">***</text:p>
      <text:p text:style-name="P35"/>
      <text:p text:style-name="P35">…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5">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5">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5">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5">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8">– Ага, он был закладкой в четвёртом номере «PlayMare», в разделе «Тридцать две позы, которые удивят вашу френдпони».</text:p>
      <text:p text:style-name="P58">– Спайк! Немедленно ложись спать!</text:p>
      <text:p text:style-name="P58">– Уже иду. Кукурузу доем только и иду.</text:p>
      <text:p text:style-name="P58">– Кстати, а что за припадок безумия был у Стар Свирла?</text:p>
      <text:p text:style-name="P58"><text:soft-page-break/>–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8">– <text:span text:style-name="T54">Надо же! Ты вторая в Эквестрии после Селестии, кто упоминает о людях. И то, Селестия отзывалась о нас, как о сказочных существах.</text:span></text:p>
      <text:p text:style-name="P58">–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 хи-хи!</text:p>
      <text:p text:style-name="P58">– Гм-м. Как-нибудь потом. Продолжай, Твайлайт.</text:p>
      <text:p text:style-name="P47"/>
      <text:p text:style-name="P47">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7">–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7">–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7">–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7">– То есть, эмм, мы должны сосредоточиться на том, что хотим увидеть?</text:p>
      <text:p text:style-name="P47">–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7">–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7">–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около трёх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47">–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7"><text:soft-page-break/>–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7">– Эмм, если не опаснее радуги, это хорошо. Тогда я, пожалуй, не буду предупреждать Ангела…</text:p>
      <text:p text:style-name="P47">–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7">– Скажи уж прямо, поближе к королевскому дворцу, Рэр! Все в курсе твоих интересов, сахарок!</text:p>
      <text:p text:style-name="P47">– Эпплджек, я попрошу! Я же никому не говорю, ЧТО ты делаешь с огурцами!</text:p>
      <text:p text:style-name="P47">– !!!</text:p>
      <text:p text:style-name="P47">– Не ссорьтесь, поняши!</text:p>
      <text:p text:style-name="P47">– А кто ссорится-то, Твай? Рэрка думает, што никто не знает про её поникена-жеребца со вставным резиновым…</text:p>
      <text:p text:style-name="P47">– ЭППЛДЖЕК!!!</text:p>
      <text:p text:style-name="P47">– Я хотя б думать собираюсь об Эквестрии! И о том, што миру грозит опасность! Не то, што некоторые!</text:p>
      <text:p text:style-name="P47">–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47">Я уселась на пуфике, а подруги заняли места на матрасах…</text:p>
      <text:p text:style-name="P58"/>
      <text:p text:style-name="P58">– Спайк, будь добр, принеси дневник эксперимента. Он в подвале, за шкафом с ретортами, в…</text:p>
      <text:p text:style-name="P58">– В сейфе, я в курсе.</text:p>
      <text:p text:style-name="P58"/>
      <text:p text:style-name="P59">***</text:p>
      <text:p text:style-name="P78"/>
      <text:p text:style-name="P58">Дата: 12.04.2142 А.<text:span text:style-name="T11">C</text:span>.</text:p>
      <text:p text:style-name="P58">Эксперимент: заклинание Прозрения</text:p>
      <text:p text:style-name="P58">Испытуемая: Эпплджек</text:p>
      <text:p text:style-name="P58">Синопсис: запись сна со слов испытуемой</text:p>
      <text:p text:style-name="P58">Замечания: после эксперимента в гриве у испытуемой появился седой локон.</text:p>
      <text:p text:style-name="P59"/>
      <text:p text:style-name="P59">~~~</text:p>
      <text:p text:style-name="P1">Я посмотрела на застывшее у моих ног<text:span text:style-name="T1"> тело</text:span>.</text:p>
      <text:p text:style-name="P21">“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6"><text:soft-page-break/>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39">— солнце. Моё солнце.</text:span><text:span text:style-name="T33">”</text:span></text:p>
      <text:p text:style-name="P10">Я остановилась перед дверью. Четыре ярда брони отделяли меня от Эквестрии. Четыре ярда и двадцать пять лет.</text:p>
      <text:p text:style-name="P21"><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3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25">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3">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3">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4"> </text:span><text:span text:style-name="T34">Видения этих городов</text:span><text:span text:style-name="T44"> дрожали, <text:s/>пересекались </text:span><text:span text:style-name="T34">и постоянно множились</text:span><text:span text:style-name="T44">.</text:span></text:p>
      <text:p text:style-name="P46">У меня дико заболела голова, мне казалось, она вылезет из шляпы распухшим шаром. Я закрыла глаза.</text:p>
      <text:p text:style-name="P58"><text:soft-page-break/></text:p>
      <text:p text:style-name="P58">Примечания: ПипБак? Стойло?</text:p>
      <text:p text:style-name="P1"/>
      <text:p text:style-name="P2">***</text:p>
      <text:p text:style-name="P1"/>
      <text:p text:style-name="P58">Дата: 12.04.<text:span text:style-name="T11">2142</text:span> А.С.</text:p>
      <text:p text:style-name="P58">Эксперимент: заклинание Прозрения</text:p>
      <text:p text:style-name="P58">Испытуемая: Рэйнбоу Дэш</text:p>
      <text:p text:style-name="P58">Синопсис: описание пробуждения испытуемой</text:p>
      <text:p text:style-name="P58">Замечания: испытуемая отказалась дать описание сна. «Гы-гы… Фигасе… Человеки рулят…» <text:span text:style-name="T14">—</text:span><text:span text:style-name="T15"> </text:span><text:span text:style-name="T54">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7"/>
      <text:p text:style-name="P58">Дата: 12.04.<text:span text:style-name="T11">2142</text:span> А.С.</text:p>
      <text:p text:style-name="P58">Эксперимент: заклинание Прозрения</text:p>
      <text:p text:style-name="P58">Испытуемая: Рэрити</text:p>
      <text:p text:style-name="P58">Синопсис: запись сна со слов испытуемой</text:p>
      <text:p text:style-name="P58">Замечания: замечаний нет</text:p>
      <text:p text:style-name="P58"/>
      <text:p text:style-name="P43">~~~</text:p>
      <text:p text:style-name="P1"><text:span text:style-name="T27">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text:soft-page-break/>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39">чёрный экран?</text:span></text:p>
      <text:p text:style-name="P44"/>
      <text:p text:style-name="P48">***</text:p>
      <text:p text:style-name="P47"/>
      <text:p text:style-name="P58">Дата: 12.04.<text:span text:style-name="T11">2142</text:span> А.С.</text:p>
      <text:p text:style-name="P58">Эксперимент: заклинание Прозрения</text:p>
      <text:p text:style-name="P58">Испытуемая: Пинки Пай</text:p>
      <text:p text:style-name="P58">Синопсис: описание пробуждения испытуемой</text:p>
      <text:p text:style-name="P58">Замечания: испытуемая отказалась дать описание сна.</text:p>
      <text:p text:style-name="P58"/>
      <text:p text:style-name="P43">~~~</text:p>
      <text:p text:style-name="P5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8"/>
      <text:p text:style-name="P58">Примечания: через месяц волосы Пинки пришли в обычное состояние, хотя при встрече с Рэйнбоу Дэш она по прежнему прячет глаза.</text:p>
      <text:p text:style-name="P58"/>
      <text:p text:style-name="P59">***</text:p>
      <text:p text:style-name="P58"/>
      <text:p text:style-name="P58">Дата: 12.04.<text:span text:style-name="T11">2142</text:span> А.С.</text:p>
      <text:p text:style-name="P58">Эксперимент: заклинание Прозрения</text:p>
      <text:p text:style-name="P58">Испытуемая: Флаттершай</text:p>
      <text:p text:style-name="P58">Синопсис: описание пробуждения испытуемой</text:p>
      <text:p text:style-name="P58">Замечания: получить описание сна оказалось невозможным. </text:p>
      <text:p text:style-name="P58"/>
      <text:p text:style-name="P43">~~~</text:p>
      <text:p text:style-name="P58">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8"/>
      <text:p text:style-name="P58">* Примечания: при виде кексиков истерика случилась с Пинки Пай.</text:p>
      <text:p text:style-name="P58"/>
      <text:p text:style-name="P2">***</text:p>
      <text:p text:style-name="P1"/>
      <text:p text:style-name="P21"><text:soft-page-break/>Сим повелеваем прекратить дальнейшие эксперименты<text:span text:style-name="T25"> с использованием </text:span><text:span text:style-name="T26">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2">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2">Обмакнув перо в чернила, я начал письмо.</text:p>
      <text:p text:style-name="P58"/>
      <text:p text:style-name="P58">Привет, Сел (несмотря ни на что, мне всё же хочется называть тебя так).</text:p>
      <text:p text:style-name="P58">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7"/>
      <text:p text:style-name="P47">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8"/>
      <text:p text:style-name="P58">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8">К сожалению, Луна запретила Твайлайт дальнейшие эксперименты в этой сфере, что создало юридическую преграду для исследований.</text:p>
      <text:p text:style-name="P47"/>
      <text:p text:style-name="P47">…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7"/>
      <text:p text:style-name="P58">Кроме того, Твайлайт сожгла кучу оборудования, что обусловило невозможность дальнейших исследований физически.</text:p>
      <text:p text:style-name="P58"/>
      <text:p text:style-name="P47">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7">Ась? Секунду назад там никого не было!</text:p>
      <text:p text:style-name="P47">Я моргнул, но пегаска не исчезла.</text:p>
      <text:p text:style-name="P47"><text:soft-page-break/>–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7">Лёгкой хрипотцой и короткой стрижкой пегаска напоминала мальчишку.</text:p>
      <text:p text:style-name="P47">– А что такого с твоим домом? – поинтересовался я.</text:p>
      <text:p text:style-name="P47">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7">– Он опускается. – нехотя ответила пегаска и спрыгнула с подоконника. – Ещё пару месяцев — и я буду жить на земле, как какая-нибудь земнопони!</text:p>
      <text:p text:style-name="P47">Пегаска подошла к столу, встала на задние ноги и положила передние на столешницу.</text:p>
      <text:p text:style-name="P47">– Рэйнбоу Дэш! – отрекомендовалась пегаска. – А ты Анон, верно?</text:p>
      <text:p text:style-name="P47">Пегаска протянула мне копыто.</text:p>
      <text:p text:style-name="P47">Я уже протянул было руку, но тут увидел нечто, после чего мне на глаза медленно опустилась красная пелена.</text:p>
      <text:p text:style-name="P47">Бля-а-а!</text:p>
      <text:p text:style-name="P47">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7">Полчаса работы к чёрту.</text:p>
      <text:p text:style-name="P47">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7">– Так это… Я могу чем-нибудь помочь?</text:p>
      <text:p text:style-name="P47">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7">– Можешь! – наконец придумал я, как мне казалось, остроумный ответ. – Надо принести кое-чего.</text:p>
      <text:p text:style-name="P47">–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7">– Не, так далеко не надо. – остановил я её с ухмылкой. – Сгоняй-ка за пивом. У меня как раз закончилось.</text:p>
      <text:p text:style-name="P47">Пегаска застыла на месте, не веря услышанному.</text:p>
      <text:p text:style-name="P47">–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7">Пегаска крутанулась на месте и молнией вылетела из комнаты — аж окно хлопнуло.</text:p>
      <text:p text:style-name="P47">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7"/>
      <text:p text:style-name="P58">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8"/>
      <text:p text:style-name="P47">БАЦ!</text:p>
      <text:p text:style-name="P47"><text:soft-page-break/>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7">– Вот тебе твоё пиво, Анон! В жизни меня так не унижали!</text:p>
      <text:p text:style-name="P47">Пегаска смотрела на меня с вызовом и осуждением.</text:p>
      <text:p text:style-name="P47">– Извини, если пиво НЕ ТОЙ марки, но ты не удосужился назвать мне свою любимую! – съязвила пегаска.</text:p>
      <text:p text:style-name="P47">Я набрал воздуха в грудь побольше, чтобы взорваться гневной отповедью, но, неожиданно для себя рассмеялся.</text:p>
      <text:p text:style-name="P47">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7">Смех рвался наружу мощым потоком, я просто ухахатывался, упав под стол.</text:p>
      <text:p text:style-name="P47">– Странный ты какой-то! – заявила пегаска, озадаченно потирая затылок. – Сначала даёшь дурацкие задания, а потом сам же с них смеёшься.</text:p>
      <text:p text:style-name="P47">Дэш сложила передние ноги на груди и продолжила.</text:p>
      <text:p text:style-name="P47">–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7">Я отсмеялся, наклонился через стол и потрепал пегаску по чёлке. Та в ответ с готовностью подставила голову.</text:p>
      <text:p text:style-name="P47">–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7">–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7">…</text:p>
      <text:p text:style-name="P47">А ведь пегаска говорит дело! Из того, что я помню, эта зебра-шаманка иногда даже выручала Твайлайт. Визит к ней будет совсем не лишним.</text:p>
      <text:p text:style-name="P47">– Ты права. Буду тебе признателен, если покажешь мне завтра утром, где живёт Зекора.</text:p>
      <text:p text:style-name="P47">Пегаска отрицательно помотала головой.</text:p>
      <text:p text:style-name="P47">–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7">Вот чёрт! Походу, сон на сегодня отменяется. Я спрятал письмо в стол, накинул на плечи куртку и пошёл к выходу.</text:p>
      <text:p text:style-name="P47">Пегаска по-прежнему стояла у стола, делая вид, что её это не касается.</text:p>
      <text:p text:style-name="P47">– Эмм. Так мы идём к Зекоре, или нет? Я думал, ты хотела помочь.</text:p>
      <text:p text:style-name="P47">Пегаска скорчила недовольную мордочку.</text:p>
      <text:p text:style-name="P47">– Вы, человеки, все такие не клёвые?</text:p>
      <text:p text:style-name="P47">– ?</text:p>
      <text:p text:style-name="P47">Пегаска принялась загибать копыта.</text:p>
      <text:p text:style-name="P47">– Я тебе принесла пиво — это раз! Подала идею с Зекорой — это два! А где моё вознаграждение???</text:p>
      <text:p text:style-name="P47"><text:soft-page-break/>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7">– Сколько ты хочешь за помощь, Рэйнбоу Дэш? – спросил я ровным голосом и звякнул монетами.</text:p>
      <text:p text:style-name="P47">Пегаска скривила губы и отодвинула от себя мешочек.</text:p>
      <text:p text:style-name="P47">– Какой ты глупый! А ещё из Кантерлота! Мне не нужны твои серебряшки!</text:p>
      <text:p text:style-name="P47">– Чего же ты хочешь? Золотяшек? – саркастически спросил я.</text:p>
      <text:p text:style-name="P47">Пегаска уселась вплотную ко мне и поддела головой мою руку.</text:p>
      <text:p text:style-name="P47">– Почесушек! И не говори мне, что не умеешь! Ты только что делал это совершенно бесплатно!</text:p>
      <text:p text:style-name="P47">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7">– Да. Да. Так. Гы. Ещё. Вот так. Кру-у-у-то-о-о!</text:p>
      <text:p text:style-name="P47">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7">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7"/>
      <text:p text:style-name="P47">…</text:p>
      <text:p text:style-name="P47"/>
      <text:p text:style-name="P47">–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7">Пегаска с хрустом потянулась.</text:p>
      <text:p text:style-name="P47">– А я категорически против этого!</text:p>
      <text:p text:style-name="P35"/>
      <text:p text:style-name="P36">***</text:p>
      <text:p text:style-name="P35"/>
      <text:p text:style-name="P35">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5">Я старался шагать по шпалам, чтобы не сбивать шаг. Очертания пегаски расплывались впереди на границе освещённого участка.</text:p>
      <text:p text:style-name="P47">– И как там, в Кантерлоте? Прикольно? Давненько там не была.</text:p>
      <text:p text:style-name="P47">–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7">–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7">Пегаска мечтательно вздохнула.</text:p>
      <text:p text:style-name="P47">– Что за чувство? – Я старался успевать за пегаской, для чего мне пришлось перейти на быстрый шаг.</text:p>
      <text:p text:style-name="P47"><text:soft-page-break/>–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7">Я не поверил своим ушам.</text:p>
      <text:p text:style-name="P47">– Тебе угрожали клаудсдейлские пегасы? Тебе пришлось бросить дом?</text:p>
      <text:p text:style-name="P47">Пегаска фыркнула.</text:p>
      <text:p text:style-name="P47">–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7">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7">– Так и перестала бы с ними драться. В чём проблема?</text:p>
      <text:p text:style-name="P47">Я не мог различить выражения мордочки Дэш в полутьме, но сопение пегаски выдало её волнение.</text:p>
      <text:p text:style-name="P47">– Они задирали Флаттершай. Она не могла им ответить. Она же не я!</text:p>
      <text:p text:style-name="P47">– А ты хотела бы вернуться?</text:p>
      <text:p text:style-name="P47">– Нет! – пегаска остановилась перед выросшей из темноты палаткой. За открытым пологом стоял непроглядный мрак.</text:p>
      <text:p text:style-name="P47">–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7">– А если она уже спит? – тоже шёпотом ответил я Дэш. – Как-то неудобно её будить.</text:p>
      <text:p text:style-name="P47">– Входи, Тот-Кого-Нет. – раздался вдруг низкий голос в темноте. – И ты, маленькая пегаска, тоже не стой на пороге.</text:p>
      <text:p text:style-name="P47">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7">Я закашлялся. На табак это не похоже, зебра явно курила травку.</text:p>
      <text:p text:style-name="P47">– Добрый вечер! – начал я. – Мы не знакомы, но Рэйнбоу Дэш посоветовала мне обратиться к вам. Я ищу ответы на пару вопросов.</text:p>
      <text:p text:style-name="P47">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7">– Я ищу любую информацию про Большое Откровение и Чёрный Экран. Буду очень признателен, если…</text:p>
      <text:p text:style-name="P47">– Молчи! Ничего не говори! – перебила меня Зекора.</text:p>
      <text:p text:style-name="P47">Заметив мой удивлённый взгляд, она объяснила:</text:p>
      <text:p text:style-name="P47">– Мало времени. Не у меня — у тебя. Другое Всё гонится за тобой и я не знаю, сколько тебе отмерено.</text:p>
      <text:p text:style-name="P47">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7">–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8"/>
      <text:p text:style-name="P58"><text:soft-page-break/>«…Старый Свамбе говорит вам, маленькие иго-го, и вам, взрослые воины Нзака, и вам <text:span text:style-name="T50">—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8"/>
      <text:p text:style-name="P47">Зекора захлопнула книгу.</text:p>
      <text:p text:style-name="P47">– Это всё, что я могу сказать тебе, Тот-Кого-Нет.</text:p>
      <text:p text:style-name="P47">Бля! И ради этого я тащился сюда посреди ночи?</text:p>
      <text:p text:style-name="P47">–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7">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7">Я был готов к тому, что зебра разозлится и выставит меня из шатра. Но Зекора только фыркнула.</text:p>
      <text:p text:style-name="P47">–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7">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7">– Зекора, почему ты называешь Анона Тем, Кого Нет?</text:p>
      <text:p text:style-name="P47">В темноте сверкнула белозубая улыбка зебры.</text:p>
      <text:p text:style-name="P47">– Потому что когда я смотрю на дорогого твоему сердцу Анона, я вижу Ничто.</text:p>
      <text:p text:style-name="P47">Мне стало нехорошо.</text:p>
      <text:p text:style-name="P47"/>
      <text:p text:style-name="P48">***</text:p>
      <text:p text:style-name="P47"/>
      <text:p text:style-name="P47">Мы возвращались по ночному лесу к железной дороге. Пегаска летела возле меня на высоте груди.</text:p>
      <text:p text:style-name="P47">– Интересно, что Зекора имела ввиду, когда говорила, что за тобой гонится Другое Всё? И как можно видеть Ничто?</text:p>
      <text:p text:style-name="P47">– Не обращай внимания. Когда курят траву, и не такое видят.</text:p>
      <text:p text:style-name="P47">–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7">Пегаска начала боксировать воздух. Я расхохотался.</text:p>
      <text:p text:style-name="P47">– Спасибо, Рэйнбоу Дэш! Я тронут.</text:p>
      <text:p text:style-name="P47">– Да ладно, Анон, чего уж там. – засмущалась пегаска. – Друзья иначе и не поступают. <text:span text:style-name="T54">И вот что. Зови меня Дэш! А то и мне придётся звать тебя полным именем, а я этого не выношу.</text:span></text:p>
      <text:p text:style-name="P47">Я кивнул и легонько хлопнул пегаску по крупу, принимая её предложение. Та скосила на меня сиреневый глаз и фыркнула.</text:p>
      <text:p text:style-name="P47"><text:soft-page-break/>–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7">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7">– Здравствуй, Анонимус.</text:p>
      <text:p text:style-name="P47">Я молча смотрел на неё, слегка пошатываясь. В голове воцарилась звенящая пустота.</text:p>
      <text:p text:style-name="P47">Селестия шагнула мне навстречу.</text:p>
      <text:p text:style-name="P47">– Пожалуйста, прошу тебя, не думай так. Мы — не плод твоего воображения, мы — живые, мы — существуем! Когда ты так думаешь, я чувствую, как мир тает.</text:p>
      <text:p text:style-name="P47">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7">– <text:s/>Думаю как?</text:p>
      <text:p text:style-name="P47">– Думаешь, что мы — плод твоего воображения, отравленного наркотиком. Это не так. Прошу тебя…</text:p>
      <text:p text:style-name="P47">– А если ты — действительно мой бред? – съязвил я. – Вот сейчас протрезвею, и ты исчезнешь.</text:p>
      <text:p text:style-name="P47">Порыв ветра скрыл аликорницу в вихре снежинок. Её очертания расплылись.</text:p>
      <text:p text:style-name="P47">– Эй, постой, ты куда? Я пошутил! Погоди, не исчезай! Стой! Не оставляй меня здесь!!! Я пошутил!!!</text:p>
      <text:p text:style-name="P47">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7">– Ты напугала меня! – пожаловался я ей. – Не исчезай больше!</text:p>
      <text:p text:style-name="P47">Аликорница прижала меня к себе крыльями и устало усмехнулась.</text:p>
      <text:p text:style-name="P47"><text:soft-page-break/>–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7">– Знаешь, я всё думал над твоими словами тогда, ну, ты помнишь… В бассейне. Они всё ещё в силе? Я могу быть хотя бы твоим другом?</text:p>
      <text:p text:style-name="P47">Аликорница тихо засмеялась, защекотав мне ухо.</text:p>
      <text:p text:style-name="P47">–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7">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7">– Времени осталось немного. Мне надо, чтобы ты запомнил одну вещь.</text:p>
      <text:p text:style-name="P47">– А?</text:p>
      <text:p text:style-name="P47">–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7">– Я доведу! Обещаю! Но что может случиться с тобой, Селли?</text:p>
      <text:p text:style-name="P3">Стук стал громче.</text:p>
      <text:p text:style-name="P47">–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7">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7">–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7">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7">– Что за ерунда? – Я схватился за голову, пытаясь не дать ей взорваться. Потом взглянул вниз и схватился за другое. – Что за херня??!</text:p>
      <text:p text:style-name="P47">Я вскочил и в спешке начал одеваться.</text:p>
      <text:p text:style-name="P47">БАЦ-БАЦ-БАЦ!!!</text:p>
      <text:p text:style-name="P47">– Уже бегу!</text:p>
      <text:p text:style-name="P47">Одевая штаны, я попрыгал к двери на одной ноге. На пороге стояла серая пегаска с косящим взглядом.</text:p>
      <text:p text:style-name="P47"><text:soft-page-break/>– Привет, Анон. Тебе корреспонденция. – пегаска порылась в сумке и выудила зубами пухлый пакет.</text:p>
      <text:p text:style-name="P47">– «Особенности поведения, питания и размножения приматов». – прочитал я на стикере.</text:p>
      <text:p text:style-name="P47">–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36">—</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7">– Но нигде не сказано, какие частицы надо ускорять! Мне за эти самоцветы от сестры влетит!</text:p>
      <text:p text:style-name="P47">–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5">– Эээ! Это что же получается? Выходит, зря я яблоки <text:span text:style-name="T1">притащила</text:span>? Нам же не сидр нужен?</text:p>
      <text:p text:style-name="P35">–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7">–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7">– Эээ! Я не собираюсь ни с чем сталкивать свои яблоки! И перегонять тоже! Давайте лучше их съедим.</text:p>
      <text:p text:style-name="P47">– Тише, поняши! Нас могут услышать! Зачем сейчас спорить о том, о чём мы уже спорили вчера и позавчера?</text:p>
      <text:p text:style-name="P47">– Тебе легко говорить, Ску! Ты никакой своей особенной частицы не притащила! Давай мы твой скутер к ускорителю пришпандорим?</text:p>
      <text:p text:style-name="P35"><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7">– Так причём тут ускоритель, Скуталу?! Говорю ж, это для заклинания Прозрения…</text:p>
      <text:p text:style-name="P47"/>
      <text:p text:style-name="P47">…</text:p>
      <text:p text:style-name="P47"/>
      <text:p text:style-name="P47"><text:soft-page-break/>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7">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7">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7">Закрыв дверь, я отправился в город.</text:p>
      <text:p text:style-name="P47"/>
      <text:p text:style-name="P47">…</text:p>
      <text:p text:style-name="P47"/>
      <text:p text:style-name="P47">–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7">– Ну, если по аналогии с садовым шлангом, струя воды сметёт весь песок и может облить всех рядом присутствующих.</text:p>
      <text:p text:style-name="P47">–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7">– А ты неопытный маг? – парировал я.</text:p>
      <text:p text:style-name="P47">–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7">–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36"> </text:span><text:span text:style-name="T27">Мощнее ускорителя только магия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3"><text:span text:style-name="T36">– Я </text:span><text:span text:style-name="T40">всегда буду оставаться в тени. </text:span><text:span text:style-name="T36">– </text:span><text:span text:style-name="T40">хлюпала единорожка. </text:span><text:span text:style-name="T36">– </text:span><text:span text:style-name="T40">Мне не хватает сил, чтобы воспользоваться всеми знаниями, которые я освоила. Ведь даже заклинание «Последнего Шанса» я нашла!</text:span></text:p>
      <text:p text:style-name="P95"><text:span text:style-name="T11">– </text:span>Ты?!</text:p>
      <text:p text:style-name="P95"><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text:soft-page-break/>произвести, в Эквестрии не больше полудюжины! И даже то, что меня заменили самим Дискордом, говорит о его сложности!</text:p>
      <text:p text:style-name="P95"><text:span text:style-name="T11">– М</text:span>ожет, тогда ты скажешь, что в нём пошло не так и почему к вам попал я, а не сверхаликорн?</text:p>
      <text:p text:style-name="P95"><text:span text:style-name="T11">– </text:span>Не скажу. Заклинания Стар Свирла Бородатого обычно если срабатывают, то без ошибок.</text:p>
      <text:p text:style-name="P47"><text:span text:style-name="T11">– Если </text:span>только <text:span text:style-name="T11">их правильно вызывают. – </text:span>пробурчал Спайк, возвращаясь в корзинку.</text:p>
      <text:p text:style-name="P33"><text:span text:style-name="T11">–</text:span> <text:span text:style-name="T1">Эмм. </text:span>Что он имел ввиду?</text:p>
      <text:p text:style-name="P33"><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0">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33"><text:span text:style-name="T11">– </text:span><text:span text:style-name="T1">Да, завершилось всё препаршиво. Принцесса Луна сказала, лучше бы её обратно на луну закинули.</text:span></text:p>
      <text:p text:style-name="P33"><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3"><text:span text:style-name="T11">– </text:span><text:span text:style-name="T1">Хм. Нет.</text:span></text:p>
      <text:p text:style-name="P33"><text:span text:style-name="T11">– </text:span><text:span text:style-name="T1">А друзья?</text:span></text:p>
      <text:p text:style-name="P33"><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36">— </text:span><text:span text:style-name="T27">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6">.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7">.</text:span></text:p>
      <text:p text:style-name="P47"/>
      <text:p text:style-name="P47">…</text:p>
      <text:p text:style-name="P47"/>
      <text:p text:style-name="P47">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7"><text:soft-page-break/>«<text:span text:style-name="T23">Чужестранец-примат разбил сердце нашей обожаемой Селестии! Двор в отчаянии </text:span><text:span text:style-name="T14">— </text:span><text:span text:style-name="T23">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7">Папарацци хреновы!</text:p>
      <text:p text:style-name="P47">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7"><text:span text:style-name="T11">– </text:span>Привет, Эй-Джей! У тебя проблемы?</text:p>
      <text:p text:style-name="P47"><text:span text:style-name="T11">– </text:span>Привет, сахарок. <text:span text:style-name="T11">– </text:span>озабоченно поприветствовала меня фермерша.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7">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7"><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7">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7"><text:span text:style-name="T11">– </text:span>Думаю, я могу починить телегу. Только больших нагрузок эта ось уже не выдержит. Но до фермы худо-бедно доедете.</text:p>
      <text:p text:style-name="P47">Эпплджек с сомнением посмотрела на меня.</text:p>
      <text:p text:style-name="P47"><text:span text:style-name="T11">– </text:span>Хошь сказать, ты в Кантерлоте у Селестии под крылышком телеги чинил? Или Рэр сбрехала про Селестию?</text:p>
      <text:p text:style-name="P47">Я мысленно ругнулся на языкатую единорожку и молча достал пенал с инструментами.</text:p>
      <text:p text:style-name="P47"/>
      <text:p text:style-name="P47">…</text:p>
      <text:p text:style-name="P47"/>
      <text:p text:style-name="P47">Собрав инструмент, я потолкал тележку назад-вперёд.</text:p>
      <text:p text:style-name="P47"><text:span text:style-name="T11">– Г</text:span>отово. Принимай работу, хозяйка!</text:p>
      <text:p text:style-name="P47">Эпплджек стиснула меня в сокрушающих объятиях.</text:p>
      <text:p text:style-name="P47"><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7">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7"><text:span text:style-name="T11">– </text:span>Этой… Бери… Сам делал… Ток не говори никому, лады?</text:p>
      <text:p text:style-name="P47">Я сунул флягу за пазуху. Биг Мак молниеносно накрыл дерюгой подсумок и через мгновение за телегу заглянула Эпплджек.</text:p>
      <text:p text:style-name="P47"><text:span text:style-name="T11">– </text:span>Чегой-то вы тут скрытничаете, а?</text:p>
      <text:p text:style-name="P47">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7"><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7"><text:soft-page-break/>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54">именно в такой последовательности.</text:span></text:p>
      <text:p text:style-name="P47">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54">объявляла вывеска. Ну что же, Анон, если тебе повезёт, ты найдёшь тут пару блюд без травы!</text:span></text:p>
      <text:p text:style-name="P47">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7"><text:span text:style-name="T11">– </text:span>Свободно? <text:span text:style-name="T11">– </text:span>спросил я у единственной пони, сидящей за столиком.</text:p>
      <text:p text:style-name="P47"><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7"><text:span text:style-name="T11">– <text:s/></text:span>Пирог с грибами, яишницу и чизкейк<text:span text:style-name="T11"> – </text:span>сообщил я подошедшей официантке.</text:p>
      <text:p text:style-name="P47"><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47"><text:span text:style-name="T11">– </text:span>И салат «по-кантерлотски».</text:p>
      <text:p text:style-name="P49">Пока я ел, пони мрачно смотрела на меня, положив голову на стол. Мне стало неловко от её тяжёлого взгляда и я попытался завести разговор.</text:p>
      <text:p text:style-name="P49"><text:span text:style-name="T11">– </text:span>Вы, наверное, ждёте кого-то?</text:p>
      <text:p text:style-name="P49"><text:span text:style-name="T11">– </text:span>Неа.</text:p>
      <text:p text:style-name="P49"><text:span text:style-name="T11">– </text:span>Просто обедаете?</text:p>
      <text:p text:style-name="P49"><text:span text:style-name="T11">– </text:span>Неа.</text:p>
      <text:p text:style-name="P49"><text:span text:style-name="T11">– </text:span>Просто сидите и мрачно смотрите на меня?</text:p>
      <text:p text:style-name="P49"><text:span text:style-name="T11">– </text:span>Неа.</text:p>
      <text:p text:style-name="P49"/>
      <text:p text:style-name="P49">Хм, а эта пони не из разговорчивых. Ну ладно.</text:p>
      <text:p text:style-name="P41"/>
      <text:p text:style-name="P49"><text:span text:style-name="T11">– </text:span>А что же вы делаете?</text:p>
      <text:p text:style-name="P49"><text:span text:style-name="T11">– </text:span>Веселюсь. <text:span text:style-name="T11">– </text:span>мрачно заявила пони.</text:p>
      <text:p text:style-name="P49"><text:span text:style-name="T11">– </text:span>Если я вас достал, то так и скажите. Извините.</text:p>
      <text:p text:style-name="P49">Я продолжил есть молча.</text:p>
      <text:p text:style-name="P49">Неожиданно пони улыбнулась и подмигнула мне. Её сморщенная мордочка разгладилась и стала весьма милой.</text:p>
      <text:p text:style-name="P49"><text:span text:style-name="T11">– </text:span>Привет, Нон-нон!</text:p>
      <text:p text:style-name="P49">Вот дискорд! То есть, чёрт! Обитатели этого городка в который раз поражали меня своей проницательностью. У меня на лбу написано, что ли?!</text:p>
      <text:p text:style-name="P49"><text:span text:style-name="T11">– </text:span>Мы с вами раньше встречались?</text:p>
      <text:p text:style-name="P49"><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Анон, и ты программист, и тебе сорок один год,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49">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49"><text:span text:style-name="T11">– </text:span>Оставь, Салвер.<text:span text:style-name="T11"> </text:span>Ему за счёт заведения.</text:p>
      <text:p text:style-name="P47"><text:span text:style-name="T11">– </text:span>Ясно, мисс Пинки. <text:span text:style-name="T11">– </text:span>официантка кивнула и ушла.</text:p>
      <text:p text:style-name="P47"><text:span text:style-name="T11">– Ч</text:span>его-о-о?<text:span text:style-name="T11"> </text:span>Так это твой бар?</text:p>
      <text:p text:style-name="P47"><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7">Говоря это, кобылка оттянула передними копытами нижние веки, став похожей на маньяка.</text:p>
      <text:p text:style-name="P47"><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7"><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47">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7"><text:span text:style-name="T11">– </text:span>У меня есть идея получше. <text:span text:style-name="T11">– </text:span>на свет показалась фляга Большого Макинтоша.</text:p>
      <text:p text:style-name="P47"><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7"><text:span text:style-name="T11">– </text:span>Починил телегу. Только молчок про самогон, раз уж ты в курсе. <text:span text:style-name="T11">– </text:span>я разлил сидр по чашкам.</text:p>
      <text:p text:style-name="P47"><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7"><text:s/>Сидр Биг Мака на вкус был безобидным, чуть забродившим яблочным соком. Я выпил полную чашку и заявил Пинки:</text:p>
      <text:p text:style-name="P47"><text:span text:style-name="T11">– </text:span>Эт-то ты наз-зваишь с-суфер-д-дуфер-с-сильн..?</text:p>
      <text:p text:style-name="P47">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7"><text:span text:style-name="T11">– У </text:span>тебя такая смешная мордочка! <text:span text:style-name="T11">– </text:span>захихикали Пинки, покачиваясь. <text:span text:style-name="T11">– </text:span>Как будто ты <text:span text:style-name="T54">подкову </text:span>в пироге обнаружил. Или Селестию в ванной.</text:p>
      <text:p text:style-name="P47">Это сравнение пробудило во мне полузабытое воспоминание.</text:p>
      <text:p text:style-name="P47"><text:span text:style-name="T11">– </text:span>Эмм… Скажи-ка мне, мой друг П-п-пинки… Легенда про фаэри <text:span text:style-name="T15">— </text:span><text:span text:style-name="T54">эт правда?</text:span></text:p>
      <text:p text:style-name="P47"><text:span text:style-name="T15">– </text:span><text:span text:style-name="T54">Какая из? Их много, вообще-то. Ик!</text:span></text:p>
      <text:p text:style-name="P47"><text:span text:style-name="T15">– </text:span><text:span text:style-name="T54">Про принцесс. Про то, что они фаэри, спустившиеся с неба во плоти, чтоб помогать пони управлять Эквестрией?</text:span></text:p>
      <text:p text:style-name="P47"><text:span text:style-name="T15">– Н</text:span><text:span text:style-name="T54">он-нон, </text:span><text:span text:style-name="T15">– </text:span><text:span text:style-name="T54">захихикала Пинки, взъерошив копытами розовые кудряшки и попытавшись соорудить из них бороду, </text:span><text:span text:style-name="T15">– </text:span><text:span text:style-name="T54">если бы я могла ответить на этот вопрос, то я была бы не Пинки Пай, а Стар Свирлом </text:span><text:soft-page-break/><text:span text:style-name="T54">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7"><text:span text:style-name="T15">– </text:span><text:span text:style-name="T54">Да так. Всё думаю, насколько это одиноко — быть бессмертной в мире смертных. Когда сам никого не любишь, и тебя никто не любит…</text:span></text:p>
      <text:p text:style-name="P47"><text:span text:style-name="T15">– </text:span><text:span text:style-name="T54">Ты что-о-о! Нельзя любить фаэри! Она похитит твоё сердце, и ты будешь искать её, пока не… </text:span><text:span text:style-name="T15">– </text:span><text:span text:style-name="T54">Пинки погрузилась в так и не съеденный салат «по-кантерлотски» и захрапела.</text:span></text:p>
      <text:p text:style-name="P47"><text:span text:style-name="T15">– </text:span><text:span text:style-name="T54">Пока не умру?</text:span></text:p>
      <text:p text:style-name="P47"><text:span text:style-name="T15">– </text:span><text:span text:style-name="T54">Нет, глупенький. </text:span><text:span text:style-name="T15">– </text:span><text:span text:style-name="T54">пробулькала Пинки из миски. </text:span><text:span text:style-name="T15">– </text:span><text:span text:style-name="T54">Пока не найдёшь.</text:span></text:p>
      <text:p text:style-name="P50">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0">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0">Холодок незаметно прокрался мне в душу и прояснил мозги. Я кинул взгляд на часы на стене. Было без десяти шесть.</text:p>
      <text:p text:style-name="P50">Бля!</text:p>
      <text:p text:style-name="P50">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0">БАМММ!!!</text:p>
      <text:p text:style-name="P50">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0"><text:span text:style-name="T11">– </text:span>Судя по тому, как ты стремительно сбежал от меня не попрощавшись, у тебя проблемы. <text:span text:style-name="T11">– </text:span>заметила с укором кобылка. <text:span text:style-name="T11">– </text:span>Странно, мы, вроде, только сегодня познакомились.</text:p>
      <text:p text:style-name="P50"><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0"><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0"><text:span text:style-name="T11">– </text:span>У нас?</text:p>
      <text:p text:style-name="P50">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0">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0">Но недостаточное.</text:p>
      <text:p text:style-name="P50"><text:soft-page-break/>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0"><text:span text:style-name="T11">– </text:span>Сто-о-ой! <text:span text:style-name="T11">– </text:span>заорал я. <text:span text:style-name="T11">– </text:span>Выпрыгивай из бочки!!!</text:p>
      <text:p text:style-name="P50">Кобылка-пилот улыбнулась и постукала копытцем по шлему, показывая, что не слышит меня.</text:p>
      <text:p text:style-name="P50"><text:span text:style-name="T11">– </text:span>Выпрыгива-а-а… <text:span text:style-name="T11">– </text:span>мой крик утонул в рёве рвущихся фейерверков.</text:p>
      <text:p text:style-name="P50">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0">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0"><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0">Поняшка ткнула в бок белоснежную пони-единорога. Та раскрыла глаза и осмотрелась.</text:p>
      <text:p text:style-name="P50"><text:span text:style-name="T11">– </text:span>Смотри, вот те и ответ на вопрос, куда деваются пони!</text:p>
      <text:p text:style-name="P50"><text:span text:style-name="T11">– </text:span>Где? <text:span text:style-name="T11">– </text:span>единорожка начала оглядываться.</text:p>
      <text:p text:style-name="P50"><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0"><text:span text:style-name="T11">– </text:span>И что? Я всё равно не пойму, куда деваются пони? И куда пропала Скуталу?</text:p>
      <text:p text:style-name="P50"><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50">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0"/>
      <text:p text:style-name="P51">***<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7"/>
      <text:p text:style-name="P60"><text:soft-page-break/>Приветствую тебя, мой маленький человек!</text:p>
      <text:p text:style-name="P60">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0">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0">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60"><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6">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0">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0">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0">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60">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text:soft-page-break/>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0">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0">Анониму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0">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0">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0">«<text:span text:style-name="T11">P.S. Н</text:span>е гневите мироздание воровством! <text:span text:style-name="T23">Обмен рулит</text:span>!»</text:p>
      <text:p text:style-name="P60">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0">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0"/>
      <text:p text:style-name="P42">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8"/>
      <text:h text:style-name="Heading_20_2" text:outline-level="2">16. Мэйнхэттен</text:h>
      <text:p text:style-name="P82"/>
      <text:p text:style-name="P50"><text:span text:style-name="T11">– </text:span>Попробуй ещё раз. Может, сбой соединения.</text:p>
      <text:p text:style-name="P50">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0"><text:span text:style-name="T11">– </text:span>Не отсылается. Глюк какой-то.</text:p>
      <text:p text:style-name="P50">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text:soft-page-break/>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0"><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0"><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0"/>
      <text:p text:style-name="P51">***</text:p>
      <text:p text:style-name="P50"/>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50"><text:span text:style-name="T11">– </text:span>Это неправильно! <text:span text:style-name="T11">– </text:span>заявила Рэйнбоу Дэш, отвернувшись от окна.</text:p>
      <text:p text:style-name="P50"><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0"><text:span text:style-name="T11">– </text:span>Да я не про то! <text:span text:style-name="T11">– </text:span>отмахнулась пегаска. <text:span text:style-name="T11">– </text:span>Посмотри на поле.</text:p>
      <text:p text:style-name="P50"><text:span text:style-name="T11">– </text:span>И что? Поле как поле.</text:p>
      <text:p text:style-name="P50"><text:span text:style-name="T11">– </text:span>Оно не убрано. <text:span text:style-name="T11">– </text:span>мрачно ответила пегаска. <text:span text:style-name="T11">– </text:span>Ужас, сколько кукурузы пропадает!</text:p>
      <text:p text:style-name="P50">Я присмотрелся получше и указал ей на очередной городок, проносящийся за окном.</text:p>
      <text:p text:style-name="P50"><text:span text:style-name="T11">– </text:span>У самого посёлка поля убраны. Наверняка дойдёт дело и до остальных.</text:p>
      <text:p text:style-name="P50"><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0">Я выложил на платок горку сдобы от Пинки и предложил печеньку пегаске.</text:p>
      <text:p text:style-name="P50"><text:span text:style-name="T11">– </text:span>Спасибо, но от пинкиных плюшек у меня фланки округляются.</text:p>
      <text:p text:style-name="P50"><text:span text:style-name="T11">– </text:span>Да ладно тебе, Дэш! От одной не округлятся.</text:p>
      <text:p text:style-name="P50"><text:span text:style-name="T11">– </text:span>От одной —<text:span text:style-name="T11"> </text:span>нет. Но я ж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0">За окном несколько пони работали на поле. Что-то странное было в их деятельности.<text:span text:style-name="T11"> </text:span>Как будто…</text:p>
      <text:p text:style-name="P50"><text:span text:style-name="T11">– О</text:span>но и понятно, что поля не убраны. Откуда ж им быть убранными, когда на двух работающих пони целая толпа бездельников!</text:p>
      <text:p text:style-name="P50">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0"><text:span text:style-name="T11">– </text:span>Они паслись… Ты можешь себе представить? Анон! Они ПАСЛИСЬ! Ели траву, как какие-то дикари! Фигня какая-то…</text:p>
      <text:p text:style-name="P50">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0"/>
      <text:p text:style-name="P50"><text:soft-page-break/>…</text:p>
      <text:p text:style-name="P50"/>
      <text:p text:style-name="P50">ВЖИИИИИИИИИ!!!</text:p>
      <text:p text:style-name="P50">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0"><text:span text:style-name="T11">– </text:span>Что за…?</text:p>
      <text:p text:style-name="P122">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0"><text:span text:style-name="T11">– </text:span>Леди и джентльпони! Просьба не паниковать! Поезд дальше не идёт: впереди провал! <text:span text:style-name="T11">– </text:span>крикнул проводник.</text:p>
      <text:p text:style-name="P50"><text:span text:style-name="T11">– </text:span>Какой ещё, в дышло, провал? Я проезжал тут два дня назад!</text:p>
      <text:p text:style-name="P50"><text:span text:style-name="T11">– </text:span>Безобразие! Верните мне деньги за билет!</text:p>
      <text:p text:style-name="P50"><text:span text:style-name="T11">– </text:span>Как вы смеете! Я опоздаю в порт! <text:s/><text:span text:style-name="T11">– </text:span>послышались выкрики в толпе.</text:p>
      <text:p text:style-name="P50">Проводник — седой земнопони стального цвета — поставил фонарь на пол и вытер со лба пот.</text:p>
      <text:p text:style-name="P50"><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0">Я осторожно подошёл к краю и глянул вниз. </text:p>
      <text:p text:style-name="P50">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0"><text:span text:style-name="T11">– </text:span>Эта дыра фиг знает на сколько длится! <text:span text:style-name="T11">– </text:span>заявила Дэш, выныривая из темноты. <text:span text:style-name="T11">– </text:span>я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0">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0"><text:span text:style-name="T11">– </text:span>Дэш, нам надо на ту сторону.</text:p>
      <text:p text:style-name="P50">Пегаска развела копытами.</text:p>
      <text:p text:style-name="P50"><text:span text:style-name="T11">– </text:span>Нет проблем. Я могу тебя перенести.</text:p>
      <text:p text:style-name="P50">Я с сомнением посмотрел на пегаску. Дэш в холке была мне по пояс.</text:p>
      <text:p text:style-name="P50"><text:span text:style-name="T11">– </text:span>Ты точно в этом уверена?</text:p>
      <text:p text:style-name="P50">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0"><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0"><text:soft-page-break/>Мля.</text:p>
      <text:p text:style-name="P50"><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0">Пегаска почесала затылок и заметила.</text:p>
      <text:p text:style-name="P50"><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0">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0">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 Я поплевал на руки и сбросил рюкзак.</text:p>
      <text:p text:style-name="P50">…</text:p>
      <text:p text:style-name="P50">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0">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0">Разумеется, я посмотрел вниз.</text:p>
      <text:p text:style-name="P50">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0">…</text:p>
      <text:p text:style-name="P50">Я валялся на насыпи и трясся как в лихорадке. От пережитого шока меня тошнило. Ёбаная Селестия!</text:p>
      <text:p text:style-name="P50"><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0">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0"><text:span text:style-name="T11">– </text:span>Я чувствую, что только что упустил отличную возможность отлить на вселенную!</text:p>
      <text:p text:style-name="P50"/>
      <text:p text:style-name="P51">***</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ли жить и работать по-старинке.</text:p>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0"><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61">«Именем Селестии, повелеваю всячески содействовать предъявителю сего мандата, человеку Анониму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3">Принцесса Селестия Эквестрийская, Дневная Глава Диархии, Непобедимое Солнце, Защитница Кантерлота, Страж Эверфри и прочая и прочая…» </text:span><text:span text:style-name="T37">– </text:span><text:span text:style-name="T41">прочитал охранник, близоруко щурясь.</text:span></text:p>
      <text:p text:style-name="P50"><text:span text:style-name="T11">– </text:span>Удостоверение личности предъявлять? <text:span text:style-name="T11">– </text:span>осведомился я.</text:p>
      <text:p text:style-name="P50"><text:span text:style-name="T11">– </text:span>Ч-ч-человеку А-а-анонимусу? <text:span text:style-name="T11">– </text:span>заикаясь, переспросил охранник. Он присмотрелся ко мне получше и изо всех сил опустил копыто мне на ботинок.</text:p>
      <text:p text:style-name="P50">Бляяя!!! Ах ты ж!!!</text:p>
      <text:p text:style-name="P50">Хлопнула освобождённая дверь, изнутри клацнула щеколда.</text:p>
      <text:p text:style-name="P50"><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0">Дэш, ни слова не говоря, прислонила ухо к двери.</text:p>
      <text:p text:style-name="P50"><text:span text:style-name="T11">– </text:span>Будешь смеяться, но именно этим он и занят. Вызывает полицию по телефону. <text:span text:style-name="T11">– </text:span>сообщила пегаска.</text:p>
      <text:p text:style-name="P50"><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0">Пегаска продолжала слушать. Потом глаза её округлились от удивления.</text:p>
      <text:p text:style-name="P50"><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0">Ну охренеть! Я что, нанёс моральную травму охраннику своим видом? Добро пожаловать в Эквестрию, страну дружбы и пони!</text:p>
      <text:p text:style-name="P50"><text:span text:style-name="T11">– </text:span>Сколько у нас времени?</text:p>
      <text:p text:style-name="P50">Дэш почесала в затылке.</text:p>
      <text:p text:style-name="P50"><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двадцать <text:span text:style-name="T11">– </text:span>двадцать пять минут у нас есть.</text:p>
      <text:p text:style-name="P50">Я с наслаждением захреначил ногой в стеклянную дверь павильона. Осколки стекла брызнули во все стороны.</text:p>
      <text:p text:style-name="P50"><text:span text:style-name="T11">– </text:span>Тогда давай сначала обыщем контору. Если уж полиция всё равно едет сюда, так пусть у них хотя бы будет повод!</text:p>
      <text:p text:style-name="P50"><text:soft-page-break/></text:p>
      <text:p text:style-name="P51">***</text:p>
      <text:p text:style-name="P50"/>
      <text:p text:style-name="P50">Разумеется, полиция приехала, как только мы обнаружили эти чёртовы резонаторы — иначе ж и быть не могло!</text:p>
      <text:p text:style-name="P50"/>
      <text:p text:style-name="P50">…</text:p>
      <text:p text:style-name="P50"/>
      <text:p text:style-name="P50">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подозрения, хотя проверить их я не мог, так как её кьютимарка была закрыта сталактитом. Прибор с плаката стоял на столике под вывеской.</text:p>
      <text:p text:style-name="P50"><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p>
      <text:p text:style-name="P50">Снаружи послышался вой сирены и цокот множества копыт.</text:p>
      <text:p text:style-name="P50"><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0">Пиздец! Мы с Дэш переглянулись.</text:p>
      <text:p text:style-name="P50"><text:span text:style-name="T11">– </text:span>Это твои двадцать минут? <text:span text:style-name="T11">– </text:span>возмутился я. <text:span text:style-name="T11">– </text:span>Да ещё и десяти не прошло!</text:p>
      <text:p text:style-name="P50">Дэш вымучено скривилась.</text:p>
      <text:p text:style-name="P50"><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0">Я разбил топором стеклянные дверцы прибора и вытащил рубины.</text:p>
      <text:p text:style-name="P50"><text:span text:style-name="T11">–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0">Пегаска отрицательно помотала головой.</text:p>
      <text:p text:style-name="P50"><text:span text:style-name="T11">– </text:span>Ну уж фигушки. Я тебя тут не оставлю.</text:p>
      <text:p text:style-name="P50"><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50"><text:span text:style-name="T11">– Н</text:span>е тупи! <text:span text:style-name="T11">– </text:span>упрямо мотнула головой пегаска. <text:span text:style-name="T11">– </text:span>Всё изменилось. Никто тебя не вытащит.</text:p>
      <text:p text:style-name="P50">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0"><text:span text:style-name="T11">– </text:span>Быстро за мной! <text:span text:style-name="T11">– </text:span>скомандовала пегаска, помчавшись к лестнице в офисные этажи.</text:p>
      <text:p text:style-name="P50">Я припустил было за ней, потом вернулся и поднял над головой раскуроченный ускоритель.</text:p>
      <text:p text:style-name="P50"><text:span text:style-name="T11">– Ю-</text:span>хууу<text:span text:style-name="T11">!!!</text:span></text:p>
      <text:p text:style-name="P50">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0"><text:soft-page-break/>На последнем этаже пегаска стояла в коридоре, с сомнением обозревая ряд дверей.</text:p>
      <text:p text:style-name="P50"><text:span text:style-name="T11">– </text:span>Где-то тут должна быть дверь на крышу. Не могли же они залазить туда по пожарной лестнице?</text:p>
      <text:p text:style-name="P50">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50">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0"><text:span text:style-name="T11">– Анон</text:span>, подвинься!</text:p>
      <text:p text:style-name="P50">Пегаска оттеснила меня крупом и повернулась к двери задом.</text:p>
      <text:p text:style-name="P50"><text:span text:style-name="T11">– </text:span>Ю-хууу!</text:p>
      <text:p text:style-name="P50">БАБАХ!!!</text:p>
      <text:p text:style-name="P50">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0"><text:span text:style-name="T11">– </text:span>Ты чего на меня так уставился? <text:span text:style-name="T11">– </text:span>подозрительно спросила пегаска.</text:p>
      <text:p text:style-name="P50"><text:span text:style-name="T11">– </text:span>Да так… Не ожидал, что ты такая…</text:p>
      <text:p text:style-name="P50"><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0">С лестницы донёсся топот копыт, в конце коридора появились пони-полицейские.</text:p>
      <text:p text:style-name="P50">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0"><text:span text:style-name="T11">– </text:span>Ну вот,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0">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0"><text:span text:style-name="T11">– </text:span>Ты! Не! По! Нял! Те! Бе! Не! Льзя! Тут! Ос! Та! ВАТЬСЯ!!! <text:span text:style-name="T11">– </text:span>мощный толчок изнутри катапультировал её с люка.</text:p>
      <text:p text:style-name="P50">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0">Таких ругательств, что раздались через мгновение, ты ещё в Эквестрии не слыхал, Анон!</text:p>
      <text:p text:style-name="P50">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0"><text:span text:style-name="T11">– </text:span>Ты чего делаешь??! Пипец, мы же упадём! Ты ж не удержишь!..</text:p>
      <text:p text:style-name="P50">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0"><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0">Некоторое время было тихо. Потом хлопнули ставни и чей-то сонный голос недовольно пробормотал:</text:p>
      <text:p text:style-name="P50"><text:span text:style-name="T11">– </text:span>Кто мешает нам спать после тяжкого выступления?</text:p>
      <text:p text:style-name="P50">Я осторожно выглянул из куста.</text:p>
      <text:p text:style-name="P50">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0">Птицы и цикады продолжили пение, прерванное нашим вторжением. </text:p>
      <text:p text:style-name="P50">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0"><text:span text:style-name="T11">– </text:span>Так вот кто тревожит наш сон!</text:p>
      <text:p text:style-name="P50">Дверь дома приоткрылась. Стало видно, что за ней притаилась единорожка, уже спустившаяся с мансарды.</text:p>
      <text:p text:style-name="P50"><text:span text:style-name="T11">– </text:span>Так-так, посмотрим, что тут у нас. Ага. Гм. Это наверняка тот монстр-примат, о котором писали в газетах. Занятно.</text:p>
      <text:p text:style-name="P50">Я крутился в левитационном поле перед единорожкой как некий диковинный экспонат из шоу уродцев.</text:p>
      <text:p text:style-name="P50"><text:span text:style-name="T11">– </text:span>А это у нас кто? Гм-м. Пегаска. Вот так раз! Рэйнбоу Дэш! Какими судьбами?</text:p>
      <text:p text:style-name="P50"><text:span text:style-name="T11">– </text:span>ТРИКСИ! <text:span text:style-name="T11">– <text:s/></text:span>фейсхуфнула Дэш. <text:span text:style-name="T11">– </text:span>Во имя Селестии, ЧТО ты тут делаешь?!!</text:p>
      <text:p text:style-name="P50"><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0">Так как дипломатические таланты пегаски оставляли желать лучшего, я решил взять переговоры в свои руки.</text:p>
      <text:p text:style-name="P50"><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0"><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0"><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0"><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0">Пегаска задумалась. Она обернулась на меня и мрачно спросила:</text:p>
      <text:p text:style-name="P50"><text:span text:style-name="T11">– </text:span>Ей ведь нельзя рассказывать, да?</text:p>
      <text:p text:style-name="P50"><text:span text:style-name="T11">– </text:span>Нельзя. <text:span text:style-name="T11">– </text:span>подтвердил я. <text:span text:style-name="T11">– </text:span>Селестия запретила. Может возникнуть паника и всё такое.</text:p>
      <text:p text:style-name="P50">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0"><text:soft-page-break/><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0"><text:span text:style-name="T11">– </text:span>ОГО!</text:p>
      <text:p text:style-name="P50">Единорожка аж села на крыльцо от удивления.</text:p>
      <text:p text:style-name="P50"><text:span text:style-name="T11">– </text:span>Представлем себе, ЧТО вы скрываете, если ты готова на ТАКОЕ! Признаюсь, тебе удалось нас заинтересовать!</text:p>
      <text:p text:style-name="P50">Единорожка в задумчивости стала ходить по веранде туда-сюда, разговаривая сама с собой.</text:p>
      <text:p text:style-name="P50"><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0">Единорожка встала на задние ноги и захлопала в копыта. После чего она метнулась в дом, потянув нас за собой.</text:p>
      <text:p text:style-name="P50">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0">Единорожка улеглась на диване. Мы с Дэш шмякнулись на ковёр.</text:p>
      <text:p text:style-name="P50"><text:span text:style-name="T11">– </text:span>Мы приняли решение не выдавать вас полиции в обмен на то, что вы расскажете нам о вашей секретной миссии!</text:p>
      <text:p text:style-name="P50"><text:span text:style-name="T11">– </text:span>Не пойдёт! <text:span text:style-name="T11">– </text:span>заявил я. <text:span text:style-name="T11">– </text:span>Я уже сказал, что это тайна. Мне добавить нечего.</text:p>
      <text:p text:style-name="P50"><text:span text:style-name="T11">– </text:span>Да неужели? <text:span text:style-name="T11">– </text:span>захлопала ресницами Трикси. <text:span text:style-name="T11">– </text:span>Ты хорошо подумал?</text:p>
      <text:p text:style-name="P50">Окно <text:s/>комнаты распахнулось. В комнату ворвался вой сирены. Несколько полицейских фургонов промчались мимо.</text:p>
      <text:p text:style-name="P50">Вот чёрт!!!</text:p>
      <text:p text:style-name="P50"/>
      <text:p text:style-name="P50">…</text:p>
      <text:p text:style-name="P37"/>
      <text:p text:style-name="P50"><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50"><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0"><text:span text:style-name="T11">– </text:span>Стой! Что ты там сказала о Селестии? Куда она исчезла?</text:p>
      <text:p text:style-name="P50">Трикси молча левитировала мне газеты с трюмо.</text:p>
      <text:p text:style-name="P50">…</text:p>
      <text:p text:style-name="P50">Ох, фак! Фак-фак-фак!!!</text:p>
      <text:p text:style-name="P50">«<text:span text:style-name="T23">Исчезновение дневной главы диархии: Эквестрия в панике!</text:span>» (статья двухдневной давности).</text:p>
      <text:p text:style-name="P50">«<text:span text:style-name="T23">Принцесса Селестия исчезла вчера утром! Придворный церемониймейстер, мисс Трейдишнс, обнаружила лишь смятую простыню в постели! Всепони Эквестрии собираются в стихийные митинги!</text:span>» (вчерашняя статья).</text:p>
      <text:p text:style-name="P50">«<text:span text:style-name="T23">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23">Да отстаньте же вы от меня! Он сказал, что ест пони, но я этого НЕ ВИДЕЛА!!!</text:span>»).</text:p>
      <text:p text:style-name="P50">«<text:span text:style-name="T23">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0">«<text:span text:style-name="T23">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0">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7"><text:span text:style-name="T11">–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7">– <text:span text:style-name="T1">ОНИ ЧТО, ШУТОК НЕ ПОНИМАЮТ?!! </text:span>– <text:span text:style-name="T1">заорал я наконец. </text:span>– <text:span text:style-name="T1">Нашли пониеда, ёбнутые пони!!!</text:span></text:p>
      <text:p text:style-name="P50"><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0">Я зажал голову в ладонях и застонал, покачиваясь из стороны в сторону.</text:p>
      <text:p text:style-name="P50"><text:span text:style-name="T11">– Анон</text:span>? Ты в порядке?</text:p>
      <text:p text:style-name="P50">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мне удастся завоевать её сердце.</text:p>
      <text:p text:style-name="P50">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50">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0">И вот теперь её нет. Зачем куда-то бежать, скрываться, рисковать, если смысл стараний потерян?</text:p>
      <text:p text:style-name="P58"/>
      <text:p text:style-name="P5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text:p>
      <text:p text:style-name="P50"/>
      <text:p text:style-name="P50">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0">И у меня есть кое-какие результаты, чёрт побери!</text:p>
      <text:p text:style-name="P50"><text:soft-page-break/>Мы добыли резонаторы и, если доберёмся до Понивилля, <text:s/>можем провести эксперимент. И если он завершится успешно, я узнаю суть Большого Откровения и, может быть, сможем устранить причину угасания Эквестрии. И тогда, может быть, сможем вернуть Сел!</text:p>
      <text:p text:style-name="P50">Дерьмо! Слишком много «если» и «может быть»!</text:p>
      <text:p text:style-name="P50">Трижды дерьмо!!! Я забыл, что для проведения эксперимента, нам нужна помощь Селестии!</text:p>
      <text:p text:style-name="P50"/>
      <text:p text:style-name="P66"><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0"/>
      <text:p text:style-name="P50">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0">Пегаска корчила мне зверские рожи, пытаясь вывести меня из ступора. Единорожка, наблюдая за её попытками, пробормотала: «Может, нам стоило всё же согласиться на её предложение?»</text:p>
      <text:p text:style-name="P37">–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Пай? <text:s/>Мы пойдём к Твайлайт и она обязательно что-нибудь придумает!</text:span></text:p>
      <text:p text:style-name="P50">Дэш в отчаянии стала трясти меня. При последних её словах у меня в мозгу зажглась лампочка.</text:p>
      <text:p text:style-name="P50">Флаттершай. Эпплджек. Рэрити. Пинки Пай. Твайлайт. Рэйнбоу Дэш. Бинго!</text:p>
      <text:p text:style-name="P50">МУ-ХА-ХА!</text:p>
      <text:p text:style-name="P50">Кажется, ты знаешь, как показать фак провидению, Анон! The <text:span text:style-name="T11">Show must go on!</text:span></text:p>
      <text:p text:style-name="P50">Я улыбнулся и помахал пегаске рукой, показывая, что в норме. Дэш облегчённо выдохнула.</text:p>
      <text:p text:style-name="P37">– <text:span text:style-name="T1">Так что, мы свободны? </text:span>– <text:span text:style-name="T1">спросил я единорожку, поднимаясь с пола.</text:span></text:p>
      <text:p text:style-name="P37">– <text:span text:style-name="T1">О, да! Великая и могучая Трикси держит слово!</text:span></text:p>
      <text:p text:style-name="P50">Единорожка задумалась и продолжила:</text:p>
      <text:p text:style-name="P37"><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7. <text:span text:style-name="T1">Деградация</text:span></text:h>
      <text:p text:style-name="P90"/>
      <text:p text:style-name="P50">– Ы! Ы! Ы! Ы! Ы!</text:p>
      <text:p text:style-name="P50">Дэш стучала лбом о сосну с такой силой, что на неё сверху падали иголки и шишки.</text:p>
      <text:p text:style-name="P50">Я вышел из фургона и присел рядом.</text:p>
      <text:p text:style-name="P50">– Дэш! В конце-концов, мы можем спать днём, а идти ночью. Тогда я могу тащить фургон. Не стоит тебе так мучаться.</text:p>
      <text:p text:style-name="P50">Пегаска стояла, прижавшись лбом к стволу, и молчала. Я продолжил.</text:p>
      <text:p text:style-name="P50"><text:soft-page-break/>– Или же мы можем нанять земнопони. Я не буду показываться из фургона, а ты строго запретишь ему совать нос внутрь.</text:p>
      <text:p text:style-name="P50">Дэш тяжело вздохнула и закатила глаза.</text:p>
      <text:p text:style-name="P50">–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0">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0">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0">Пегаска пробормотала что-то чуть слышно.</text:p>
      <text:p text:style-name="P50">– Что? – не расслышал я.</text:p>
      <text:p text:style-name="P50">–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0">Я пожал плечами и обнял пегаску.</text:p>
      <text:p text:style-name="P50">– Э, нет, погоди. – Дэш сбросила плащ Трикси, скрывающий её крылья. – Давай!</text:p>
      <text:p text:style-name="P50">Я обнял её повторно. В этот раз пегаска не стояла смирно, а, в свою очередь, обняла меня.</text:p>
      <text:p text:style-name="P50">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0">– Эмм… Ты чего?</text:p>
      <text:p text:style-name="P50">Дэш раскрыла глаза. Я упёрся ладонью ей в грудь и осторожно отодвинул от себя. Пегаска разжала обьятия.</text:p>
      <text:p text:style-name="P50">– Йей! Обнимашки таки клёво снимают стресс! Ещё лучше, чем почесушки! Тебе разве не нравится?</text:p>
      <text:p text:style-name="P50">– Нравится. Но ты слишком увлеклась: я чуть не оказался на земле.</text:p>
      <text:p text:style-name="P50">Дэш смутилась.</text:p>
      <text:p text:style-name="P50">– Упс! Забыла, что ты очень неустойчиво сидишь! Не сердись!</text:p>
      <text:p text:style-name="P50">Я покровительно похлопал пегаску по шее.</text:p>
      <text:p text:style-name="P50">–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0">Пегаска немедленно заорала:</text:p>
      <text:p text:style-name="P50">– Обнимашки-и-и!!! – и повалила меня на траву вторично. Сила, таящаяся в её худеньком теле, обескураживала.</text:p>
      <text:p text:style-name="P50">– Дэш! Ну, не воспринимай же всё так буквально, ё-моё!</text:p>
      <text:p text:style-name="P50">– Гы! Что-то ты не слишком был готов к этому разу!</text:p>
      <text:p text:style-name="P50"><text:soft-page-break/>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0">Наконец она приземлилась, пропахав в дёрне борозды тормозного следа.</text:p>
      <text:p text:style-name="P50">– Ффух! Ещё бы немного, и я бы рехнулась от тоски! Как только Эпплджек эти телеги таскает? Это же офигенно скучно!</text:p>
      <text:p text:style-name="P50">Пегаска накинула на себя плащ, скрыв крылья, и стала впрягаться в фургончик.</text:p>
      <text:p text:style-name="P50">– Анон, залазь в фургон. Там впереди какой-то посёлок. Купим еды и узнаем новости.</text:p>
      <text:p text:style-name="P50"/>
      <text:p text:style-name="P51">***</text:p>
      <text:p text:style-name="P50"/>
      <text:p text:style-name="P50">День спустя…</text:p>
      <text:p text:style-name="P50"/>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
      <text:p text:style-name="P50">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0">Я вернулся за столик у окна и продолжил писать письмо.</text:p>
      <text:p text:style-name="P50"/>
      <text:p text:style-name="P50">«…<text:span text:style-name="T19">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1">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1"><text:soft-page-break/>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1">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1">Да, по-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ко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1">Не знаю, зачем я перед тобой оправдываюсь? Ладно.</text:p>
      <text:p text:style-name="P61">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1">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Анон (бу-га-га!).</text:p>
      <text:p text:style-name="P2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3">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2">Крепко обнимаю, чешу холку, хлопаю по шее! Твой Анон. </text:span><text:span text:style-name="T19">Дружба </text:span><text:span text:style-name="T32">—</text:span><text:span text:style-name="T19"> </text:span><text:span text:style-name="T3">э</text:span><text:span text:style-name="T19">то, </text:span><text:span text:style-name="T58">так её </text:span><text:span text:style-name="T3">разэтак</text:span><text:span text:style-name="T58">,</text:span><text:span text:style-name="T19"> магия!</text:span></text:p>
      <text:p text:style-name="Standard"><text:span text:style-name="T19">P.S. Мне тебя не хватает. Сильно.</text:span><text:span text:style-name="T50">»</text:span></text:p>
      <text:p text:style-name="P50"/>
      <text:p text:style-name="P50">В дверь постучали условным стуком. Я спрятал письмо и впустил Дэш, закрыв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0">– Всё в порядке, Дэш?</text:p>
      <text:p text:style-name="P50">Пегаска смотрела на язычки огня, танцующие в окошке печной дверцы и молчала. Наконец она отозвалась.</text:p>
      <text:p text:style-name="P50">– Нет. Не всё в порядке.</text:p>
      <text:p text:style-name="P50">Дэш отвернулась от огня и взглянула на меня.</text:p>
      <text:p text:style-name="P50">–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0"><text:soft-page-break/>Я сел рядом с пегаской, обнял её и легонько встряхнул.</text:p>
      <text:p text:style-name="P50">–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0">Дэш негромко всхлипнула и тут же закашлялась, пытаясь скрыть секундную слабость.</text:p>
      <text:p text:style-name="P50">–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0">Пегаска фейсхуфнула. Я прижал её к себе и успокаивающе гладил по гриве.</text:p>
      <text:p text:style-name="P50">–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0">Я поставил кастрюлю с картошкой на печку.</text:p>
      <text:p text:style-name="P50">– Дэш. Когда ты в последний раз летала?</text:p>
      <text:p text:style-name="P50">– Вчера утром немного. А что?</text:p>
      <text:p text:style-name="P50">– Попробуй взлети сейчас. Просто поднимись к потолку. У меня есть одно соображение, хочу проверить.</text:p>
      <text:p text:style-name="P50">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0">– …Да ладно!</text:p>
      <text:p text:style-name="P50">Пегаска сидела на полу и удивлённо рассматривала свои крылья. Потом для уверенности подёргала зубами за маховые перья.</text:p>
      <text:p text:style-name="P50">– Вроде не сплю — боль чувствуется. Тогда какого сена я падаю?!!</text:p>
      <text:p text:style-name="P50">– Дэш. – мягко сказал я. – Пегасы же держатся в воздухе, не в последнюю очередь, за счёт магии. Одних крыльев ведь недостаточно? Правильно?</text:p>
      <text:p text:style-name="P50">– И?</text:p>
      <text:p text:style-name="P50">–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0">– У-у-у-ы-ы-ы-а-а-а!</text:p>
      <text:p text:style-name="P50">Дэш горько, с подвыванием, разрыдалась.</text:p>
      <text:p text:style-name="P50">– Ы-ы-ы! Я не могу без неба-а-а! Мне нужно лета-а-ать! Я пега-а-ас!</text:p>
      <text:p text:style-name="P50">Крутая и тренированная пегаска сотрясалась от плача, как ребёнок. Её депрессия последних дней вырвалась наружу эмоциональным взрывом.</text:p>
      <text:p text:style-name="P50">– Почему всё так… хнык... паршиво? Что мы сделали не так? Хнык… Я даже не знаю, с кем надо подраться, чтобы всё исправить…</text:p>
      <text:p text:style-name="P50"><text:soft-page-break/>Я сел рядом. Мне нечем было её утешить, я мог лишь молча обнять её, поглаживая по растрёпанной гриве. Пегаска, вхлипывая, прижалась ко мне.</text:p>
      <text:p text:style-name="P50">– Анон?</text:p>
      <text:p text:style-name="P50">– Да?</text:p>
      <text:p text:style-name="P50">–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0">– Дэш, мы дойдём до Понивилля вместе, что бы ни случилось. Обещаю тебе.</text:p>
      <text:p text:style-name="P50">Пегаска утешилась и замерла, глядя в огонь. Время от времени она горько всхлипывала, сотрясаясь всем телом.</text:p>
      <text:p text:style-name="P50">Я мыл тарелки после ужина, когда услышал бормотание Дэш за спиной.</text:p>
      <text:p text:style-name="P50">«И-и-и… о-о-о… эн… а-а-а… И она… П-э-э-э… о-о-о… Как эта буква называется, забери меня дискорд? Ша? Ша! Эл! А! Мммм… И она пошла… Ы-ы-ы!!!»</text:p>
      <text:p text:style-name="P50">Громкий «бабах» дал понять, что Дэш захлопнула книгу. После короткой паузы взьерошенная пегаска <text:s/>выглянула из-за спины.</text:p>
      <text:p text:style-name="P50">– Анон? Расскажи какую-нибудь сказку на ночь? Что-то спать не хочется.</text:p>
      <text:p text:style-name="P50">Пегаска залезла на диван и похлопала рядом с собой.</text:p>
      <text:p text:style-name="P50">Я поставил тарелку в шкафчик и вытер руки о передник.</text:p>
      <text:p text:style-name="P50">– Дэш, это плохая идея. Давай, я лучше тебе почитаю.</text:p>
      <text:p text:style-name="P50">– Хочу сказку! – пегаска насупилась и отгородилась от меня подушкой. – Ты плохой!</text:p>
      <text:p text:style-name="P50">– Дэш! Я не помню ни черта!</text:p>
      <text:p text:style-name="P50">– Сказку!!! – подушка полетела в меня.</text:p>
      <text:p text:style-name="P50">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0">Дэш повернулась ко мне спиной и стала подозрительно шмыгать носом.</text:p>
      <text:p text:style-name="P50">Я подошёл к дивану и сел рядом, развернув её к себе.</text:p>
      <text:p text:style-name="P50">– Ну ладно. Сама напросилась!</text:p>
      <text:p text:style-name="P50">Я задумался.</text:p>
      <text:p text:style-name="P50">…</text:p>
      <text:p text:style-name="P50">– Вот тебе сказка с моралью. Слушай.</text:p>
      <text:p text:style-name="P50">Я устроился на диване, положив под ноги подушку, на которой тут же примостилась и пегаска.</text:p>
      <text:p text:style-name="P50">– Однажды в кувшин с молоком попали две жабы…</text:p>
      <text:p text:style-name="P50">– Бггг! Уже смешно! – заржала Дэш. – <text:s/>Как могли жабы попасть в кувшин? Он же высокий? Жабы прыгают низко. Может, это было блюдце?</text:p>
      <text:p text:style-name="P50">– Нет! – упёрся я. – Кувшин! Иначе морали не получится! Жабы… эээ… свалились в него с кантерлотской скалы.</text:p>
      <text:p text:style-name="P50">– Ух ты! Круто! А что они там делали?</text:p>
      <text:p text:style-name="P50">– Дэш! Как я могу рассказывать, если ты постоянно меня перебиваешь?</text:p>
      <text:p text:style-name="P50">– Ну пожалуйста! Больше не буду, только объясни, как жабы оказались в Кантерлоте?</text:p>
      <text:p text:style-name="P50">–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0"><text:soft-page-break/>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0">– Вау! Прикольно!</text:p>
      <text:p text:style-name="P50">–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0">– А потом?</text:p>
      <text:p text:style-name="P50">–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0">Пегаска затряслась от смеха. Потом, прервавшись, строго спросила с меня:</text:p>
      <text:p text:style-name="P50">– А какая тут мораль? Ты говорил, в этой сказке будет мораль!</text:p>
      <text:p text:style-name="P50">– Мораль? Э-э-э… Мораль тут такая. – <text:s/>мрачно заявил я. – Не умеешь летать — не суйся к принцессе!</text:p>
      <text:p text:style-name="P50">– Хорошая… ммм… сказка… – пробормотала пегаска сонно. Зевнув во весь рот она потянулась и, прижавшись к моей ноге, заснула.</text:p>
      <text:p text:style-name="P50">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0">Я пожал плечами, устроился поудобнее и укрылся одеялом.</text:p>
      <text:p text:style-name="P50"/>
      <text:p text:style-name="P50">…</text:p>
      <text:p text:style-name="P50"/>
      <text:p text:style-name="P50">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0">Скррржжжж… Скррржжж… Скррржжж…</text:p>
      <text:p text:style-name="P50">Снаружи раздался скрежет. В глубокой ночи, посреди абсолютной тишины этот тихий <text:s/>звук таил необъяснимую угрозу.</text:p>
      <text:p text:style-name="P50">Скррржжжж… Скррржжж…</text:p>
      <text:p text:style-name="P50">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0">На земле прямо перед фургоном сидела кобылка-жеребёнок и, зажав в зубах гвоздь, выцарапывала что-то на жестяной крышке коробки из-под конфет.</text:p>
      <text:p text:style-name="P50">– Что ты тут делаешь так поздно? Где твои родители? – вздохнув с облегчением, спросил я.</text:p>
      <text:p text:style-name="P50">Выйдя из фургона, я подошёл к жеребёнку и посветил на жестянку.</text:p>
      <text:p text:style-name="P50">– Чем ты тут занимаешься?</text:p>
      <text:p text:style-name="P50">Жеребёнка молча смотрела на меня, зажав гвоздь в зубах. На жестянке были коряво выцарапаны буквы.</text:p>
      <text:p text:style-name="P50">«<text:span text:style-name="T56">37 пни</text:span></text:p>
      <text:p text:style-name="P69">24пн</text:p>
      <text:p text:style-name="P69">15</text:p>
      <text:p text:style-name="P50"><text:soft-page-break/><text:span text:style-name="T23">1</text:span>»</text:p>
      <text:p text:style-name="P50">– Что это за цифры? – спросил я.</text:p>
      <text:p text:style-name="P50">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0">«<text:span text:style-name="T23">Добро пожаловать в Груммингтон! Вам здесь рады!</text:span></text:p>
      <text:p text:style-name="P50"><text:span text:style-name="T23">Население города </text:span><text:span text:style-name="T56">302 пони</text:span><text:span text:style-name="T23">.</text:span></text:p>
      <text:p text:style-name="P50"><text:span text:style-name="T56">250 пони</text:span><text:span text:style-name="T23">.</text:span></text:p>
      <text:p text:style-name="P50"><text:span text:style-name="T56">125 поней</text:span><text:span text:style-name="T23">.</text:span></text:p>
      <text:p text:style-name="P50"><text:span text:style-name="T23">54 паня.</text:span>»</text:p>
      <text:p text:style-name="P50">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0">– Ты хочешь сказать, этой ночью из населения осталась ты одна? – хрипло спросил я.</text:p>
      <text:p text:style-name="P50">Кобылка кивнула и снова показала на жестянку и вверх.</text:p>
      <text:p text:style-name="P50">– Анон! Оглянись! – тревожно воскликнула Дэш у меня за спиной.</text:p>
      <text:p text:style-name="P50">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0">– Дэш! Быстро!</text:p>
      <text:p text:style-name="P50">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0">УУУУУУРРРРРРГГГГХХХХХХХ!!!</text:p>
      <text:p text:style-name="P50">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0">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0">– Анон, запрыгивай!</text:p>
      <text:p text:style-name="P50">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4"/>
      <text:p text:style-name="P54">0</text:p>
      <text:p text:style-name="P50"/>
      <text:p text:style-name="P50">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0"/>
      <text:h text:style-name="Heading_20_2" text:outline-level="2"><text:soft-page-break/>18. Филлидельфия</text:h>
      <text:p text:style-name="P37"/>
      <text:p text:style-name="P50">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0">Я поднял кусок газеты, прибитый ветром к ограждению и быстро пробежался по заголовкам.</text:p>
      <text:p text:style-name="P50">«<text:span text:style-name="T23">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3">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47">«</text:span><text:span text:style-name="T24">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7">».</text:span> «<text:span text:style-name="T23">Провинция пустеет: репортаж из обеспоневшего посёлка</text:span>». «<text:span text:style-name="T23">Нехватка пегасов-погодников: указ принцессы Луны разрешает набор в погодные команды пегасов без лётных аттестатов</text:span>». «<text:span text:style-name="T23">Опасный преступник «примат-анонимус» всё ещё на свободе! Фетлок приходит в себя после разгрома павильона Псинтела. Награда за поимку возросла до двадцати тысяч!!!</text:span>». «<text:span text:style-name="T23">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0">На ближайшем же столбе висело объявление, в котором за мою голову уже предлагалось двадцать пять тысяч.</text:p>
      <text:p text:style-name="P50">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0">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0">–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0">Пегаска взмахнула крыльями для эффекта. Неожиданно для неё и меня, взмах крыльев подбросил её вверх на хороший метр.</text:p>
      <text:p text:style-name="P50">– Какого се… – пегаска приземлилась на круп, изумлённо глядя на свои крылья. – …на!</text:p>
      <text:p text:style-name="P50">Подумав немного, Дэш выбралась из упряжи и что есть мочи замахала крыльями.</text:p>
      <text:p text:style-name="P50">–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0">–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0">Я перевязывал пегаске голову, когда мне в голову пришла идея. Я указал на валяющийся рядом с нами самокат.</text:p>
      <text:p text:style-name="P50">– Дэш, ты ведь сможешь буксировать его на лету?</text:p>
      <text:p text:style-name="P50">– Этот? Конечно могу! Плёвое дело!</text:p>
      <text:p text:style-name="P50">– А со мной?</text:p>
      <text:p text:style-name="P50"><text:soft-page-break/>– Хмм. Понимаю, к чему ты клонишь.</text:p>
      <text:p text:style-name="P50">Пегаска критически оглядела меня.</text:p>
      <text:p text:style-name="P50">–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0">…</text:p>
      <text:p text:style-name="P50">Когда дорожное покрытие слилось в сплошную серую полосу, а руль самоката начал у меня в руках вибрировать от скорости, я заорал:</text:p>
      <text:p text:style-name="P50">– Дэ-э-э-ш!!! Сто-о-ой!!! Хватит! Испытание пройдено! Не увлекайся!!!</text:p>
      <text:p text:style-name="P50">Пегаска приземлилась и, выплюнув поводья изо рта, встала в гордую позу.</text:p>
      <text:p text:style-name="P50">– Я ещё и не начинала, между прочим! Так, только чуть-чуть размялась!</text:p>
      <text:p text:style-name="P50">Я положил самокат и на трясущихся ногах приближался к ней. Сердце ходило ходуном где-то в районе пяток. Ты слишком стар для таких шуток, Анон!</text:p>
      <text:p text:style-name="P50">– Дэш, ты это нарочно? Про «клячу» и всё такое?</text:p>
      <text:p text:style-name="P50">– А что такое? – невинно спросила пегаска, полуобернувшись ко мне задом.</text:p>
      <text:p text:style-name="P50">– А ничего. – нарочито спокойно сказал я, демонстративно закатывая рукава.</text:p>
      <text:p text:style-name="P50">–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0">– <text:s/>А того, что я тебя сейчас!..</text:p>
      <text:p text:style-name="P50">ХЛОП!</text:p>
      <text:p text:style-name="P50">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0">– Бггг! – <text:s/>заржала пегаска. – Анон, не будь нытиком! Прикольная же шутка!</text:p>
      <text:p text:style-name="P50">–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0">–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0"><text:s/>Я потрепал пегаску между ушей.</text:p>
      <text:p text:style-name="P50">– Насчёт шуток я уже заметил. Не парься, я не сержусь. Вдобавок, не такой уж я и хрупкий, просто люблю перестраховаться.</text:p>
      <text:p text:style-name="P50">– Да? Это клёво. – успокоилась Дэш. – А можно попросить тебя об одной вещи?</text:p>
      <text:p text:style-name="P50">– Да?</text:p>
      <text:p text:style-name="P50">Пегаска прижала уши и съёжилась.</text:p>
      <text:p text:style-name="P50">– Помнишь, я разревелась в Груммингтоне?</text:p>
      <text:p text:style-name="P50">– Ну да, было дело.</text:p>
      <text:p text:style-name="P50">– Забудь про это!</text:p>
      <text:p text:style-name="P50"><text:soft-page-break/>– Почему? – озадачился я. – Ты тогда была такой милой тогда.</text:p>
      <text:p text:style-name="P50">Дэш покраснела и принялась ковырять копытом асфальт.</text:p>
      <text:p text:style-name="P50">–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0">Я пожал плечами.</text:p>
      <text:p text:style-name="P50">–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0">– Но ты не плачешь.</text:p>
      <text:p text:style-name="P50">Я задумался.</text:p>
      <text:p text:style-name="P50">–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0">– Ни фига себе! Куда ж может быть хуже? – воскликнула Дэш. – У вас что, все поголовно встают в восемь утра и едят сено на завтрак, обед и ужин?</text:p>
      <text:p text:style-name="P50">Я засмеялся.</text:p>
      <text:p text:style-name="P50">– Кто-то встаёт и раньше. Но не в этом проблема. У нас… Как бы это сказать… очень холодно.</text:p>
      <text:p text:style-name="P50">–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0">– Нет, я не то имел ввиду. Холодно не в физическом смысле. В душевном.</text:p>
      <text:p text:style-name="P50">Пегаска всмотрелась мне в лицо, как будто видя меня впервые.</text:p>
      <text:p text:style-name="P50">– Ты имеешь ввиду, что тебе утром некому сказать: «Привет, хорошего дня»?</text:p>
      <text:p text:style-name="P50">– Да, примерно это я и имел ввиду.</text:p>
      <text:p text:style-name="P50">– Сочувствую. Без друзей не прикольно. Всем нужны друзья. Даже Дискорду, дискорд его забери!</text:p>
      <text:p text:style-name="P50">Пегаска вдруг стала на задние ноги, положив передние мне на плечи. Нос её практически упёрся в мой.</text:p>
      <text:p text:style-name="P50">– Анон! В Эквестрии у тебя всегда будут друзья, что бы ни случилось! Обещаю!</text:p>
      <text:p text:style-name="P50">Я растроганно обнял пегаску и погладил её по шее.</text:p>
      <text:p text:style-name="P50">– Спасибо, Дэш. Это просто здорово!</text:p>
      <text:p text:style-name="P50"/>
      <text:p text:style-name="P50">…</text:p>
      <text:p text:style-name="P50"/>
      <text:p text:style-name="P50">Оставляя на прилавке очередной пустующей филлидельфийской лавки монетку, я озабоченно заметил:</text:p>
      <text:p text:style-name="P50">–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0">– Ты чего? – не поняла шутки пегаска. – А как же твоё участие в эксперименте?</text:p>
      <text:p text:style-name="P50">– Ты меня всё равно как-нибудь вытащишь. – отмахнулся я. – Лучше помоги искать палатку.</text:p>
      <text:p text:style-name="P50">–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0"><text:soft-page-break/>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консервов будут совсем не лишними.</text:p>
      <text:p text:style-name="P50">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0">– Надеюсь, с ним ничего не случится. – озабоченно сказал я. – Иначе придётся объясняться с Трикси.</text:p>
      <text:p text:style-name="P50">– Ерунда! В крайнем случае, ей вернут его стоимость из казны. – отмахнулась пегаска. – Ты не представляешь, как я рада, что избавилась от него!</text:p>
      <text:p text:style-name="P50">Пегаска взлетела и осторожно потянула упряжь. Потом приземлилась и недовольно глянула на меня.</text:p>
      <text:p text:style-name="P50">– Скидывай! – скомандовала пегаска, указав на рюкзак.</text:p>
      <text:p text:style-name="P50">– В чём дело?</text:p>
      <text:p text:style-name="P50">Пегаска молча потянула зубами за шлейку рюкзака, сдёргивая его с меня.</text:p>
      <text:p text:style-name="P50">– Дэш, ты чего?</text:p>
      <text:p text:style-name="P50">Пегаска раскрыла рюкзак и стала копаться в нём.</text:p>
      <text:p text:style-name="P50">– Я могу нести тебя, когда ты весишь сто пятьдесят фунтов. – больший из двух котелков отправился в провал.</text:p>
      <text:p text:style-name="P50">– Я могу тянуть тебя, когда ты весишь сто восемьдесят фунтов. – половина наших запасов картошки ухнула следом.</text:p>
      <text:p text:style-name="P50">– Я могу тащить тебя, когда ты весишь двести! – насос и запасное колесо к самокату улетели туда же.</text:p>
      <text:p text:style-name="P50">–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0">– Погоди, Дэш, консервы-то не выкидывай! Ты ж сама говорила, что только-только размялась и всё такое. <text:span text:style-name="T57">И товары</text:span> вовсе<text:span text:style-name="T57"> не </text:span>бесплатные<text:span text:style-name="T57"> <text:s/></text:span>— я оставлял в магазинах деньги! — последние, кстати. Дай, я сам отберу припасы…</text:p>
      <text:p text:style-name="P50"/>
      <text:p text:style-name="P50">…</text:p>
      <text:p text:style-name="P50"/>
      <text:p text:style-name="P50">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нулевыми шансами достать мотоцикл, я, наконец, понял, чего лишился. Ощущение стремительности пронизывало меня мощным всесокрушающим потоком, руки крепко сжимали вибрирую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0">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0">– Я уже вижу Кантерлот. Ещё день пути — и сворачиваем к Понивиллю.</text:p>
      <text:p text:style-name="P50">– А ты выдержишь?</text:p>
      <text:p text:style-name="P50">Пегаска фыркнула.</text:p>
      <text:p text:style-name="P50">– Я-то выдержу. Самокат — нет.</text:p>
      <text:p text:style-name="P50"><text:soft-page-break/>–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0">– Я уже думала над этим. Там часто встречаются пони. Тебя узнают.</text:p>
      <text:p text:style-name="P50">–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0">– «Трасса 52» – прочла Дэш на табличке. – Что-то я не помню тут никаких трасс. Наверное, недавно построили.</text:p>
      <text:p text:style-name="P50">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0">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0">– Дэ-э-эш! Тормози-и-и!!!</text:p>
      <text:p text:style-name="P50">– Чего-о-о?! Не слышу!!!</text:p>
      <text:p text:style-name="P50">КРАК!!!</text:p>
      <text:p text:style-name="P50">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0"/>
      <text:p text:style-name="P50">…</text:p>
      <text:p text:style-name="P50"/>
      <text:p text:style-name="P61">Сияние. <text:span text:style-name="T57">Оно п</text:span>овсюду. <text:span text:style-name="T57">Нет верха и низа, нет направлений и расстояний. Нет м</text:span>ыслей. Нет чувств. Нет времени. Есть только бесконечное сияние.</text:p>
      <text:p text:style-name="P61"><text:s/>В какой-то момент пришло осознание.</text:p>
      <text:p text:style-name="P61">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1">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1">– Док, позавчерашний приходит в сознание!</text:p>
      <text:p text:style-name="P61">– Следи за давлением.</text:p>
      <text:p text:style-name="P61">В поле зрения появляется предмет. Сквозь ресницы видны только его расплывчатые очертания. Предмет движется, проводя какие-то манипуляции.</text:p>
      <text:p text:style-name="P61">Я открываю глаза и вижу фигуру в голубом.</text:p>
      <text:p text:style-name="P61"><text:soft-page-break/>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1">– Больной, как вы себя чувствуете? Вы можете назвать своё имя?</text:p>
      <text:p text:style-name="P61">Я закрываю глаза и пытаюсь вспомнить.</text:p>
      <text:p text:style-name="P61">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1">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1">Я вспомнил почти всё. Моё имя? Осталось вспомнить имя. Меня зовут…</text:p>
      <text:p text:style-name="P61">– Ано-о-он! Ано-о-он! Ано-о-он!</text:p>
      <text:p text:style-name="P61">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1">Я открываю глаза и вижу фигуру в голубом.</text:p>
      <text:p text:style-name="P61"/>
      <text:p text:style-name="P50">…</text:p>
      <text:p text:style-name="P50"/>
      <text:p text:style-name="P50">Сознание с трудом возвращалось в гудевшую <text:span text:style-name="T57">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0">– Ано-о-он! Ано-о-он! Встава-а-ай!</text:p>
      <text:p text:style-name="P50">– И как я, интересно, могу встать, если ты стоишь прямо надо мной? – с трудом отвечаю я.</text:p>
      <text:p text:style-name="P50">– Хорош умничать! – буркнула пегаска сквозь слёзы. – Анон?!!</text:p>
      <text:p text:style-name="P50">Я был полузадушен силой объятий пегаски.</text:p>
      <text:p text:style-name="P50">– Что-то я слишком часто реву с тех пор, как мы познакомились. – пробормотала Дэш, прижавшись ко мне. – Это не круто.</text:p>
      <text:p text:style-name="P50">– Ещё как круто! – утешил пегаску я. – Ты мне всю рубашку промочила. Прямо как водомётная машина.</text:p>
      <text:p text:style-name="P50">– <text:span text:style-name="T57">А т</text:span>ы вставать не хотел! Я очень-очень испугалась. <text:span text:style-name="T57">Всё-таки, д</text:span>урацкая это была затея с самокатом! Если бы можно было вернуться к фургону!</text:p>
      <text:p text:style-name="P50">–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0">Дэш почесала в затылке.</text:p>
      <text:p text:style-name="P50">–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0"><text:soft-page-break/>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0">Вроде, не издевается.</text:p>
      <text:p text:style-name="P50">– Дэш!</text:p>
      <text:p text:style-name="P50">– Ась?</text:p>
      <text:p text:style-name="P50">Пегаска с невинным видом уставилась на меня, практически коснувшись своими губами моих.</text:p>
      <text:p text:style-name="P50">– Я бегаю ещё хуже, чем ты таскаешь фургоны. То есть, чуть лучше, чем никак.</text:p>
      <text:p text:style-name="P50">Пегаска критически осмотрела меня и помотала головой.</text:p>
      <text:p text:style-name="P50">– Фиговые у тебя шутки, Анон. Не смешные.</text:p>
      <text:p text:style-name="P50">– Дэш, я не шучу.</text:p>
      <text:p text:style-name="P50">– Не верю. – пегаска провела крылом по моей ноге от пояса до пятки. – У тебя очень длинные ноги. Почти как у аликорнов. Ты не можешь плохо бегать.</text:p>
      <text:p text:style-name="P50">– И всё же это так. Я могу пробежать пару километров, и на этом выдохнусь. Что неудивительно, учитывая тот образ жизни, что я вёл в прошлом мире.</text:p>
      <text:p text:style-name="P50"><text:span text:style-name="T11">–</text:span> А какой у тебя там был образ жизни?</text:p>
      <text:p text:style-name="P50"><text:span text:style-name="T11">–</text:span> Сидячий. Каждый день по восемь-десять часов в день на стуле, перед компьютером. Иногда и по двенадцать.</text:p>
      <text:p text:style-name="P50">У Дэш отвалилась челюсть.</text:p>
      <text:p text:style-name="P50"><text:span text:style-name="T11">–</text:span> Лягать-колотить! Ты сидел в тюрьме? За что тебя посадили?</text:p>
      <text:p text:style-name="P50"><text:span text:style-name="T11">–</text:span> Я не сидел в тюрьме! У меня работа сидячая. Была. Программисты так работают, понимаешь? Сидя. У нас это в порядке вещей.</text:p>
      <text:p text:style-name="P50">Пегаска неверяще смотрела на меня. Потом её удивление сменилось сочувствием. Она покачала головой. Её грива щекотала мне шею.</text:p>
      <text:p text:style-name="P50"><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4">о такие… гм… заклинания. Ты </text:span><text:span text:style-name="T34">пишешь</text:span><text:span text:style-name="T44"> программу, запускаешь её, а потом она делает что-то для тебя.</text:span></text:p>
      <text:p text:style-name="P32"><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2"><text:span text:style-name="T1">–</text:span> Вряд ли меня так можно называть. Очень далёкие параллели. <text:span text:style-name="T1">У</text:span> нас совсем нет магии.</text:p>
      <text:p text:style-name="P50"><text:span text:style-name="T47">–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2">– Не парься. Просто исходи из того, что до Понивилля мы доберёмся шагом. И ещё вот что…</text:p>
      <text:p text:style-name="P52">– Да?</text:p>
      <text:p text:style-name="P52">– Слезь с меня наконец!</text:p>
      <text:p text:style-name="P52">Пегаска густо покраснела.</text:p>
      <text:p text:style-name="P52"/>
      <text:p text:style-name="P51">***</text:p>
      <text:p text:style-name="P50"/>
      <text:p text:style-name="P50"><text:soft-page-break/>Два дня спустя…</text:p>
      <text:p text:style-name="P50"/>
      <text:p text:style-name="P50">Мы стояли на берегу Седлового озера. Дэш озадаченно осматривалась.</text:p>
      <text:p text:style-name="P52">–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2">–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2">Пегаска <text:span text:style-name="T11">сконфужено</text:span> заметила:</text:p>
      <text:p text:style-name="P52">– Я в этих краях впервые. И обычно я путешествую по воздуху или поездом.</text:p>
      <text:p text:style-name="P52">Я фейспалмнул, вспоминая выкинутые в провал припасы.</text:p>
      <text:p text:style-name="P52">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2">–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2">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57">матюков мне</text:span> удалось замазать самые большие щели. За тестовый<text:span text:style-name="T57"> </text:span>получасовый заплыв<text:span text:style-name="T57"> </text:span>в лодку набралось всего две банки воды.</text:p>
      <text:p text:style-name="P52">– Ну что, отправляемся? – Дэш свесилась с носа, глядя в зеленоватую воду. – Как лодку назовёшь, кэп?</text:p>
      <text:p text:style-name="P52">– «Две банки». – буркнул я.</text:p>
      <text:p text:style-name="P38"/>
      <text:p text:style-name="P38">…</text:p>
      <text:p text:style-name="P38"/>
      <text:p text:style-name="P52">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2">Я оглянулся. Дэш опустила глаза. На мордочке застыло выражение печали.</text:p>
      <text:p text:style-name="P52">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2">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2">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2">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2"><text:soft-page-break/>– Анон. – прервала ход моих мыслей пегаска. – Наш путь заканчивается. В Понивилле мы расстанемся. Ты ничего не хочешь сказать?</text:p>
      <text:p text:style-name="P52">– Что именно? – вопрос застал меня врасплох. Я прекратил грести и обернулся.</text:p>
      <text:p text:style-name="P52">– Ну… – пегаска смутилась. – Что у тебя на душе? Какие чувства? Ты правда совсем-совсем ничего не хочешь мне сказать?</text:p>
      <text:p text:style-name="P52">– Да вроде нет. Ни о чём не думал вообще.</text:p>
      <text:p text:style-name="P52">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2">– Значит, тебе нечего мне сказать? Тогда я скажу! Ты врёшь, что ни о чём не думал! Ты опять думал о ней!</text:p>
      <text:p text:style-name="P52">– О ком?</text:p>
      <text:p text:style-name="P52">–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2">Та-а-ак! Вот в чём дело, лягать меня в пузо! Пегаска ревнует! Какого хера? <text:span text:style-name="T57">Я не давал ей повода!</text:span></text:p>
      <text:p text:style-name="P52">– Это не твоё дело! – рявкнул я.</text:p>
      <text:p text:style-name="P52">– Ах, не моё?! Не моё после побега из центра Псинтела?! Не моё после обнимашек в фургоне?! Не моё после трассы 52?!! Ты… Ты…</text:p>
      <text:p text:style-name="P52">–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2">– Да пожалуйста! – пегаска топнула ногой. – Нет там для вас ничего полезного! Но раз уж ты это вспомнил — на здоровье! Я видела во сне человека! И о<text:span text:style-name="T57">н жил с пони! И они </text:span>офигенски <text:span text:style-name="T57">любили друг друга! И у них </text:span>был<text:span text:style-name="T57"> </text:span>офигенский <text:span text:style-name="T57">секс! </text:span>И это было круто!<text:span text:style-name="T57"> </text:span>А ты… Ты <text:span text:style-name="T11">— н</text:span>е такой! Ты не любишь пони!!!</text:p>
      <text:p text:style-name="P52">С каждой фразой пегаска всё сильнее топала ногой. Последнюю фразу она завершила сокрушительным фумикоми.</text:p>
      <text:p text:style-name="P52">КРАК!</text:p>
      <text:p text:style-name="P52">– Ой! – пегаска поспешно отдёрнула ногу. Но было поздно.</text:p>
      <text:p text:style-name="P52">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2">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2">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2">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2">– Оставь меня в покое! Мне не нужна твоя помощь!!!</text:p>
      <text:p text:style-name="P52">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29">—</text:span> только <text:span text:style-name="T1">двадцать пять</text:span>. Одежда, правда, <text:span text:style-name="T1">здорово </text:span>мешает.</text:p>
      <text:p text:style-name="P3">ПЛЮХ! Оп-па!</text:p>
      <text:p text:style-name="P1"><text:soft-page-break/>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2">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2">Приволочив меня на берег, Дэш разжала зубы. Я успел перевернуться на спину, когда она со стоном повалилась на меня, раскинув крылья.</text:p>
      <text:p text:style-name="P52"><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2"><text:span text:style-name="T11">– </text:span>Выф-выф-вуф! <text:span text:style-name="T11">– </text:span>возразил я.</text:p>
      <text:p text:style-name="P52">Отпихнув от лица живот пегаски и выплюнув шерсть, я продолжил.</text:p>
      <text:p text:style-name="P52"><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2"><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2">Я молчал, осмысливая услышанное. Злость ушла. Пришла печаль.</text:p>
      <text:p text:style-name="P52"><text:span text:style-name="T11">– </text:span>Дэш, я знаю. Просто не могу о ней забыть.</text:p>
      <text:p text:style-name="P52">Пегаска тяжело поднялась.</text:p>
      <text:p text:style-name="P52"><text:span text:style-name="T11">– </text:span>Везёт же некоторым. <text:span text:style-name="T11">– </text:span>пробормотала она, раскрывая крылья для просушки.</text:p>
      <text:p text:style-name="P52">…</text:p>
      <text:p text:style-name="P52"><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2">Я сидел на песке, прижимаясь спиной к спине пегаски. Её распахнутые крылья защищали меня от ветра.</text:p>
      <text:p text:style-name="P52"><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8">– А</text:span><text:span text:style-name="T29">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oft-page-break/><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oft-page-break/><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2">. </text:span><text:span text:style-name="T26">Я не могу навязать тебе чувств…</text:span><text:span text:style-name="T22"> </text:span><text:span text:style-name="T26">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8">– <text:span text:style-name="T1">Дэш… Ты же понимаешь, что я не люблю тебя?</text:span></text:p>
      <text:p text:style-name="P38">–<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oft-page-break/><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2"/>
      <text:h text:style-name="Heading_20_2" text:outline-level="2">19. <text:span text:style-name="T1">Понивилль. Фейс-контроль </text:span></text:h>
      <text:p text:style-name="P38"/>
      <text:p text:style-name="P52"><text:soft-page-break/>«<text:span text:style-name="T23">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3">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3">Нехватка погодных пегасов: Вондерболты перешли к круглосуточной вахте</text:span>». «<text:span text:style-name="T23">Общественные работы: распоряжением принцессы Луны работы по строительству мостов через провалы расширены и на субботу</text:span>». «<text:span text:style-name="T23">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3">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2"/>
      <text:p text:style-name="P52">Я отложил стопку газет, принесенных пегаской.</text:p>
      <text:p text:style-name="P52"><text:span text:style-name="T11">–</text:span> Про меня таки забыли. Отлично.</text:p>
      <text:p text:style-name="P52"><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2"><text:span text:style-name="T11">–</text:span> Ого! Луна никак не уймется. Ладно, это её проблемы.</text:p>
      <text:p text:style-name="P52">К счастью, библиотека Понивилля располагалась на окраине. Пробраться туда под покровом сумерек было раз плюнуть.</text:p>
      <text:p text:style-name="P52"><text:span text:style-name="T11">– </text:span>Твайлайт, привет! Мы вернулись! <text:span text:style-name="T11">–</text:span> я широко улыбнулся и захлопнул за собой дверь.</text:p>
      <text:p text:style-name="P52">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ками и недоброй ухмылочкой вышла из темноты, мне поплохело.</text:p>
      <text:p text:style-name="P52">Ни слова ни говоря, Твайлайт отперла дверь в подвал и потащила меня за собой.</text:p>
      <text:p text:style-name="P52"><text:span text:style-name="T11">– К</text:span>АКОГО ХУЯ?!! Твайлайт, ёб твою понимать, ты чё творишь? <text:span text:style-name="T11">– </text:span>я вцепился в ручку двери.</text:p>
      <text:p text:style-name="P52"><text:span text:style-name="T11">– </text:span>Твайли, ты чего? <text:span text:style-name="T11">– </text:span>брыкалась Дэш. <text:span text:style-name="T11">– </text:span>Немедленно опусти меня на пол!</text:p>
      <text:p text:style-name="P52"><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2">ХРУСТЬ!</text:p>
      <text:p text:style-name="P52">Дверная ручка оторвалась с мясом и я продолжил низвержение в подвал.</text:p>
      <text:p text:style-name="P52"><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2">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2"><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2">Я молча дёргался, пытаясь сломать браслеты.</text:p>
      <text:p text:style-name="P52"><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2"><text:soft-page-break/>Единорожка отвернулась к стеклянному шкафу и стала рыться в нём.</text:p>
      <text:p text:style-name="P52"><text:span text:style-name="T11">– </text:span>Где-то он тут был, я же клала его сюда на прошлой неделе, после эксперимента с тыквой!</text:p>
      <text:p text:style-name="P52">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2"><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2">Я снова распластался на столе, скованный браслетами. Твайлайт с безумными глазами склонилась надо мной. Рядом с ней парил скальпель.</text:p>
      <text:p text:style-name="P52"><text:span text:style-name="T11">– </text:span>Твайлайт, не смей! <text:span text:style-name="T11">– </text:span>хриплым от ужаса голосом прошептал я. <text:span text:style-name="T11">– </text:span>Я тебе потом сниться буду!</text:p>
      <text:p text:style-name="P52"><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2">Скальпель с огромной скоростью метнулся ко мне.</text:p>
      <text:p text:style-name="P52"><text:span text:style-name="T11">– </text:span>А-А-А-А-А-А!</text:p>
      <text:p text:style-name="P52">Вжик-вжик-вжик!</text:p>
      <text:p text:style-name="P52">Лоскутья одежды полетели на пол. Я лежал на столе нагой, как новорождённый, и орал соответственно.</text:p>
      <text:p text:style-name="P52"><text:span text:style-name="T11">– О</text:span>у! <text:span text:style-name="T57">Что-то новенькое! </text:span>Это надо задокументировать, хи-хи.</text:p>
      <text:p text:style-name="P52">Невесть откуда взявшийся фотоаппарат сделал несколько снимков моего естества в разных ракурсах.</text:p>
      <text:p text:style-name="P52"><text:span text:style-name="T11">– </text:span>Хрен-то тебе зачем? <text:span text:style-name="T11">– </text:span>с бессильной злостью спросил я. <text:span text:style-name="T11">– </text:span><text:span text:style-name="T57">Т</text:span>ы собираешься устроить филиал порнхаба для пони-извращенцев?</text:p>
      <text:p text:style-name="P52"><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2">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2"><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2"><text:span text:style-name="T11">– </text:span>А если попроще?</text:p>
      <text:p text:style-name="P52"><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2">Твайлайт вытащила воронку из аппарата и приставила её к моей груди. За воронкой к ящику тянулся толстый гофрированный шланг.</text:p>
      <text:p text:style-name="P52"><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2"><text:span text:style-name="T11">– М</text:span>агнетрон вводит в резонанс только частицы магического субстрата. Тебе не о чём волноваться! Я абсолютно в этом уверена!</text:p>
      <text:p text:style-name="P52">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2"><text:soft-page-break/><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2">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8"/>
      <text:p text:style-name="P39">***</text:p>
      <text:p text:style-name="P39"/>
      <text:p text:style-name="P52"><text:span text:style-name="T11">– </text:span>А-А-А-А-А-А!!! Бля!</text:p>
      <text:p text:style-name="P52">Мой полёт сквозь усыпанную звёздами сине-зелёную мглу закончился столкновением с чем-то мягким.</text:p>
      <text:p text:style-name="P52"><text:span text:style-name="T11">– </text:span>Сестра???</text:p>
      <text:p text:style-name="P52">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2"><text:span text:style-name="T11">– </text:span>А-А-А-А-А-А!!!</text:p>
      <text:p text:style-name="P52"/>
      <text:p text:style-name="P53">***</text:p>
      <text:p text:style-name="P53"/>
      <text:p text:style-name="P52">Две кляксы надо мной сформировались в Рэйнбоу Дэш и Твайлайт Спаркл. Пони озадаченно наблюдали за мной и тихо шушукались.</text:p>
      <text:p text:style-name="P52"><text:span text:style-name="T11">– </text:span>Никогда, слышишь, никогда больше не смей подымать меня…</text:p>
      <text:p text:style-name="P52"><text:span text:style-name="T11">– </text:span>Откуда я знала, что резонансное заклинание так среагирует на…</text:p>
      <text:p text:style-name="P52"><text:span text:style-name="T11">– А</text:span>нон? <text:span text:style-name="T11">– </text:span>пегаска заметила, что я открыл глаза. <text:span text:style-name="T11">– </text:span>Ты в порядке?</text:p>
      <text:p text:style-name="P52">Я издал нечто среднее между брачным рёвом лося и стоном умирающего слона.</text:p>
      <text:p text:style-name="P52"><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2"><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2"/>
      <text:p text:style-name="P52">…</text:p>
      <text:p text:style-name="P52"/>
      <text:p text:style-name="P52">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2"><text:span text:style-name="T11">– </text:span>Итак, мы:</text:p>
      <text:p text:style-name="P52">а) Имеем резонаторные рубины для ускорителя.</text:p>
      <text:p text:style-name="P52"><text:soft-page-break/>б) После исчезновения принцессы Селестии, не имеем <text:s/>возможности контролировать усиленное ускорителем <text:s/>заклинание Прозрения.</text:p>
      <text:p text:style-name="P52">Это значит, что:</text:p>
      <text:p text:style-name="P52">а) Нам придётся пользоваться обычной версией заклинания. Вероятность успеха в этом случае я оцениваю как <text:s/>один к пяти.</text:p>
      <text:p text:style-name="P52">б) Или идти на большой риск и вызвать неконтролируемое усиленное заклинание.</text:p>
      <text:p text:style-name="P52">Во втором случае вероятность возникновения крупной энергомагической вспышки я оцениваю как один к трём.</text:p>
      <text:p text:style-name="P52"><text:span text:style-name="T11">– Н</text:span>е умничай, сахарок! Ш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52"><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2"><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2">– Дорогая, каждый пони должен быть готов на всё во имя Эквестрии! Если, конечно, это не грязь под туалетным ковриком. – заявила Рэрити.</text:p>
      <text:p text:style-name="P52"><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2"><text:span text:style-name="T11">– </text:span>Тебе-то на Понивилль точно махать! <text:span text:style-name="T11">– </text:span>огрызнулась фермерша. <text:span text:style-name="T11">– Т</text:span>вой дом, поди, не зацепит.</text:p>
      <text:p text:style-name="P52"><text:span text:style-name="T11">– </text:span>Что ты сказала? А ну, повтори? <text:span text:style-name="T11">– </text:span>взвилась пегаска.</text:p>
      <text:p text:style-name="P52"><text:span text:style-name="T11">– </text:span>Не ссорьтесь, девчёнки. <text:span text:style-name="T11">– </text:span>встрял я. <text:span text:style-name="T11">– </text:span>Ничем рисковать не придётся. У меня есть другой вариант. Я ещё в Фетлоке о нём вспомнил.</text:p>
      <text:p text:style-name="P52"><text:span text:style-name="T11">– </text:span>Ась?</text:p>
      <text:p text:style-name="P52"><text:span text:style-name="T11">– </text:span>Что?</text:p>
      <text:p text:style-name="P52"><text:span text:style-name="T11">– </text:span>Какой? <text:span text:style-name="T11">– </text:span>разом <text:span text:style-name="T11">о</text:span>бернулась ко мне компания.</text:p>
      <text:p text:style-name="P52"><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2"><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2"><text:span text:style-name="T11">– Л</text:span>ягать! <text:span text:style-name="T11">– </text:span>сморщилась Эпплджек. <text:span text:style-name="T11">– </text:span>У меня после ожерелья Честности в башке гудит, шо после маковского сидра!</text:p>
      <text:p text:style-name="P52"><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2"><text:span text:style-name="T11">– </text:span>Рэр, иногда лучше жевать, чем говорить. Вот честно!</text:p>
      <text:p text:style-name="P52"><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2">Я прыгал на одной ноге, натягивая джинсы.</text:p>
      <text:p text:style-name="P52"><text:span text:style-name="T11">– </text:span>Они лежали в нагрудном кармане рубашки.</text:p>
      <text:p text:style-name="P52">Твайлайт отвлеклась от доски.</text:p>
      <text:p text:style-name="P52"><text:span text:style-name="T11">– В р</text:span>убашке? Я послала вниз Спайка прибраться. Те лохмотья тлели после вспышки… Спа-а-айк!!!</text:p>
      <text:p text:style-name="P52">Дракончик поднялся по лестнице с веником в одной лапе и мусорным пакетом в другой. Он был весь перемазан сажей и что-то торопливо жевал.</text:p>
      <text:p text:style-name="P52"><text:soft-page-break/><text:span text:style-name="T11">– </text:span>Вот, прибрался малёхо. Но с потолка сажу ещё не успел счистить, там стремянка нужна.</text:p>
      <text:p text:style-name="P52"><text:span text:style-name="T11">– </text:span>Спайки-Вайки, не выкидывай одежду, пожалуйста. В ней должны быть рубины.</text:p>
      <text:p text:style-name="P52"><text:span text:style-name="T11">– </text:span>Какие ещё рубины? <text:span text:style-name="T11">– </text:span>переспросил Спайк и зажевал быстрее.</text:p>
      <text:p text:style-name="P52"><text:span text:style-name="T11">–</text:span> Резонаторные! <text:span text:style-name="T11">–</text:span> холодея, ответил я. <text:span text:style-name="T11">– </text:span>В кармане рубашки должны лежать четыре кристалла.</text:p>
      <text:p text:style-name="P52"><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5"/>
      <text:p text:style-name="P52">…</text:p>
      <text:p text:style-name="P52"/>
      <text:p text:style-name="P52"><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2"><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2">Подушка отогнулась и в прямоугольнике света показалась голова Пинки.</text:p>
      <text:p text:style-name="P52"><text:span text:style-name="T11">– Н</text:span>он-нон? Ты сейчас правильный, или нет?</text:p>
      <text:p text:style-name="P52"><text:span text:style-name="T11">– А</text:span>нон, ты как? Тебе уже лучше? <text:span text:style-name="T11">– </text:span>в прямоугольнике появилась голова Рэйнбоу Дэш.</text:p>
      <text:p text:style-name="P52"><text:span text:style-name="T11">– </text:span>Фигурально выражаясь, ты в себе? <text:span text:style-name="T11">– </text:span>вклинилась между ними Твайлайт Спаркл.</text:p>
      <text:p text:style-name="P52"><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2">Я отдышался. Поняхи участливо смотрели на меня, выискивая признаки успокоения.</text:p>
      <text:p text:style-name="P52"><text:span text:style-name="T11">– </text:span>Отпустите. Я уже правильный. <text:span text:style-name="T11">– </text:span>наконец произнёс я.</text:p>
      <text:p text:style-name="P52">Пинки, Дэш и Твайлайт слезли с горки подушек, наваленных на меня после эмоционального взрыва. Эпплджек встала с ног.</text:p>
      <text:p text:style-name="P52"><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2"><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2"><text:span text:style-name="T11">– </text:span>Спайк!!! Немедленно… <text:s/>сбегай к Кейкам за выпечкой! Нам всем нужно успокоиться.</text:p>
      <text:p text:style-name="P52"><text:span text:style-name="T11">– </text:span>Уже бегу!</text:p>
      <text:p text:style-name="P52"/>
      <text:p text:style-name="P53">***</text:p>
      <text:p text:style-name="P52"/>
      <text:p text:style-name="P52">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2"><text:span text:style-name="T11">– </text:span>Ты точно знаешь, шо делаешь? <text:span text:style-name="T11">– </text:span>переспросила Эпплджек. <text:span text:style-name="T11">– </text:span>Мне бы не хотелось, чтоб от Понивилля остались одни головешки.</text:p>
      <text:p text:style-name="P52"><text:span text:style-name="T11">– </text:span>Не беспокойся, всё просчитано. Я уверена, я подчёркиваю, я абсолютно уверена в безопасности эксперимента!</text:p>
      <text:p text:style-name="P52"><text:span text:style-name="T11">– </text:span>Ой, шо-то мне нехорошо становится, когда ты так говоришь…</text:p>
      <text:p text:style-name="P52"><text:span text:style-name="T11">– </text:span>Девочки, приготовились! Начинаю обратный отсчёт! Десять! Девять! Восемь! Семь!</text:p>
      <text:p text:style-name="P52"><text:soft-page-break/>Гудение синхрофазотрона усилилось. Картинка у меня перед глазами поплыла.</text:p>
      <text:p text:style-name="P52"><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52">Картинка у меня перед глазами выключилась.</text:p>
      <text:p text:style-name="P52"/>
      <text:h text:style-name="Heading_20_2" text:outline-level="2">20. <text:span text:style-name="T1">Большое Откровение</text:span></text:h>
      <text:p text:style-name="P38"/>
      <text:p text:style-name="P52">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2">Я вглядываюсь в него.</text:p>
      <text:p text:style-name="P52">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2">Мгновение —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2">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2">Я переправляюсь через пропасть.</text:p>
      <text:p text:style-name="P52">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2"/>
      <text:p text:style-name="P38"><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59">магическая </text:span><text:span text:style-name="T9">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2"/>
      <text:p text:style-name="P52">Я тяну ручку двери на верхней площадке. Сильный сквозняк чуть не сбивает меня с ног: ветер задувает в<text:span text:style-name="T57"> </text:span>покои Луны<text:span text:style-name="T57"> </text:span>через открытые балконные двери<text:span text:style-name="T57">.</text:span></text:p>
      <text:p text:style-name="P52">Мириады пульсирующих нитей сходятся к центру комнаты, где на матрасе лежит обтянутый шкурой скелет аликорна.</text:p>
      <text:p text:style-name="P52">Я осторожно пересекаю комнату и захлопываю двери на балкон.</text:p>
      <text:p text:style-name="P52"><text:span text:style-name="T11">– </text:span>А-а-а, ты всё-таки пришёл… <text:span text:style-name="T11">– </text:span>шелестит скрипучий голос за моей спиной.</text:p>
      <text:p text:style-name="P52">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2"><text:soft-page-break/><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2"><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2"><text:span text:style-name="T11">– </text:span>ТЫ НИЧЕГО НЕ УЗНАЕШЬ!!!</text:p>
      <text:p text:style-name="P52">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2"><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2">Луна закашливается едким смехом и отпивает из вазы, стоящей на полу рядом с матрацем.</text:p>
      <text:p text:style-name="P52"><text:span text:style-name="T11">– </text:span>Открой балкон. Мы призвали Найтмэр, чтобы подольше продержаться. Этой сучке из племени виндиго нужен ветер.</text:p>
      <text:p text:style-name="P52">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2"><text:span text:style-name="T11">– </text:span>Сожалеем, что не можем убить тебя.</text:p>
      <text:p text:style-name="P52">Обернувшись я встречаюсь с рогом аликорницы, нацеленным мне в грудь.</text:p>
      <text:p text:style-name="P52"><text:span text:style-name="T11">– </text:span>Твоё тело соткано из наваждения — Нам ли не знать! Мы всё ещё Владыка Снов.</text:p>
      <text:p text:style-name="P52">Я делаю шаг назад, на балкон. Луна трескуче смеётся и шагает следом.</text:p>
      <text:p text:style-name="P52"><text:span text:style-name="T11">– </text:span>Но что в Нашей власти — так это вышвырнуть тебя отсюда!</text:p>
      <text:p text:style-name="P52">Я снова отступаю. Я помню, что балкон метра три в ширину и без перил. И хоть я осознаю, что это сон, мне страшно до онемения.</text:p>
      <text:p text:style-name="P52"><text:span text:style-name="T11">– </text:span>Призвав тебя сюда, мы потратили последние силы. Которыми можно было поддерживать Эквестрию ещё долгие годы.</text:p>
      <text:p text:style-name="P52">Шаг назад.</text:p>
      <text:p text:style-name="P52"><text:span text:style-name="T11">– </text:span>Кимеринн погиб, чтобы ты жил.</text:p>
      <text:p text:style-name="P52">Шаг назад.</text:p>
      <text:p text:style-name="P52"><text:span text:style-name="T11">– </text:span>Сел осталась без магии и развоплотилась из-за тебя.</text:p>
      <text:p text:style-name="P52">Шаг назад.</text:p>
      <text:p text:style-name="P52"><text:span text:style-name="T11">– </text:span>Столько надежд впустую. И, как финальная насмешка, ты увидишь гибель всего, что Нам дорого?! Не бывать этому! ПОШЁЛ ВОН!!!</text:p>
      <text:p text:style-name="P52">Я мешкаю, не чувствуя под отступающей ногой опоры, и этого хватает, чтобы Луна в выпаде достала меня рогом.</text:p>
      <text:p text:style-name="P52">Магический разряд пронзает грудь сетью молний и вышвыривает меня с балкона. Луна — или Найтмэр Мун? — хохочет, видя моё падение.</text:p>
      <text:p text:style-name="P52">Я проваливаюсь в сине-зелёную мглу, усыпанную звёздами.</text:p>
      <text:p text:style-name="P52"/>
      <text:p text:style-name="P52"><text:soft-page-break/>…</text:p>
      <text:p text:style-name="P38"/>
      <text:p text:style-name="P52">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2">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57">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2">Ближе.</text:p>
      <text:p text:style-name="P52">Всем телом ощущаю дискомфорт от низкочастотной вибрации, как будто рядом проходит поезд.</text:p>
      <text:p text:style-name="P52">Ещё ближе.</text:p>
      <text:p text:style-name="P52">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2">Совсем близко.</text:p>
      <text:p text:style-name="P52">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2">Я ВИЖУ!!! ПРОКЛЯТЬЕ, КАК ВСЁ ПРОСТО!!!</text:p>
      <text:p text:style-name="P52">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родичей.</text:p>
      <text:p text:style-name="P52"><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text:p>
      <text:p text:style-name="P52">Я киваю ей в ответ. Мне понятно, почему.</text:p>
      <text:p text:style-name="P52"><text:span text:style-name="T11">– </text:span>Как тебя зовут, малышка? Я постараюсь найти тебя. Может быть, ещё не поздно.</text:p>
      <text:p text:style-name="P52">Пегаска приветственно машет копытом.</text:p>
      <text:p text:style-name="P25"><text:span text:style-name="T35">– </text:span><text:span text:style-name="T25">Шейла! Шейла Блюскай! И я уже не малышка! </text:span><text:span text:style-name="T35">– </text:span><text:span text:style-name="T25">она тычет в кьютимарку в виде ластика, стирающего тучу.</text:span></text:p>
      <text:p text:style-name="P52">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с сияющим ореолом гривы, после чего сознание гаснет.</text:p>
      <text:p text:style-name="P67"/>
      <text:p text:style-name="P53">***</text:p>
      <text:p text:style-name="P53"/>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29">— </text:span><text:span text:style-name="T1">т</text:span>ы стал слишком бледный. Я решила прервать <text:span text:style-name="T1">заклинание</text:span>. Как ты себя…</text:p>
      <text:p text:style-name="P1"><text:soft-page-break/><text:span text:style-name="T38">–</text:span><text:span text:style-name="T29"> …чувствуешь, дорогая Рэрити?! Я могу чем-нибудь помочь? Вот, выпей воды! </text:span><text:span text:style-name="T38">–</text:span><text:span text:style-name="T29"> дракончик метался вокруг светлой единорожки, в волнении заламывая лапы.</text:span></text:p>
      <text:p text:style-name="P52">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2"><text:span text:style-name="T11">– </text:span>Ну шо? Увидел шо-нибудь, сахарок?</text:p>
      <text:p text:style-name="P52">Пони уставились на меня с надеждой.</text:p>
      <text:p text:style-name="P52"><text:span text:style-name="T11">– </text:span>Да.</text:p>
      <text:p text:style-name="P52">Откровение давило на психику как тонна кирпичей. Я не знал, что им сказать. Я не мог.</text:p>
      <text:p text:style-name="P52"><text:span text:style-name="T11">– П</text:span>ревосходно!</text:p>
      <text:p text:style-name="P52"><text:span text:style-name="T11">– </text:span>Это просто супер-дупер-здоровски-потрясно!</text:p>
      <text:p text:style-name="P52"><text:span text:style-name="T11">– </text:span>Йей!</text:p>
      <text:p text:style-name="P52"><text:span text:style-name="T11">– </text:span>Ю-ху!</text:p>
      <text:p text:style-name="P52"><text:span text:style-name="T11">– О</text:span>фигенно! Мы победили! Анон, ты молодец!</text:p>
      <text:p text:style-name="P52"><text:span text:style-name="T11">– </text:span>Замечательно! Секундочку, я приготовлю дневник…</text:p>
      <text:p text:style-name="P52">Восторг пони постепенно сменился ожиданием. Я молчал.</text:p>
      <text:p text:style-name="P52"><text:span text:style-name="T11">– </text:span>Эмм? И что же ты увидел? <text:span text:style-name="T11">– </text:span>не выдержала Твайлайт.</text:p>
      <text:p text:style-name="P52"><text:span text:style-name="T11">– </text:span>Я… не могу сказать этого.</text:p>
      <text:p text:style-name="P52">Ожидание сменилось недоумением. Рэйнбоу Дэш насмешливо скривила губы.</text:p>
      <text:p text:style-name="P52"><text:span text:style-name="T11">– </text:span>Да ладно! Кончай прикалываться, Анон, мы же ждём! Шутка зачлась!</text:p>
      <text:p text:style-name="P52"><text:span text:style-name="T11">– </text:span>Не могу!!!</text:p>
      <text:p text:style-name="P52"/>
      <text:p text:style-name="P52">…</text:p>
      <text:p text:style-name="P52"/>
      <text:p text:style-name="P52">Молчание прервала Эпплджек.</text:p>
      <text:p text:style-name="P52"><text:span text:style-name="T11">– </text:span>Сахарок, с тобой всё в порядке?</text:p>
      <text:p text:style-name="P52">Дэш подошла ко мне вплотную, обняла меня за шею и прижалась нос к носу.</text:p>
      <text:p text:style-name="P52"><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2">Я высвободился из объятий пегаски.</text:p>
      <text:p text:style-name="P52"><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2">Тишина сменилась гулом голосов. Пони вполголоса обсуждали ситуацию, посматривая на меня и почёсывая в затылках.</text:p>
      <text:p text:style-name="P52"><text:span text:style-name="T11">– </text:span>Конски яблоки! Вот это поворот! А мне так хотелось узнать, шо за нечисть тут орудует!</text:p>
      <text:p text:style-name="P52"><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2"><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2"><text:span text:style-name="T11">– </text:span>Рэр, отвали!</text:p>
      <text:p text:style-name="P52"><text:soft-page-break/><text:span text:style-name="T11">– </text:span>Оу, какие страсти! Ладно-ладно, не сердись, дорогая, не мешаю!</text:p>
      <text:p text:style-name="P52"><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2"><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2"><text:span text:style-name="T11">– </text:span>Стойте!</text:p>
      <text:p text:style-name="P52">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2"><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2">…</text:p>
      <text:p text:style-name="P52">«<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3">слишком громко думать. И сообщить способ спасения — означает его разрушить.</text:span>»</text:p>
      <text:p text:style-name="P52">…</text:p>
      <text:p text:style-name="P52"><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2">Пегаска сжала голову копытами. Твайлайт просветлела мордочкой и подбежала к доске.</text:p>
      <text:p text:style-name="P52"><text:span text:style-name="T11">– </text:span>Это может быть случай так называемого «кота Шротингера». Никогда бы не подумала, что он мне встретится на практике!</text:p>
      <text:p text:style-name="P52">Твайлайт протёрла доску тряпочкой и нарисовала на ней коробку.</text:p>
      <text:p text:style-name="P52"><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2"><text:span text:style-name="T11">– </text:span><text:span text:style-name="T57">Допустим, кот бессмертен. Также допустим, что кот з</text:span>аколдован<text:span text:style-name="T57"> </text:span>отложенным <text:span text:style-name="T57">заклятие</text:span>м<text:span text:style-name="T57"> Стирания, которое сработает, если кто-то откроет ящик</text:span>. <text:span text:style-name="T57">То есть, п</text:span>ри открытии<text:span text:style-name="T57"> ящик</text:span>а<text:span text:style-name="T57"> кот исчезнет из </text:span>бытия<text:span text:style-name="T57"> </text:span>— его нет, и никогда не было.</text:p>
      <text:p text:style-name="P52"><text:span text:style-name="T11">– </text:span>Бедный котик. <text:span text:style-name="T11">– </text:span>прошептала Флаттершай.</text:p>
      <text:p text:style-name="P52">Я насторожился, услышав знакомое заклинание.</text:p>
      <text:p text:style-name="P52"><text:span text:style-name="T11">– </text:span>Стой! Откуда тебе известно про заклинание Стирания?</text:p>
      <text:p text:style-name="P52"><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2"><text:span text:style-name="T11">– </text:span>Гм. Ну ладно, продолжай.</text:p>
      <text:p text:style-name="P52"><text:span text:style-name="T11">– </text:span>Так вот, по условию эксперимента известно, что вероятность того, что кто-то откроет ящик, ненулевая.</text:p>
      <text:p text:style-name="P52"><text:span text:style-name="T11">– </text:span>И что это означает, дорогая? <text:span text:style-name="T11">– </text:span>спросила Рэрити.</text:p>
      <text:p text:style-name="P52"><text:span text:style-name="T11">– </text:span>Это значит, что кто-нибудь когда-нибудь обязательно откроет его.</text:p>
      <text:p text:style-name="P52"><text:span text:style-name="T11">– </text:span>У меня щас башка лопнет! <text:span text:style-name="T11">– </text:span>пожаловалась Дэш. <text:span text:style-name="T11">– </text:span>Так всё-таки, когда этот грёбаный ящик откроют?</text:p>
      <text:p text:style-name="P52"><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2"><text:soft-page-break/>Твайлайт прокашлялась, отпила из графина и продолжила.</text:p>
      <text:p text:style-name="P52"><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2">Пони молчали, переваривая информацию. Дэш с отсутствующим видом следила за пауком на потолке.</text:p>
      <text:p text:style-name="P52">Наконец Эпплджек сдвинула шляпу на лоб.</text:p>
      <text:p text:style-name="P52"><text:span text:style-name="T11">–</text:span> То есть, ты хошь сказать, шо мы все — навроде этого кота, а Анон боится открыть ящик? Шоб мы не исчезли окончательно?</text:p>
      <text:p text:style-name="P52"><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2">Я поднял руку, прося слово. Пони обернулись на меня и затихли.</text:p>
      <text:p text:style-name="P52"><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2">…</text:p>
      <text:p text:style-name="P52"><text:span text:style-name="T11">– </text:span>Лягать! <text:span text:style-name="T11">– </text:span>выругалась Дэш. <text:span text:style-name="T11">– </text:span>Значит, наши усилия по доставке резонаторов пошли лесом.</text:p>
      <text:p text:style-name="P52"><text:span text:style-name="T11">– </text:span>Не совсем. Мне таки удалось узнать, где искать Селестию.</text:p>
      <text:p text:style-name="P52">В библиотеке снова поднялся галдёж. Твайлайт подняла копыто.</text:p>
      <text:p text:style-name="P52"><text:span text:style-name="T11">– </text:span>Тихо! Спайк, будь добр, сбегай к Кейкам за выпечкой. Нам надо успокоиться. Анон, хоть про Селестию ты нам можешь рассказать?</text:p>
      <text:p text:style-name="P52"><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2"><text:span text:style-name="T11">– А </text:span>как ты узнал… <text:span text:style-name="T11">– </text:span>начала было единорожка, но её перебил напряжённый голос Спайка.</text:p>
      <text:p text:style-name="P52"><text:span text:style-name="T11">– </text:span>Твай! <text:span text:style-name="T11">– </text:span>дракончик стоял в дверях спиной к нам. <text:span text:style-name="T11">– </text:span>У нас гости.</text:p>
      <text:p text:style-name="P52">Спайк попятился назад. Дверь широко растворилась и в библиотеку вошла Луна.</text:p>
      <text:p text:style-name="P52"/>
      <text:h text:style-name="Heading_20_2" text:outline-level="2"><text:span text:style-name="T1">2</text:span>1. Поединок с Луной.</text:h>
      <text:p text:style-name="P52"/>
      <text:p text:style-name="P52">Дружный вздох прокатился по залу.</text:p>
      <text:p text:style-name="P52">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2"><text:span text:style-name="T11">– Анон</text:span>, беги!!!</text:p>
      <text:p text:style-name="P52">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2"><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2">Мы с пегаской застыли в синем левитационном поле и поплыли к Луне.</text:p>
      <text:p text:style-name="P52"><text:soft-page-break/><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2">Нас с Дэш обернуло лавандовое левитационное поле и мы полетели к библиотекарше. Ты был несправделив к книгоежке, Анон!</text:p>
      <text:p text:style-name="P52"><text:span text:style-name="T11">–</text:span> Что? Мы не ослышались? ТЫ СМЕЕШЬ МЕШАТЬ НАМ?!!</text:p>
      <text:p text:style-name="P52">Нас опять потащило к Луне. Дэш подпёрла голову копытом, закатила глаза и скорчила скучающую мину.</text:p>
      <text:p text:style-name="P52"><text:span text:style-name="T11">–</text:span> Мне очень жаль, Ваше Высочество, но Селестия назначила Анонимуса МОИМ начальником, и этот приказ НИКТО не отменял! Он МОЙ!</text:p>
      <text:p text:style-name="P52">В голосе лавандовой единорожки звучал металл. Мы опять полетели к Твайлайт.</text:p>
      <text:p text:style-name="P52"><text:span text:style-name="T11">–</text:span> ДОВОЛЬНО! НАМ НАДОЕЛА ЭТА НЕПОКОРНОСТЬ! ПОЗНАЙ ГНЕВ ПРИНЦЕССЫ НОЧИ!!!</text:p>
      <text:p text:style-name="P52"><text:span text:style-name="T11">–</text:span> Элементы! Аврал!!! Работаем!!!</text:p>
      <text:p text:style-name="P52">Ярко-фиолетовый луч разгневанной аликорницы столкнулся со щитом наспех мобилизованных Элементов <text:s/>Гармонии.</text:p>
      <text:p text:style-name="P52">Началась жара.</text:p>
      <text:p text:style-name="P52">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2">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2"><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2"><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2">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2"><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2"><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2"><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2"><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2"><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2">Перед Луной возник ярко-фиолетовый шар, окутанный роем голубых искорок.</text:p>
      <text:p text:style-name="P52"><text:soft-page-break/><text:span text:style-name="T11">– О</text:span>хренеть! <text:span text:style-name="T11">– </text:span>чертыхнулся Спайк. <text:span text:style-name="T11">– </text:span><text:s/>Твай, она создаёт сферу стихий!</text:p>
      <text:p text:style-name="P52"><text:span text:style-name="T11">– </text:span>Вижу! <text:span text:style-name="T11">– </text:span>донёсся голос единорожки из-под потолка. <text:span text:style-name="T11">– </text:span>Задействую план «Д»!</text:p>
      <text:p text:style-name="P52">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2"><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2">Дракончик пополз было к окну, но я придержал его за хвост.</text:p>
      <text:p text:style-name="P52"><text:span text:style-name="T11">– </text:span>Погоди. У меня есть вариант получше.</text:p>
      <text:p text:style-name="P52">Я вылез из-под шкафа и попрыгал на одной ноге в центр зала.</text:p>
      <text:p text:style-name="P52"><text:span text:style-name="T11">– </text:span>Стойте! Прекратите! Да остановитесь же!!!</text:p>
      <text:p text:style-name="P52">Аликорница и шестёрка уставились на меня.</text:p>
      <text:p text:style-name="P52"><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2"><text:span text:style-name="T11">– </text:span>Ты так говоришь, как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2"><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2"><text:span text:style-name="T11">– </text:span>Как ты её назвал? <text:span text:style-name="T11">– </text:span>отвалилась челюсть у аликорницы.</text:p>
      <text:p text:style-name="P52"><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2"><text:span text:style-name="T11">– </text:span>Что? <text:span text:style-name="T11">– </text:span>хором вскрикнули я с Луной.</text:p>
      <text:p text:style-name="P52">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2">С громким треском они встретились у лестницы на верхний ярус.</text:p>
      <text:p text:style-name="P52">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2">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2">Этой малой частью сознания я отметил скрип двери и застенчивый голос:</text:p>
      <text:p text:style-name="P52"><text:span text:style-name="T11">– </text:span>Твайлайт, Дёрпи сказала, у тебя есть «Особенности поведения, питания и размножения приматов»? Я бы хотела её ненадолго… Ого!!!</text:p>
      <text:p text:style-name="P52">После долгой паузы тот же голос спросил:</text:p>
      <text:p text:style-name="P52"><text:span text:style-name="T11">– </text:span>Что тут случилось? Почему все висят в воздухе? И всё вот это?</text:p>
      <text:p text:style-name="P52">Голос Спайка откуда-то из подвала ответил:</text:p>
      <text:p text:style-name="P52"><text:span text:style-name="T11">– </text:span>Потому что Твайлайт остановила время. В радиусе девяти метров, как мне кажется. Или десяти.</text:p>
      <text:p text:style-name="P52"><text:soft-page-break/><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2"><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2">Наступило молчание. Потом донеслось всхлипывание единорожки-заучки.</text:p>
      <text:p text:style-name="P52"><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2"><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2"><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2">В мозгу раздалось мычание, как если бы кто-то хотел выругаться, но в через силу сдержался.</text:p>
      <text:p text:style-name="P52"><text:span text:style-name="T11">– </text:span>КТО ИЗ МАГОВ СЕЙЧАС ПРИСУТСТВУЕТ В БИБЛИОТЕКЕ ЗА ПРЕДЕЛАМИ ЗОНЫ СКОЛЛАПСИРОВАВШЕГО ВРЕМЕНИ?</text:p>
      <text:p text:style-name="P52">Молчание. Наконец голос Спайка произнёс:</text:p>
      <text:p text:style-name="P52"><text:span text:style-name="T11">– </text:span>Она имеет ввиду, кто из единорогов в библиотеке не попал в это сверхпрозрачное стекло? Ну же, не тушуйся!</text:p>
      <text:p text:style-name="P52">Послышался застенчивый голос.</text:p>
      <text:p text:style-name="P52"><text:span text:style-name="T11">– </text:span>Эмм, я вам подхожу?</text:p>
      <text:p text:style-name="P52"><text:span text:style-name="T11">– </text:span>КТО ТЫ? ПРЕДСТАВЬСЯ!</text:p>
      <text:p text:style-name="P52"><text:span text:style-name="T11">– </text:span>Эмм, Лира Хартстрингс, единорог. Я не то, чтобы маг, моя специализация — музыка…</text:p>
      <text:p text:style-name="P52"><text:span text:style-name="T11">– </text:span>ГОДИТСЯ! ТЫ ВИДИШЬ ТОЧКУ СИНГУЛЯРНОСТИ?</text:p>
      <text:p text:style-name="P52"><text:span text:style-name="T11">– </text:span>Эмм?</text:p>
      <text:p text:style-name="P52">Голос Спайка пояснил:</text:p>
      <text:p text:style-name="P52"><text:span text:style-name="T11">– </text:span>Вон та яркая искорка над лестницей, у которой вся картинка искривляется.</text:p>
      <text:p text:style-name="P52"><text:span text:style-name="T11">– </text:span>Да! Вижу.</text:p>
      <text:p text:style-name="P52"><text:span text:style-name="T11">– </text:span>ТЕПЕРЬ ЛЕВИТИРУЙ ПРИМАТА В ТОЧКУ СИНГУЛЯРНОСТИ.</text:p>
      <text:p text:style-name="P52"><text:span text:style-name="T11">– </text:span>Чего-о-о?!! <text:span text:style-name="T11">– </text:span>возопило моё малое сознание.</text:p>
      <text:p text:style-name="P52"><text:span text:style-name="T11">– </text:span>Эмм… Зачем?</text:p>
      <text:p text:style-name="P52"><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2"><text:soft-page-break/><text:span text:style-name="T11">– </text:span>Вы даёте слово, что человеку не будет причинён вред? <text:span text:style-name="T11">– </text:span>голос Лиры обрёл непривычную твёрдость.</text:p>
      <text:p text:style-name="P52"><text:span text:style-name="T11">– </text:span>КАК ТЫ СМЕЕШЬ СОМНЕВАТЬСЯ В НАС, СВОЕЙ ПРИНЦЕССЕ?</text:p>
      <text:p text:style-name="P52"><text:span text:style-name="T11">– Я </text:span>не сомневаюсь в вас, Ваше Высочество… Потому и требую слова!</text:p>
      <text:p text:style-name="P52"><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2"><text:span text:style-name="T11">– </text:span>Ну, блядь, спасибо! <text:span text:style-name="T11">– </text:span>подумал я.</text:p>
      <text:p text:style-name="P52"><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2">Тишина… С громким хлопком торнадо исчезает, сознания воссоединяются, всё падает на пол. </text:p>
      <text:p text:style-name="P52"/>
      <text:p text:style-name="P52">…</text:p>
      <text:p text:style-name="P52"/>
      <text:p text:style-name="P52"><text:span text:style-name="T11">– </text:span>Буэ-э-э!</text:p>
      <text:p text:style-name="P52">То ли от воздействия сингулярности, то ли от того, что закружилась голова в торнадо, но меня буквально вывернуло наизнанку.</text:p>
      <text:p text:style-name="P52"><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2">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2"><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2">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2">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2"><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2">Просительные нотки контрастировали с привычным для Луны властным тоном. Аликорница присела на пол и устало опустила голову.</text:p>
      <text:p text:style-name="P52">Я кивнул ей примирительно.</text:p>
      <text:p text:style-name="P52"><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2"><text:span text:style-name="T11">– </text:span>Давай по-порядку. <text:span text:style-name="T11">– о</text:span>становила меня Луна. <text:span text:style-name="T11">– </text:span>С чего ты взял, что она в твоём мире?</text:p>
      <text:p text:style-name="P52">Я задумался. Как объяснить ей, не рассказывая основное? То, от чего весь мир остановится? Как описать частность, не раскрыв суть?</text:p>
      <text:p text:style-name="P52">Луна продолжила с горечью.</text:p>
      <text:p text:style-name="P52"><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text:soft-page-break/>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2"><text:span text:style-name="T11">– Ч</text:span>то? Остатки магии? <text:span text:style-name="T11">–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2"><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2">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2">Я со всей дури грохнул кулаком по ограждению балкона. Перила жалобно скрипнули. Луна всё поняла и кивнула.</text:p>
      <text:p text:style-name="P52"><text:span text:style-name="T11">– </text:span>Теперь ты понимаешь, почему Мы виним тебя в развоплощении сестры?</text:p>
      <text:p text:style-name="P52"><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2">Луна пристально взглянула на меня и понимающе склонила голову.</text:p>
      <text:p text:style-name="P52"><text:span text:style-name="T11">– </text:span>Мы знаем, иногда так бывает. Продолжай.</text:p>
      <text:p text:style-name="P52"><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2"><text:span text:style-name="T11">– </text:span>Да, помним.</text:p>
      <text:p text:style-name="P52"><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2">В разговор встряла Твайлайт, до этого тихо стоявшая в сторонке.</text:p>
      <text:p text:style-name="P52"><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2">Я вздохнул с облегчением. Твайлайт — умничка! Мне даже придумывать ничего не пришлось.</text:p>
      <text:p text:style-name="P52"><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2">Единорожка успокаивающе произнесла:</text:p>
      <text:p text:style-name="P52"><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2">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2"><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2">Аликорница вернулась на место, воссоединившись с двойником.</text:p>
      <text:p text:style-name="P52"><text:soft-page-break/><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2"><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2">Единорожка задумалась.</text:p>
      <text:p text:style-name="P52"><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2"><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л.</text:p>
      <text:p text:style-name="P52"><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2">Луна сморщила нос при этих словах, но всё же кивнула.</text:p>
      <text:p text:style-name="P52"><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2"><text:span text:style-name="T11">– </text:span>Я приглашу их. Они не откажутся.</text:p>
      <text:p text:style-name="P52"><text:span text:style-name="T11">– </text:span>Что ж, ещё одной проблемой меньше. Теперь нужно решить, как найти Сел. Кто-то должен отправиться за ней.</text:p>
      <text:p text:style-name="P52"><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2"><text:span text:style-name="T11">– </text:span>А если…</text:p>
      <text:p text:style-name="P52"><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2"><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2"><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2">Единорожка вернулась в библиотеку. Некоторое время мы с Луной молча слушали звуки засыпающего Понивилля.</text:p>
      <text:p text:style-name="P52"><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2"><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text:soft-page-break/>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в изгнание, Сестра наказала больше себя, чем Нас. Впрочем, Сел никогда не отличалась сильной логикой.</text:p>
      <text:p text:style-name="P52"><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2">Аликорница отвлеклась от воспоминаний.</text:p>
      <text:p text:style-name="P52"><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2"><text:span text:style-name="T11">– </text:span>Почему же ты не смогла найти меня с его помощью?</text:p>
      <text:p text:style-name="P52">Аликорница смутилась.</text:p>
      <text:p text:style-name="P52"><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2"><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2"><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было у тебя с Сел.</text:p>
      <text:p text:style-name="P52">Я присмотрелся к ночной принцессе с подозрением. Что она знает о нас с Сел?</text:p>
      <text:p text:style-name="P52"><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2"><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2"><text:span text:style-name="T11">– </text:span>А также совместить приятное с полезным. <text:span text:style-name="T11">– </text:span>не удержался я от подколки.</text:p>
      <text:p text:style-name="P47">Луна бросила на меня тяжёлый взгляд.</text:p>
      <text:p text:style-name="P50"><text:span text:style-name="T17">–</text:span> Вот это вряд ли! Сел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0">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7"><text:span text:style-name="T16">–</text:span> Тогда зачем она..?</text:p>
      <text:p text:style-name="P47"><text:span text:style-name="T16">–</text:span> Дала тебе? <text:span text:style-name="T16">–</text:span> цинично завершила мой вопрос Луна. <text:span text:style-name="T16">–</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7">Меня как будто окатило ледяным душем. Не любовь и даже не дружба. Просто плата за услугу… Даже не дружба…</text:p>
      <text:p text:style-name="P47">Тревожная догадка окончательно сковала морозом душу.</text:p>
      <text:p text:style-name="P50"><text:span text:style-name="T17">–</text:span> А другие? Они тоже… давали мне потому, что считали меня последним шансом?</text:p>
      <text:p text:style-name="P50">У аликорницы отвалилась челюсть.</text:p>
      <text:p text:style-name="P50"><text:span text:style-name="T17">–</text:span> Другие? Кто ещё?<text:span text:style-name="T11"> </text:span>С кем ещё у тебя были… отношения?</text:p>
      <text:p text:style-name="P47"><text:span text:style-name="T16">–</text:span> С Рэйнбоу Дэш <text:span text:style-name="T16">–</text:span> ответил я несчастным голосом. <text:span text:style-name="T16">–</text:span> И, может быть, с Пинки.</text:p>
      <text:p text:style-name="P47"><text:span text:style-name="T16">–</text:span> А ты живчик. <text:span text:style-name="T16">–</text:span> удивлённо заметила Луна и нахмурилась.</text:p>
      <text:p text:style-name="P38"><text:soft-page-break/>– Я не виноват. – буркнул я. – Селестия вылечила меня от кучи болячек. <text:span text:style-name="T1">На почве общего оздоровления у</text:span> меня начался жёстокий спермотоксикоз.</text:p>
      <text:p text:style-name="P47"><text:span text:style-name="T16">– Что?!! – с недоверием воскликнула Луна. – Сестра никогда не умела лечить. И сейчас не умеет </text:span><text:span text:style-name="T55">— иначе Мы бы знали. Мало кто владеет магией целительства, и Сестра не из их числа.</text:span></text:p>
      <text:p text:style-name="P38">– Очень мне надо тебе врать! – возмутился я. – Сел исцелила меня в Кантерлоте с помощью заместительной терапии.</text:p>
      <text:p text:style-name="P38">Луна вскинула копыто к <text:span text:style-name="T1">виску</text:span> и закатила глаза.</text:p>
      <text:p text:style-name="P47"><text:span text:style-name="T16">– О небо! Теперь Мы понимаем, почему она так ослабела! Как это в стиле Сестры </text:span><text:span text:style-name="T55">— она готова отпилить себе крыло, дабы защитить кого-то от солнца!</text:span></text:p>
      <text:p text:style-name="P38">– Ты о чём? – не понял я. – Какое ещё, к дискорду, крыло? Почему она ослабела?</text:p>
      <text:p text:style-name="P38">Луна молча стояла с закрытыми глазами, горестно покачиваясь на ногах взад-вперёд. “Глупая, глупая Сел!” – расслышал я из её бормотания.</text:p>
      <text:p text:style-name="P38">Наконец, Луна снизошла ко мне с объяснением.</text:p>
      <text:p text:style-name="P47"><text:span text:style-name="T16">– Заместительная терапия </text:span><text:span text:style-name="T55">—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2">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8">Луна вздохнула и повернулась ко мне.</text:p>
      <text:p text:style-name="P47"><text:span text:style-name="T16">–</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7">Аликорница фыркнула.</text:p>
      <text:p text:style-name="P47"><text:span text:style-name="T16">– </text:span><text:span text:style-name="T55">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2">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2"><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ом лесу. Можешь на меня рассчитывать. Когда отправляемся?</text:p>
      <text:p text:style-name="P52">Я благодарно взъерошил пегаске гриву. Уныние отступило.</text:p>
      <text:p text:style-name="P52"><text:span text:style-name="T11">– </text:span>Спасибо, Дэш. Ты настоящий друг.</text:p>
      <text:p text:style-name="P52"><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2">Я удивлённо воззрился на аликорницу.</text:p>
      <text:p text:style-name="P52"><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2">Я пожал плечами и спустился с пегаской вниз, к компании.</text:p>
      <text:p text:style-name="P52"/>
      <text:h text:style-name="P144" text:outline-level="2"><text:soft-page-break/><text:span text:style-name="T1">22</text:span>. <text:span text:style-name="T1">Лучший</text:span> Гранд Галопин<text:span text:style-name="T1">г</text:span> Гала <text:span text:style-name="T1">в истории</text:span></text:h>
      <text:p text:style-name="P79"/>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2"><text:span text:style-name="T11">– </text:span>Да шо ж такое творится-то! Ни в жисть не поверю, чтоб в Кантерлоте пустые дома были! <text:span text:style-name="T11">– </text:span>заявила Эпплджек. <text:span text:style-name="T11">–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2"><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2">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2">Тук-тук-тук!</text:p>
      <text:p text:style-name="P52"><text:span text:style-name="T11">– Анон</text:span>, ты тут? <text:span text:style-name="T11">–</text:span>Дэш просунула нос в дверь, не дожидаясь отклика. <text:span text:style-name="T11">– </text:span>Ага, вот ты где! Я с тобой!</text:p>
      <text:p text:style-name="P52">Она швырнула перемётные сумки мне на постель и пошла к выходу.</text:p>
      <text:p text:style-name="P52"><text:span text:style-name="T11">– </text:span>Ну, чего застрял? Пошли скорее, а то на хавчик опоздаем! <text:span text:style-name="T11">– </text:span>нетерпеливо обернулась пегаска.</text:p>
      <text:p text:style-name="P52">Я пожал плечами и пошёл следом. Бороться со стихией в лице Дэш было трудновато. Да и незачем.</text:p>
      <text:p text:style-name="P52"/>
      <text:p text:style-name="P38">…</text:p>
      <text:p text:style-name="P38"/>
      <text:p text:style-name="P52">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2"><text:span text:style-name="T11">– </text:span>Располагайтесь. <text:span text:style-name="T11">– </text:span>кивнула нам Луна.</text:p>
      <text:p text:style-name="P52">«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1">–</text:span> всхлипула Дэш.</text:p>
      <text:p text:style-name="P52"><text:span text:style-name="T11">– </text:span>Ну что же вы? Присаживайтесь. <text:span text:style-name="T11">– </text:span>вновь пригласила Луна. <text:span text:style-name="T11">– </text:span>Если блюда выветрятся, придётся их выкинуть и приготовить новые.</text:p>
      <text:p text:style-name="P52">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 </text:p>
      <text:p text:style-name="P52"><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 на Нашей памяти. Насколько Нам известно, рацион обезьян состоит из фруктов и листьев бамбука.</text:p>
      <text:p text:style-name="P52">Я мило улыбнулся ей в ответ и закинул в рот пучок петрушки.</text:p>
      <text:p text:style-name="P52"><text:span text:style-name="T11">– </text:span>А ты первая на моей памяти лошадь, умеющая магичить.</text:p>
      <text:p text:style-name="P52">Луна нахмурилась, но потом луч озарения коснулся её мордочки.</text:p>
      <text:p text:style-name="P38">– П<text:span text:style-name="T1">ризнаём, Мы были несправедливы к тебе. Как Нам тебя называть?</text:span></text:p>
      <text:p text:style-name="P52">Я выплюнул петрушку и взял кусок рыбы.</text:p>
      <text:p text:style-name="P38"><text:soft-page-break/>– <text:span text:style-name="T1">Человеком. Во множественном числе мы — люди. Хотя множественная форма тебе не понадобится, принцесса.</text:span></text:p>
      <text:p text:style-name="P52">Все расселись по местам, когда с дальнего конца стола раздался звонкий голосок.</text:p>
      <text:p text:style-name="P38">– <text:span text:style-name="T1">Эй, а туточки одно место пустует! Можно его займёт Гамми?</text:span></text:p>
      <text:p text:style-name="P38"><text:span text:style-name="T1">– Нет, Пинки. </text:span>– <text:span text:style-name="T1">ответила Луна. </text:span>– <text:span text:style-name="T1">Мы ждём ещё одного гостя.</text:span></text:p>
      <text:p text:style-name="P52">– А если он не придёт, тогда можно?</text:p>
      <text:p text:style-name="P52">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2">– Эй! Это моя шляпа! – возмутилась фермерша.</text:p>
      <text:p text:style-name="P52">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2">– Прекрати паясничать! – негромко сказала Луна.</text:p>
      <text:p text:style-name="P52">– Я не хотел… Тут мышь… – мои уши загорались медленно, но неотвратимо.</text:p>
      <text:p text:style-name="P52">– Мы не тебе. – так же тихо произнесла аликорница.</text:p>
      <text:p text:style-name="P52">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2">–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2">– Перестань, Дискорд. – устало ответила Луна. – Фиглярство вызывает улыбку только первые пару сотен лет.</text:p>
      <text:p text:style-name="P52">– Говори только за себя, дражайшая! Я, наоборот, только вхожу во вкус!</text:p>
      <text:p text:style-name="P52">Драконикус принялся жадно есть брюкву и заткнулся.</text:p>
      <text:p text:style-name="P52">Аликорница обвела присутствующих долгим взглядом и начала.</text:p>
      <text:p text:style-name="P52">–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2">– Прибыл к нам, ага. А я-то думал, Сахарная Ватка сама вытащила на нашу голову эту обезьяну из мухосранска. – громко прочавкал сам себе Дискорд.</text:p>
      <text:p text:style-name="P52">– Анонимус берётся отыскать Селестию. И наша задача — помочь ему в этом! – с нажимом произнесла Луна, ни на кого не глядя.</text:p>
      <text:p text:style-name="P52">–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2">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2">– Я полностью в вашем распоряжении, Ваше Высочество! Думаю, мои друзья меня поддержат! – отчеканила Твайлайт.</text:p>
      <text:p text:style-name="P52">Шестёрка пони отозвалась невнятным мычанием.</text:p>
      <text:p text:style-name="P52">–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2"><text:soft-page-break/>–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гриву.</text:p>
      <text:p text:style-name="P52">–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2">–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2">– Эталоном? Для всехпони? Всегда говорила? – Дискорд принял задумчивую позу, стреляя глазами по сторонам.</text:p>
      <text:p text:style-name="P52">–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2">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2">– Мы думаем, она была права!</text:p>
      <text:p text:style-name="P52">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2">– Ну, это… Если светоч, то конечно… А как же! Я всегда знал, что я светоч!.. А для Элементов Гармонии я тоже светоч?</text:p>
      <text:p text:style-name="P52">– Разумеется! – заверила его Луна, изо всех сил моргая шестёрке.</text:p>
      <text:p text:style-name="P52">– Светоч, светоч! – вразнобой подтвердили пони. Пожалуй, Флаттершай даже не врала.</text:p>
      <text:p text:style-name="P52">–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2">– Ффух! – шумно выдохнула Луна. – Спасибо вам, Наши дорогие, вы Нам очень помогли!</text:p>
      <text:p text:style-name="P52">– Но мы же ничего не сделали! – запротестовала Эпплджек.</text:p>
      <text:p text:style-name="P52">–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емся!</text:p>
      <text:p text:style-name="P52"/>
      <text:p text:style-name="P52">…</text:p>
      <text:p text:style-name="P52"/>
      <text:p text:style-name="P52">Безмолвными тенями скользнули лакеи и унесли блюда. На освободившемся столе Луна расстелила свиток с записями.</text:p>
      <text:p text:style-name="P52">– Теперь, Наши маленькие пони, Мы должны просить вас ещё об одной услуге.</text:p>
      <text:p text:style-name="P52">Странно и непривычно было видеть принцессу ночи сконфуженной.</text:p>
      <text:p text:style-name="P52">–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2">При этих словах пони стали прятать глаза, а Дэш фейсхуфнула.</text:p>
      <text:p text:style-name="P52">–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text:soft-page-break/>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2">–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2">–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2">Флаттершай закрыла голову копытами.</text:p>
      <text:p text:style-name="P52"/>
      <text:p text:style-name="P39">***</text:p>
      <text:p text:style-name="P38"/>
      <text:p text:style-name="P52">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2">– Я верю в вас только потому, что ты об этом попросила. – наконец, начал я. – Тогда, в метель.</text:p>
      <text:p text:style-name="P52">Аликорница кивнула.</text:p>
      <text:p text:style-name="P52">– Потому что у меня больше нет других причин верить в дружбомагию. После того, что рассказала Луна.</text:p>
      <text:p text:style-name="P52">Аликорница сникла.</text:p>
      <text:p text:style-name="P52">– Она ведь правду сказала? То свидание ночью было всего лишь платой? Авансом?</text:p>
      <text:p text:style-name="P52">Селестия грустно кивнула и отвернулась.</text:p>
      <text:p text:style-name="P52">– Выходит, я для тебя был тем же, чем сейчас Дискорд для Луны? С тем отличием, что ты не нашла способ «отмазаться»?</text:p>
      <text:p text:style-name="P52">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2">Заросли можжевельника раздвинулись, пропуская синюю единорожку.</text:p>
      <text:p text:style-name="P52">– Привет!</text:p>
      <text:p text:style-name="P52">Я молча смотрел сквозь неё, привалившись спиной к валуну. Мне хотелось побыть одному.</text:p>
      <text:p text:style-name="P52">– Привет, говорю! Я видела, как ты залазил сюда. Классное местечко!</text:p>
      <text:p text:style-name="P52">– Привет, Индиго.</text:p>
      <text:p text:style-name="P52">– Что-то на тебе мордочки нет. Ты бледнее болотной поганки из Вечнодикого леса. Что-то случилось?</text:p>
      <text:p text:style-name="P52">– Случилось, Индиго. За то время, что мы не виделись, случилось очень многое.</text:p>
      <text:p text:style-name="P52">– Так это ж здорово! Я люблю, когда что-нибудь случается! Иначе скучно. А ты? Расскажи! Ты нашёл Шейлу?</text:p>
      <text:p text:style-name="P52">– Нашёл.</text:p>
      <text:p text:style-name="P52">– Вау! А принцессу Селестию?</text:p>
      <text:p text:style-name="P52">– Селестию тоже.</text:p>
      <text:p text:style-name="P52">– Круто! А где они? Они скоро вернутся?</text:p>
      <text:p text:style-name="P52">– Они не вернутся.</text:p>
      <text:p text:style-name="P52">Индиго перестала улыбаться. Тревога отразилась на её мордочке.</text:p>
      <text:p text:style-name="P52"><text:soft-page-break/>– Почему?</text:p>
      <text:p text:style-name="P52">– Они там, откуда нет возврата.</text:p>
      <text:p text:style-name="P52">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2">Индиго молча села возле меня. Потом она всхлипнула. Потом тяжело вздохнула.</text:p>
      <text:p text:style-name="P52">– Пожалуйста, скажи мне, что с ними.</text:p>
      <text:p text:style-name="P52">Я оторвался от валуна, склонился над ней и тихонько прошептал ей в ухо:</text:p>
      <text:p text:style-name="P52">– Если я скажу, ты исчезнешь. Это такое проклятие. Отправишься вслед за ними. Мне бы этого не хотелось. Ты нужна здесь.</text:p>
      <text:p text:style-name="P52">Индиго хмуро взглянула на меня.</text:p>
      <text:p text:style-name="P52">–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2">Я ласково потрепал её по головке.</text:p>
      <text:p text:style-name="P52">–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2">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2">– Индиго, ты в Гранд Галопинг Гала когда-нибудь участвовала?</text:p>
      <text:p text:style-name="P52">– А то! В прошлом году па взял меня с собой на Гала. Он стоял в охране, а я пробралась внутрь и наблюдала за всем из-за занавески.</text:p>
      <text:p text:style-name="P52">– То есть, ты помнишь, как там всё устроено и что должно происходить?</text:p>
      <text:p text:style-name="P52">– Агась!</text:p>
      <text:p text:style-name="P52">–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2">– Вау! Круто!</text:p>
      <text:p text:style-name="P52">Единорожка в восторге <text:s/>запрыгала на месте.</text:p>
      <text:p text:style-name="P52">–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2">Кобылка остановилась и обняла меня за шею.</text:p>
      <text:p text:style-name="P52">– Спасибки! Тока ж ты на праздник придёшь? Обещаешь? Пожалуйста-пожалуйста-пожалуйста!</text:p>
      <text:p text:style-name="P52">– Обещаю.</text:p>
      <text:p text:style-name="P52">Единорожка умчалась с победным «ю-ху-у-у!».</text:p>
      <text:p text:style-name="P52">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2">В серебряной коробке вместо книги лежал одинокий листок бумаги.</text:p>
      <text:p text:style-name="P62"/>
      <text:p text:style-name="P62"><text:soft-page-break/>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2">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2">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2">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2">До встречи!</text:p>
      <text:p text:style-name="P62"/>
      <text:p text:style-name="P52">– Сел - Сел… Ну почему ты такая… – пробормотал я сквозь слёзы.</text:p>
      <text:p text:style-name="P52"/>
      <text:p text:style-name="P53">***</text:p>
      <text:p text:style-name="P79"/>
      <text:p text:style-name="P52">«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2">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2">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2">–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2">–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2"><text:soft-page-break/>–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2">– А моя часть будет в самом конце. – вздохнул третий голосок. – Если мы до него досидим. Лично мне уже надоело. Скучно.</text:p>
      <text:p text:style-name="P52">–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2">– Всё равно Норф был круче. – пробормотал голос Индиго. – Он Кинга раза три уделывал на «Королеве Лорен».</text:p>
      <text:p text:style-name="P52">– Скоро начнётся! Я слышу свисток Вондерболтов! – перебил голос Санни – Бежим на смотровую площадку!</text:p>
      <text:p text:style-name="P52">– Кто первый добежит, тот… эмм…</text:p>
      <text:p text:style-name="P52">– Суперсветоч!</text:p>
      <text:p text:style-name="P52">– Агась! Галагалоперы, вперёд!</text:p>
      <text:p text:style-name="P52">– Йей!!!</text:p>
      <text:p text:style-name="P52">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2">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2">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2">…</text:p>
      <text:p text:style-name="P52">– Это она! Она!!!</text:p>
      <text:p text:style-name="P52">– Наша принцесса! Наше солнце!</text:p>
      <text:p text:style-name="P52">– Она вернётся!</text:p>
      <text:p text:style-name="P52">– А то! Я всем говорил! Мне никто не верил! Никто!!!</text:p>
      <text:p text:style-name="P52">– Дайте мне вас обнять, дорогой друг!</text:p>
      <text:p text:style-name="P52">…</text:p>
      <text:p text:style-name="P52">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8"/>
      <text:p text:style-name="P52">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text:soft-page-break/>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2">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2">…</text:p>
      <text:p text:style-name="P52">Музыкальный транс прервался цоканьем копыт по парковой дорожке. Две фигуры устало брели прочь от замка, тихо переговариваясь между собой.</text:p>
      <text:p text:style-name="P52">– Ужель обязательно лично приветствовать каждого пони? Сестра разбаловала их. Это так утомляет!</text:p>
      <text:p text:style-name="P52">–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2">–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2">Луна с Твайлайт остановились прямо у колонны, за которой сидел я, прислонившись к прохладному мрамору с надписью «з<text:span text:style-name="T62">д</text:span>ЕсЬ БЫл <text:span text:style-name="T63">д</text:span>ИскОр<text:span text:style-name="T61">Д</text:span>».</text:p>
      <text:p text:style-name="P52">–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2">–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2">–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2">В саду прозвенел гонг. Музыка умолкла и в наступившей тишине звонкий голосок объявил в потрескивающий микрофон:</text:p>
      <text:p text:style-name="P52">–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2">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2">Последняя фраза утонула в свисте и восторжённом топоте копыт. Твайлайт вздохнула.</text:p>
      <text:p text:style-name="P52">–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2">Твайлайт побрела по дорожке к освещённой террасе. Луна проводила её взглядом. Затем она со смешком обратилась в пространство:</text:p>
      <text:p text:style-name="P52"><text:soft-page-break/>– Скрываться за колонной — плохая идея, Анонимус. Если хочешь, чтобы тебя не раскрыли, прячься так, чтобы не было видно твоей тени.</text:p>
      <text:p text:style-name="P52">– А кто прячется-то? – я встал и вышел к Луне. – Слушал себе музыку, пока вы не подошли. Классно играют!</text:p>
      <text:p text:style-name="P52">Луна кивнула.</text:p>
      <text:p text:style-name="P52">– Да, трио Винил, Октавии и Лиры было тяжело собрать вместе, но, похоже, оно того стоило! Увы, человек, не время развлекаться. Вернёмся к нашим заботам. Следуй за Нами, Нам нужно передать тебе компас.</text:p>
      <text:p text:style-name="P52">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2">– А-а-а, дражайший принц? – любезнейше приветствовала франта Луна – Как ваше драгоценное здоровье? Как поживает ваш кузён Хавтиноуз?</text:p>
      <text:p text:style-name="P52">Принц позеленел, промычал нечто нечленораздельное и дал знак носильщикам двигаться дальше.</text:p>
      <text:p text:style-name="P52">Во дворце, вручив мне небольшую тяжёлую шкатулку серебряной окантовки с хрустальным шаром, Луна с некоторым смущением сообщила:</text:p>
      <text:p text:style-name="P52">–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2">Она что, блядь, издевается? Я раздражённо сунул шкатулку в карман.</text:p>
      <text:p text:style-name="P52">– Да хрен там! Какие перья? Ты же сама сказала, отношения были чисто деловыми. По крайней мере, с её стороны.</text:p>
      <text:p text:style-name="P52">Луна продолжила с каменным выражением лица.</text:p>
      <text:p text:style-name="P52">– Если же нет, поднимись в её башню и разыщи перо или волос в её постели. После чего помести это в компас. Всё.</text:p>
      <text:p text:style-name="P52">Аликорница отвернулась. Я пошёл к выходу.</text:p>
      <text:p text:style-name="P52">– Иногда деловые отношения служат прикрытием для… чего-то большего. Но смертным это трудно понять.</text:p>
      <text:p text:style-name="P52">Я обернулся. Аликорница смотрела в окно на первый заезд «Небес Эквестрии», не удостаивая меня вниманием.</text:p>
      <text:p text:style-name="P52">Не гребу я этих аликорнов!</text:p>
      <text:p text:style-name="P38"/>
      <text:p text:style-name="P53">***</text:p>
      <text:p text:style-name="P52"/>
      <text:p text:style-name="P52">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2">Перепрыгивая через две ступеньки я достиг вершины башни.</text:p>
      <text:p text:style-name="P52">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2">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2">Чувствуя себя грабителем, я вошёл в комнату и осмотрел футон.</text:p>
      <text:p text:style-name="P52"><text:soft-page-break/>Фиг там! Было такое впечатление, что последнее время на нём никто не спал. Ни складочки, ни вмятинки, ни волоска, ни пылинки.</text:p>
      <text:p text:style-name="P52">Я окинул взглядом комнату. Взор упал на гардероб у стенки. Вот где можно найти перо или волос!</text:p>
      <text:p text:style-name="P52">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2">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4"></text:span><text:span text:style-name="T65"> сидел, прислонившись к стенке. Оранжевая лампочка по прежнему горела на налобном щитке.</text:span></text:p>
      <text:p text:style-name="P52">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2">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2">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2">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2">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2">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сквозное отверстие. Снизу отверстия вытекла, застыв, тёмно-бурая капля.</text:p>
      <text:p text:style-name="P52">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2">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2"/>
      <text:p text:style-name="P53">***</text:p>
      <text:p text:style-name="P52"/>
      <text:p text:style-name="P52">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2">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text:soft-page-break/>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2">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2">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2">«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2">Штурвал заклинило. Блядь!!!</text:p>
      <text:p text:style-name="P52">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2">Я что есть мочи дёрнул штурвал на себя.</text:p>
      <text:p text:style-name="P52">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2"/>
      <text:p text:style-name="P52">…</text:p>
      <text:p text:style-name="P52"/>
      <text:p text:style-name="P52">«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четыреста. Я обернулся назад и охренел окончательно.</text:p>
      <text:p text:style-name="P52">Замок.</text:p>
      <text:p text:style-name="P52">Блядь, что с замком?!</text:p>
      <text:p text:style-name="P52">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2">Я надавил на рычаг вертикальной тяги и колесница плавно скользнула вниз. Ха, теперь-то я понял, в чём дело! Замок висел в воздухе!</text:p>
      <text:p text:style-name="P52">Блядь… Замок висел в воздухе?!!</text:p>
      <text:p text:style-name="P52">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2">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2">Спокойно, Анон! Ты когда-то хотел стать пилотом — в следующий раз будь поосторожнее в своих мечтаниях! Альпинизм — наше всё!</text:p>
      <text:p text:style-name="P52"><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2">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2">Я пробежал комнату насквозь и кинулся к выходу.</text:p>
      <text:p text:style-name="P52">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2">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2">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2">За моей спиной раздался механический голос.</text:p>
      <text:p text:style-name="P52">– <text:span text:style-name="T66">Зафиксирована опасная ситуация. Сознание пациента </text:span><text:span text:style-name="T67">&lt;</text:span><text:span text:style-name="T66">Селестия</text:span><text:span text:style-name="T67">&gt;</text:span><text:span text:style-name="T66"> не регистрируется. Активируется протокол экстренной эвакуации пациента </text:span><text:span text:style-name="T67">&lt;</text:span><text:span text:style-name="T66">Селестия</text:span><text:span text:style-name="T67">&gt;</text:span><text:span text:style-name="T66"> к супервизору </text:span><text:span text:style-name="T67">&lt;</text:span><text:span text:style-name="T66">Луна</text:span><text:span text:style-name="T67">&gt;</text:span><text:span text:style-name="T66">.</text:span></text:p>
      <text:p text:style-name="P52">Я обернулся.</text:p>
      <text:p text:style-name="P52">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2">БЛЯ!!!</text:p>
      <text:p text:style-name="P52">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2">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2">«Робокорн», как я успел назвать про себя медицинский экзоскелет Селестии,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2">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Королева Лорен» отчаянно скрипела, но послушно вписывалась в повороты. К чёрту всё, ради таких моментов и стоит жить!!!</text:p>
      <text:p text:style-name="P52">Когда последний чек-поинт был пройден, на главном табло мигнула и исчезла цифра «<text:span text:style-name="T23">7.76</text:span>», сменившись на «<text:span text:style-name="T23">7.72</text:span>».</text:p>
      <text:p text:style-name="P52">Можно ставить галочку на исполнившейся мечте стать пилотом! Что там следующее на очереди? Альпинизм?</text:p>
      <text:p text:style-name="P52">Сделав полный круг вокруг парка, мы вышли на финишную прямую, в конце которой нас приветливо встречали двери центрального холла дворца.</text:p>
      <text:p text:style-name="P52"><text:soft-page-break/>БЛЯДЬ!!!</text:p>
      <text:p text:style-name="P52">Какая тупица закрыла двери?</text:p>
      <text:p text:style-name="P52">Я попытался отвернуть. Я попытался затормозить. Хер там! Робокорну, похоже, стало совсем невтерпёж. Он перестал реагировать на штурвал и ускорился.</text:p>
      <text:p text:style-name="P52">У тебя всё под контролем, Анон?!! Блядь!</text:p>
      <text:p text:style-name="P52">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2">…</text:p>
      <text:p text:style-name="P52">–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2">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дверей. Проскакав к трону мимо толпы огорошенных пони, робокорн сел на пол у ног Луны и стих. Лампочка на его «голове» вновь зажглась оранжевым.</text:p>
      <text:p text:style-name="P52">…</text:p>
      <text:p text:style-name="P52">– Что сиё значит, человек?!!</text:p>
      <text:p text:style-name="P52">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2">– Мнэ-э-э. – в этот момент даже козлиное блеяние было для меня верхом геройства.</text:p>
      <text:p text:style-name="P52">Подымая тучи пыли, с грохотом обрушилась в провал башня Селестии. Луна с отвалившейся челюстью наблюдала за действом в окно.</text:p>
      <text:p text:style-name="P52">– Что… Что это за дискордовщина?!</text:p>
      <text:p text:style-name="P52">Луна глянула в противоположное окно.</text:p>
      <text:p text:style-name="P52">– А куда делась Наша башня?!! – на аликорницу было жалко смотреть.</text:p>
      <text:p text:style-name="P52">– Она внизу. – промямлил я. <text:s/>Чтобы легче было дышать, я пальцем оттянул галстук от горла.</text:p>
      <text:p text:style-name="P52">– В каком ещё низу???</text:p>
      <text:p text:style-name="P52">– Ну… внизу. С остальным Кантерлотом… – я чувствовал себя дебилом.</text:p>
      <text:p text:style-name="P52">Аликорница молча взвилась в воздух и вылетела наружу. Через минуту вернулась.</text:p>
      <text:p text:style-name="P52">– Мы приняли решение! Бал закрывается!</text:p>
      <text:p text:style-name="P52"/>
      <text:h text:style-name="Heading_20_2" text:outline-level="2">2<text:span text:style-name="T1">3</text:span>. <text:span text:style-name="T1">Летающий замок</text:span></text:h>
      <text:p text:style-name="P81"/>
      <text:p text:style-name="P52">Скалу ощутимо тряхнуло. Грибной суп выплеснулся из супницы на стол.</text:p>
      <text:p text:style-name="P52">– Конски яблоки! Четвёртый день уж волокут. Могли бы и научиться наконец-то. – проворчала Эпплджек с набитым ртом.</text:p>
      <text:p text:style-name="P52">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text:soft-page-break/>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2">– Девочки, под нами Понивилль! – захлопала копытами Рэрити. – Узнаю свой бутик!</text:p>
      <text:p text:style-name="P52">Да, с утёса открылся городок, очертаниями повторяющий карту Понивилля. Я даже рассмотрел свой бывший домик на окраине, у железной дороги.</text:p>
      <text:p text:style-name="P52">– Эй-Джей, гляди, твоя ферма! – Дэш указала на ряды деревьев на окраине городка.</text:p>
      <text:p text:style-name="P52">– Агась, она, родимая! – кивнула фермерша. – А это значит, скоро приедем.</text:p>
      <text:p text:style-name="P52">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2"/>
      <text:p text:style-name="P52">…</text:p>
      <text:p text:style-name="P52"/>
      <text:p text:style-name="P52">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3">СВЕТОЧ</text:span>».</text:p>
      <text:p text:style-name="P52">– Итак, через день мы достигнем цели.</text:p>
      <text:p text:style-name="P52">Надеюсь, все помнят план действий. Мы высаживаемся группой у входа и…</text:p>
      <text:p text:style-name="P52">– Эмм… Прячемся?</text:p>
      <text:p text:style-name="P52">– Дерёмся с пландерсидами?</text:p>
      <text:p text:style-name="P52">– Создаём магический щит?</text:p>
      <text:p text:style-name="P52">– Нет!</text:p>
      <text:p text:style-name="P52">Луна поднесла копыто ко рту и прокашлялась.</text:p>
      <text:p text:style-name="P52">–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2">Луна строго посмотрела на нас.</text:p>
      <text:p text:style-name="P52">–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2">Я вспомнил, как мы драпали из замка, но промолчал.</text:p>
      <text:p text:style-name="P52">–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2">– По возвращению человек отыщет Сестру с помощью компаса, что Мы приготовили для него. Ты активировал компас, Анонимус?</text:p>
      <text:p text:style-name="P52">Я продемонстрировал ночной принцессе шкатулку с беспорядочно мечущейся стрелкой.</text:p>
      <text:p text:style-name="P52">–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text:soft-page-break/>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2">Лавандовая единорожка съёжилась.</text:p>
      <text:p text:style-name="P52">–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2">–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2">Мордочка аликорницы омрачилась печалью.</text:p>
      <text:p text:style-name="P52">– К сожалению, в этом случае жертв невозможно будет избежать. Мы бы многое отдали, чтобы не прибегать к этому варианту.</text:p>
      <text:p text:style-name="P52">Дэш подняла копыто.</text:p>
      <text:p text:style-name="P52">– Если я правильно врубилась, нам надо навести шороху в болоте при посадке? Чтоб ничего не дёргалось? Это для меня — фигня! Было б о чём говорить.</text:p>
      <text:p text:style-name="P52">Все, включая меня, вытаращились на пегаску с великим удивлением. Дискорд покрутил когтем у виска.</text:p>
      <text:p text:style-name="P52">– Я могу влупить по болоту радужным ударом. – объяснила пегаска. – Ручаюсь, после этого пландерсидам будет не до нас.</text:p>
      <text:p text:style-name="P52">Твайлайт внезапно закивала головой и зашептала на ухо Луне. Аликорница задумалась.</text:p>
      <text:p text:style-name="P52">–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2">Луна повернулась к выходу.</text:p>
      <text:p text:style-name="P52">– Не кажется ли тебе, дражайшая, что ты забыла об одной незначительной детали? – встрял Дискорд. – <text:s/>Совсем незначительной, вот такусенькой?</text:p>
      <text:p text:style-name="P52">– Какой же? – нахмурилась Луна. – Ты изменяешь условия сделки?</text:p>
      <text:p text:style-name="P52">–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2">Драконикус для наглядности плюнул. Плевок затормозил у потолка, изменил направление на девяносто градусов и вылетел в окно.</text:p>
      <text:p text:style-name="P52">–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2">– Гм! Изначально Мы полагали, что Сестра сама откроет коридор в Эквестрию.</text:p>
      <text:p text:style-name="P52">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2">–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2">Луна с шумом захлопнула справочник.</text:p>
      <text:p text:style-name="P52">–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2"><text:soft-page-break/>–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2">Луна нахмурилась.</text:p>
      <text:p text:style-name="P52">– Мы видим, у тебя уже есть готовое решение. Говори.</text:p>
      <text:p text:style-name="P52">Дискорд устроился поудобнее и демонстративно поправил бейсболку со «<text:span text:style-name="T23">СВЕТОЧЕМ</text:span>».</text:p>
      <text:p text:style-name="P52">–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2">Луна скосила глаза на меня в немом вопросе. <text:s/>Я не увидел ответную мимику Дискорда — он сидел ко мне полубоком.</text:p>
      <text:p text:style-name="P52">–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2">– Придётся действовать по твоему плану. У нас нет времени.</text:p>
      <text:p text:style-name="P52">Дискорд взглянул в газету.</text:p>
      <text:p text:style-name="P52">–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2">Драконикус отвлёкся от приятных мыслей и направился к выходу. За ним потянулись и остальные.</text:p>
      <text:p text:style-name="P52">Я подождал, пока все выйдут и подобрал с пола оброненную Дискордом газету. Весь разворот занимал один заголовок.</text:p>
      <text:p text:style-name="P52"/>
      <text:p text:style-name="P38"><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39">***</text:p>
      <text:p text:style-name="P38"/>
      <text:p text:style-name="P47"><text:span text:style-name="T55">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5">— одичавшие пони паслись по близлежащим полям.</text:span></text:p>
      <text:p text:style-name="P52"><text:soft-page-break/>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2"/>
      <text:p text:style-name="P52">…</text:p>
      <text:p text:style-name="P52"/>
      <text:p text:style-name="P1"><text:span text:style-name="T35">–</text:span><text:span text:style-name="T25"> Ну хорошо, а кто вами правит? Аликорн? Драконикус? Какой-нибудь человек с рогом во лбу? Или у вас нет правителя?</text:span></text:p>
      <text:p text:style-name="P33"><text:span text:style-name="T11">–</text:span> Нет, почему? Правитель есть. Только он не постоянный. Его избирают. Раз в несколько лет.</text:p>
      <text:p text:style-name="P38">–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57">трид</text:span><text:span text:style-name="T1">цать лет, если его сменят через </text:span><text:span text:style-name="T57">двадцать</text:span>?</text:p>
      <text:p text:style-name="P38">–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2">Пегаска задумалась.</text:p>
      <text:p text:style-name="P52">– Анон?</text:p>
      <text:p text:style-name="P52">– Да?</text:p>
      <text:p text:style-name="P52">–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2">Я почесал пегаску у основания гривы и объяснил:</text:p>
      <text:p text:style-name="P52">–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2">Я почувствовал резкую боль. Отдёрнув руку, я увидел на пальце кровь из ранки. </text:p>
      <text:p text:style-name="P52">Дэш смутилась.</text:p>
      <text:p text:style-name="P52">–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2">Брошь переливалась всеми цветами радуги в тусклом свете заходящего солнца.</text:p>
      <text:p text:style-name="P52">– Классная штука! Тебе идёт.</text:p>
      <text:p text:style-name="P52">Пегаска смущённо отвернулась. Потом повернулась опять. Копыто чертило звёздочку на песке.</text:p>
      <text:p text:style-name="P52">– Ты ведь вернёшься?</text:p>
      <text:p text:style-name="P52">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2">–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2">–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2">– А то ж!</text:p>
      <text:p text:style-name="P52"><text:soft-page-break/>Вслед за Твайлайт к нам подошли Эпплджек с Пинки. Фермерша встала на задние ноги и положила передние мне на плечи.</text:p>
      <text:p text:style-name="P52">– Ты думаешь, я не видела, шо Дискорд парит мозги Луне, ш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2">– Супер-дупер-верно! Пусть только попробует! Ещё никто не смел отобрать у Пинки друга и остаться при этом в своём уме!!!</text:p>
      <text:p text:style-name="P52">Розовая пони уселась на круп, копытами оттянула веки и высунула язык, сотворив совершенно безумную мордаху.</text:p>
      <text:p text:style-name="P52">– В случае Дискорда — остаться НЕ в своём уме. Но в остальном — верно. Мы не дадим тебя в обиду, Анон.</text:p>
      <text:p text:style-name="P52">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2">– Спасибо, девчонки. Вы самые лучшие.</text:p>
      <text:p text:style-name="P52">– А я — лучшая из лучших! – похлопала себя в грудь Дэш. – Не забывай об этом!</text:p>
      <text:p text:style-name="P52">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2">Раздались тихие шаги. Меня накрыла тень.</text:p>
      <text:p text:style-name="P52">– Тебе не стоит печалиться, человек. Твайлайт Спаркл права: дружба — не та вещь, которую можно взвешивать на весах.</text:p>
      <text:p text:style-name="P52">Луна отвернулась, попытавшись скрыть смущение.</text:p>
      <text:p text:style-name="P52">–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2">Луна опустила мне на колени небольшую карточку из серебра.</text:p>
      <text:p text:style-name="P52"/>
      <text:p text:style-name="P71"><text:span text:style-name="T11">~~~ </text:span>Человек Анонимус Терранский <text:span text:style-name="T11">~~~</text:span></text:p>
      <text:p text:style-name="P71">Паспорт гражданина Эквестрии</text:p>
      <text:p text:style-name="P70">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0">Именем правительства Эквестрии призываем оказывать предъявителю сего всю возможную помощь и содействие.</text:p>
      <text:p text:style-name="P74">26.07.2143 А.С.</text:p>
      <text:p text:style-name="P52"/>
      <text:h text:style-name="Heading_20_2" text:outline-level="2">24. Навсегда. И всегда.</text:h>
      <text:p text:style-name="P124"/>
      <text:p text:style-name="P47">– Шесть. Пять. Четыре. Три. Два. Один. Ста-а-а-арт! – заверещала Пинки.</text:p>
      <text:p text:style-name="P47"><text:soft-page-break/>Эпплджек ударила задними ногами в гонг. Твайлайт включила кинокамеру на запись. Флаттершай спрятала голову под хвост Рэрити.</text:p>
      <text:p text:style-name="P47">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рядом с наблюдательной площадкой.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7">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7">Или, может быть, в тебе, Анон, если ты до сих пор пытаешься судить о пони по стандартам мира людей?</text:p>
      <text:p text:style-name="P47">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7">– Ну что, видал? Тебе понравилось? Круто, правда?!!</text:p>
      <text:p text:style-name="P47">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7">Пегаска, не услышав от меня слов восхищения, надулась.</text:p>
      <text:p text:style-name="P47">– Между прочим, я ещё не на полную выложилась! Если бы мне разрешили взлететь повыше, удар был бы на двадцать процентов круче!</text:p>
      <text:p text:style-name="P47">–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7">Дэш почесала в затылке.</text:p>
      <text:p text:style-name="P47">– Ты хочешь сказать — вжарь я посильнее, и «Громовержец» рассыпался бы?</text:p>
      <text:p text:style-name="P47">– Нечто вроде. – кивнула Твайлайт. – Уверенность не стопроцентная, но риск велик.</text:p>
      <text:p text:style-name="P47">– То есть, мне нужно будет лупить по болоту не сильнее, чем сейчас?</text:p>
      <text:p text:style-name="P47">– Именно так, Рэйнбоу Дэш! – к нашей компании подошла Луна.</text:p>
      <text:p text:style-name="P47">–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7">– Ур-ра-а-а! Да здравствует Рэйнбоу Дэш!!! Предлагаю устроить в её честь вечеринку! А то что-то все какие-то скучные стали в последнее время!</text:p>
      <text:p text:style-name="P47">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Дэш, толпа потащила её к замку. Луна задержалась на площадке, тихо отдавая команды паре пегасов.</text:p>
      <text:p text:style-name="P47">– Объявить об окончании испытаний. Снять кордоны с дорог. Расчистить развалины. Выполняйте.</text:p>
      <text:p text:style-name="P47">– Есть!</text:p>
      <text:p text:style-name="P47">Пегасы спикировали в долину.</text:p>
      <text:p text:style-name="P47"/>
      <text:p text:style-name="P47">…</text:p>
      <text:p text:style-name="P47"/>
      <text:p text:style-name="P47">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7">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7">– Завтра на рассвете «Громовержец» достигнет руин нашего Дома. Мы предчувствуем великую битву.</text:p>
      <text:p text:style-name="P47">Луна стояла рядом, наблюдая за проплывающей внизу Эквестрией. Я удивился.</text:p>
      <text:p text:style-name="P47">– Разве ты не планируешь с помощью Дэш расчистить болото от пландерсидов? С кем мы будем сражаться?</text:p>
      <text:p text:style-name="P47">Луна тяжело вздохнула.</text:p>
      <text:p text:style-name="P47">– Мощь Рэйнбоу Дэш впечатляет. Но если бы Мы могли всё предусмотреть — тут был бы совсем <text:s/>другой мир.</text:p>
      <text:p text:style-name="P47">Аликорница огляделась по сторонам.</text:p>
      <text:p text:style-name="P47">–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7">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7">–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 в последний бой.</text:p>
      <text:p text:style-name="P47">Аликорница легонько коснулась крылом моего плеча.</text:p>
      <text:p text:style-name="P47">– Будь храбр. Будь стоек. Будь силён. Что бы ни случилось, помни: Эквестрия с тобой. Эквестрия в тебе. Навсегда. И всегда. Удачи, солдат!</text:p>
      <text:p text:style-name="P47">Луна повернулась и быстро ушла с обзорной площадки.</text:p>
      <text:p text:style-name="P47"/>
      <text:p text:style-name="P48">***</text:p>
      <text:p text:style-name="P47"/>
      <text:p text:style-name="P47">– Анон, стой! Подожди!</text:p>
      <text:p text:style-name="P47">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7"><text:soft-page-break/>Дэш остановила меня, упёршись копытом мне в грудь. Потом, торопливо осмотревшись по сторонам, она по-собачьи отряхнулась и сбросила с себя остатки торжества.</text:p>
      <text:p text:style-name="P47">– Ф-фух! Пинки, конечно, мне друг и всё такое… Но бывают моменты, когда от неё нужно прятаться куда подальше. – перевела дух пегаска.</text:p>
      <text:p text:style-name="P47">Я усмехнулся и отряхнул с гривы Дэш остаток конфетти. </text:p>
      <text:p text:style-name="P47">– Ты нарисовал? – пегаска выжидающе уставилась на меня. – Только не говори мне, что не получилось. Я же сказала, мне на память сгодится всё!</text:p>
      <text:p text:style-name="P47">Я кивнул и без слов раскрыл блокнот на нужной странице. Пегаска буквально прижала нос к рисунку.</text:p>
      <text:p text:style-name="P47">– ВАУ! Крутотень! А ты прибеднялся! Из тебя офигенный художник получится когда-нибудь, если только ты этим займёшься всерьёз! Подпиши листок вот тут, в углу.</text:p>
      <text:p text:style-name="P47">–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7">Пегаска возмущённо фыркнула.</text:p>
      <text:p text:style-name="P47">–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тебе, какой ты классный?</text:p>
      <text:p text:style-name="P47">Пегаска задумалась.</text:p>
      <text:p text:style-name="P47">–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Жаль, я раньше не подумала, столько офигенских возможностей пропало…</text:p>
      <text:p text:style-name="P47">Я подыграл пегаске.</text:p>
      <text:p text:style-name="P47">– Это тебе Твайлайт сказала? Есть такое заклинание, «переплетение сознаний». Я — против. Честно говоря, не очень приятная штука.</text:p>
      <text:p text:style-name="P47">Дэш спрятала блокнот под крыло.</text:p>
      <text:p text:style-name="P47">– Вообще-то, Зекора. Неважно. Ты куда сейчас?</text:p>
      <text:p text:style-name="P47">– В гараж. Надо закончить кое-какую работу.</text:p>
      <text:p text:style-name="P47">Пегаска кивнула.</text:p>
      <text:p text:style-name="P47">– Ага. Я мигом. Отнесу рисунок и вернусь.</text:p>
      <text:p text:style-name="P26"/>
      <text:p text:style-name="P48">***</text:p>
      <text:p text:style-name="P26"/>
      <text:p text:style-name="P35"><text:span text:style-name="T1">«Королева Лорен» жалобно потрескивала, опираясь </text:span><text:span text:style-name="T57">задней осью </text:span><text:span text:style-name="T1">на табуретку. Я прилаживал ей новое колесо взамен <text:s/>утраченного. </text:span><text:span text:style-name="T57">Ещ</text:span><text:span text:style-name="T1">ё</text:span><text:span text:style-name="T57"> </text:span><text:span text:style-name="T1">немного, и будет как новенькая! В дворцовом гараже среди кучи хлама таки нашлось лопнувшее колесо, которое </text:span><text:span text:style-name="T57">мне удалось</text:span><text:span text:style-name="T1"> починить — о</text:span><text:span text:style-name="T57">бучение у</text:span><text:span text:style-name="T1"> Норфа не </text:span><text:span text:style-name="T57">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57">на </text:span><text:span text:style-name="T1">корпус</text:span><text:span text:style-name="T57">е</text:span><text:span text:style-name="T1">, полученные при таране крыши сарая и дверей дворцового холла, <text:s/>и будет как новенькая — хоть снова в гонках участвуй.</text:span></text:p>
      <text:p text:style-name="P47">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7">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text:soft-page-break/>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7">Я откинулся на задний борт колесницы. Вот если бы укатить на колеснице с Сел далеко-далеко за горизонт, навстречу <text:span text:style-name="T57">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7">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7">Я улыбнулся своим мыслям. Не ревнуй, Анон! Кроме тебя тут нет людей и никогда не было.</text:p>
      <text:p text:style-name="P47">Дэш наблюдала за мной с крыши гаража, положив голову на передние ноги.</text:p>
      <text:p text:style-name="P47">– Ты опять думаешь о ней. Моё лекарство не работает. Ты вернёшь Селестию и она погубит твою жизнь!</text:p>
      <text:p text:style-name="P47">Я вздохнул. Вот только ревнующей пегаски мне и не хватало!</text:p>
      <text:p text:style-name="P47">– Дэш, я же предупреждал. Я не люблю тебя. Если ты хочешь что-то большее, чем дружба с привилегиями, то извини. За этим — не ко мне. <text:span text:style-name="T57">Если </text:span>для тебя такие отношения неприемлемы, давай прекратим их.</text:p>
      <text:p text:style-name="P47">Пегаска возмущённо фыркнула.</text:p>
      <text:p text:style-name="P47">–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7">Пегаска отвернулась. Я спрыгнул с «Королевы Лорен» и затолкал её в гараж.</text:p>
      <text:p text:style-name="P47">– Давай не будем об этом, Дэш? Мне хорошо с тобой и ты — мой лучший друг, но я не хочу разговаривать на эту тему.</text:p>
      <text:p text:style-name="P47">– Ну и пожалуйста! – буркнула пегаска и спланировала на землю. – Стой!</text:p>
      <text:p text:style-name="P47">Я недоумённо уставился на Дэш. Та указала на «Королеву Лорен».</text:p>
      <text:p text:style-name="P47">– Ты закончил с колесницей?</text:p>
      <text:p text:style-name="P47">Я кивнул.</text:p>
      <text:p text:style-name="P47">– Давай устроим ей тест-драйв! Давно хотела почувствовать себя на месте кантерлотского стрит-рейсера.</text:p>
      <text:p text:style-name="P47">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7">Я выкатил «Королеву Лорен» обратно во двор и протянул пегаске хомут.</text:p>
      <text:p text:style-name="P47"/>
      <text:p text:style-name="P47">…</text:p>
      <text:p text:style-name="P47"/>
      <text:p text:style-name="P47">Парящий чуть выше облаков замок напоминал остров посреди бескрайнего моря. Дэш увлекала «Королеву Лорен» по парковой дорожке прямо навстречу белым бурунам, лениво плескавшимся за обрывом. Я чуть потянул штурвал на себя, проверяя подъёмную силу колесницы.</text:p>
      <text:p text:style-name="P47">Всё в порядке, «Королева Лорен» послушно оторвалась от земли, повторяя движение штурвала. Колёса завертелись в воздухе. Я приземлил колесницу обратно. <text:s/>Ещё рано.</text:p>
      <text:p text:style-name="P47">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text:p>
      <text:p text:style-name="P47">Спокойно, Анон, всё под контролем. Просто доверься ей.</text:p>
      <text:p text:style-name="P47"><text:soft-page-break/>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7">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уцепился в штурвал и приготовился к крутому пике.</text:p>
      <text:p text:style-name="P47">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7">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7">Казалось, силуэт пегаски на фоне золотого шара испускает радужное сияние. Время остановилось, в<text:span text:style-name="T57">о всём мире остались только м</text:span>ы<text:span text:style-name="T57">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8"/>
      <text:p text:style-name="P58">Я хотела бы бежать с тобой по полю, но у меня есть крылья.</text:p>
      <text:p text:style-name="P58">Я хотела бы лежать с тобой на поле ромашек, но я дочь неба.</text:p>
      <text:p text:style-name="P58">Всё что я могу — нести тебя в колеснице по облакам навстречу солнцу.</text:p>
      <text:p text:style-name="P91"/>
      <text:p text:style-name="P47">И прежде чем я успел что-либо осмыслить, из дальнего закутка моей души вырвался ответ.</text:p>
      <text:p text:style-name="P91"/>
      <text:p text:style-name="P58">Я хотел бы лететь в небе рядом с тобой, но у меня нет крыльев.</text:p>
      <text:p text:style-name="P58">Мне хотелось бы лежать на облаке рядом с тобой, но я сын земли.</text:p>
      <text:p text:style-name="P58">Всё, что я могу — нарисовать тебя купающейся в солнечных лучах.</text:p>
      <text:p text:style-name="P91"/>
      <text:p text:style-name="P50">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одуванчиками. Сотканная из облака пегаска летела навстречу бегущему по полю человеку, и когда они встретились…</text:p>
      <text:p text:style-name="P47">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7">Как будто услышав мои мысли, Дэш поджала ноги и расправила крылья. Я синхронно отработал штурвалом. Мы провалились в облако, чтобы в падении развернуться и выпрыгнуть вертикально вверх, словно дельфины из морской глади.</text:p>
      <text:p text:style-name="P47">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7">Проходила секунда за секундой, а мы продолжали лететь вертикально. Пегаска словно задалась продемонстрировать мне чудеса упрямства и выносливости. Я кричал Дэш, чтобы она поворачивала, но, казалось, та меня не слышала.</text:p>
      <text:p text:style-name="P47">Прозрачная капля упала мне на щеку. Потом вторая, третья.</text:p>
      <text:p text:style-name="P47">Откуда дождь? Мы же над облаками? Я попробовал влагу на вкус.</text:p>
      <text:p text:style-name="P47"><text:soft-page-break/>Солёная.</text:p>
      <text:p text:style-name="P47">Проклятье! Я хотел избежать этого.</text:p>
      <text:p text:style-name="P47">Дэш заложила широкую дугу и, наконец-то, выровнялась, повернув обратно к «Громовержцу». Обратный путь мы прошли быстро, Дэш летела в три раза быстрее, чем бежала по облакам.</text:p>
      <text:p text:style-name="P47">Отцепив пегаску от «Королевы Лорен», я тихо спросил её:</text:p>
      <text:p text:style-name="P50">– Дэш, ты чего? Всё в порядке?</text:p>
      <text:p text:style-name="P50">– Ты о чём, Анон? – в тоне пегаски слышалось напряжение.</text:p>
      <text:p text:style-name="P50">– Ты ведь плакала?</text:p>
      <text:p text:style-name="P50">– Вот ещё! С какого это фига? У тебя глюки, Анон?</text:p>
      <text:p text:style-name="P50">Её наигранная весёлость только утвердила меня в своей правоте. Я осторожно снял с Дэш громадные противосолнечные очки.</text:p>
      <text:p text:style-name="P50">– Может, у меня и глюки, но вот это на глюк не похоже. – я прикоснулся ко влажной дорожке, протянувшейся по скуле пегаски из уголка глаза.</text:p>
      <text:p text:style-name="P73"><text:span text:style-name="T1">– Не трожь! – Дэш сердито фыркнула. – </text:span>Меня ослепило солнце! И вообще, не твоё дело!</text:p>
      <text:p text:style-name="P73"><text:s/>Вырвав у меня очки из рук, пегаска развернулась на одном копыте и улетела. Я покачал головой.</text:p>
      <text:p text:style-name="P52"/>
      <text:h text:style-name="Heading_20_2" text:outline-level="2">25. Осколки</text:h>
      <text:p text:style-name="P52"/>
      <text:p text:style-name="P52">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вокруг нас.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2">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Казалось, Луна грабанула археологический музей.</text:p>
      <text:p text:style-name="P52">Предупреждая зарождающуюся панику, аликорница подняла копыто.</text:p>
      <text:p text:style-name="P52">–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2">Аликорница подошла к нам и замерла в ожидании. Тяжёлое предчувствие охватило меня.</text:p>
      <text:p text:style-name="P52">– Вижу! – наконец, нарушила молчание Пинки. Она оторвалась от подзорной трубы и указала вдаль.</text:p>
      <text:p text:style-name="P52">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2">–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2">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2"><text:soft-page-break/>– Он там, на месте. – успокоил я Луну. – Но есть, кажется, и плохие новости. Погоди, – остановил я невысказанный вопрос Луны, – мне надо убедиться.</text:p>
      <text:p text:style-name="P52">Я снова пригнулся к подзорной трубе и начал вращать окуляр. По мере увеличения резкости, формы болота приобретали узнаваемые очертания.</text:p>
      <text:p text:style-name="P52">Проклятье! Так и есть, ошибки быть не может. Но как? Чёрт подери, как???</text:p>
      <text:p text:style-name="P52">– Это Провал. – обратился я к Луне. – Теперь понятно, почему озеро увеличивается.</text:p>
      <text:p text:style-name="P52">– Что??? Но как вода удерживается от падения? Все Провалы, о которых Мы знаем, не имеют дна!</text:p>
      <text:p text:style-name="P52">– Я как раз задаю себе этот вопрос. – пожал я плечами.</text:p>
      <text:p text:style-name="P52">Луна сменила меня у подзорной трубы.</text:p>
      <text:p text:style-name="P52">–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2">Луна задумчиво потёрла копытом подбородок.</text:p>
      <text:p text:style-name="P52">–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2">– Есть!!! – дружно гаркнули за нашими спинами манипула пегасов дворцовой стражи и звено Вондерболтов.</text:p>
      <text:p text:style-name="P52"/>
      <text:p text:style-name="P52">…</text:p>
      <text:p text:style-name="P52"/>
      <text:p text:style-name="P52">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2">Ага, сейчас!</text:p>
      <text:p text:style-name="P52">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2">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2">Самым говённым было то, что пландерсиды стали длиннее и толщ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гривой мордочку. Эпплджек надвинула шляпу на нос. Упрямая фермерша не рассталась со стетсоном, несмотря на то, что под ним блестел стальной шлем.</text:p>
      <text:p text:style-name="P52">Невзирая на редкие удары самых толстых плетей, дирижабль успешно миновал полосу воды и поравнялся с замком. Колючие плети по-прежнему пытались достать дирижабль из воды, «стреляя» наискось. Редкие пландерсиды выстреливали прямо из руин.</text:p>
      <text:p text:style-name="P52">– Мы выиграли первый раунд. – тихо сказала Луна. – Нам стоило использовать «Конкордию» и в прошлый раз.</text:p>
      <text:p text:style-name="P52">– Напомнить тебе о режиме секретности, который ты тогда установила, или сама вспомнишь, Хмурая Метёлка? – язвительно отозвался Дискорд.</text:p>
      <text:p text:style-name="P52">Вместо доспехов старый фрик напялил на себя камзол и треуголку всё с тем же «<text:span text:style-name="T23">СВЕТОЧЕМ</text:span>» на всех трёх полях одновременно.</text:p>
      <text:p text:style-name="P52"><text:soft-page-break/>«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2">– Рэйнбоу Дэш, твой выход. – обратилась к пегаске Луна. – И также Наш. И да пребудет с нами удача!</text:p>
      <text:p text:style-name="P52">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2">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2">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2">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2">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лиан.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2">– Селестия милосердная! – пробормотала Эпплджек и сдвинула шляпу на глаза. – Они настигли их!</text:p>
      <text:p text:style-name="P52">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гоня перед собой вал пены вперемешку с остатками лиан.</text:p>
      <text:p text:style-name="P52"/>
      <text:p text:style-name="P52">ХЛОП!</text:p>
      <text:p text:style-name="P52"/>
      <text:p text:style-name="P52">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звеняще-гремящей кучи-малы закованных в железо пони. Я ждал, пока дружбоизлияние подруг спадёт, чтобы персонально обнять Дэш.</text:p>
      <text:p text:style-name="P52">Луна, убедившись, что с пегаской всё в порядке, подошла ко мне, подволакивая ногу.</text:p>
      <text:p text:style-name="P52">– Мы удовлетворены операцией. Озеро очищено от пландерсидов-мутантов, теперь высадка не опасна. Уцелевшие остатки пландерсидов в руинах не представляют для Нас проблемы.</text:p>
      <text:p text:style-name="P52">Я внимательно всмотрелся в аликорницу. На сабатоне задней ноги красовалась приличных размеров вмятина.</text:p>
      <text:p text:style-name="P52">– Луна, что с тобой? Ты ранена?!!</text:p>
      <text:p text:style-name="P52">Аликорница смутилась.</text:p>
      <text:p text:style-name="P52">– Мы утратили былую реакцию. Нам стыдно! Неважно. Главное — мы выиграли этот бой. Оставить! – <text:span text:style-name="T57">при</text:span>казала Луна ринувшимся было ей на помощь стражникам. – До завершения задачи Мы не обращаем внимания на раны.</text:p>
      <text:p text:style-name="P52">На смотровой площадке воцарилось веселье. Пинки засвистела и высунула язык чуть ли не до шеи. Флаттершай выглянула одинм глазом из гривы. Уверенность вернулась к тихой пегаске, она улыбнулась и обняла Дэш. Та что-то рассказывала ей, махая копытом. Твайлайт внимательно за ней записывала. <text:s/><text:soft-page-break/>Эпплджек перегнулась через край площадки. Презрительно плюнув вниз, фермерша сняла шляпу со шлемом и вытерла пот с головы.</text:p>
      <text:p text:style-name="P52">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2">–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2">Мы с Элементами <text:span text:style-name="T57">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8"/>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2"/>
      <text:p text:style-name="P39">~~~~~</text:p>
      <text:p text:style-name="P39"/>
      <text:p text:style-name="P52">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2">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2">– Бросайте якорь. – приказывает Луна в микрофон.</text:p>
      <text:p text:style-name="P52">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2">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2">– Что за..? О НЕБО!!!</text:p>
      <text:p text:style-name="P52">Возглас Луны побуждает меня глянуть вниз.</text:p>
      <text:p text:style-name="P52">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2">Я недоумённо всматриваюсь вниз. От внезапного понимания волосы встают дыбом у меня на затылке. Мои глаза меня не обманывают, круги действительно… О боги!!!</text:p>
      <text:p text:style-name="P52">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щупальца. Снизу на неё из-под воды, подобно двум жёлтым озёрам, смотрят ненавидящие глаза.</text:p>
      <text:p text:style-name="P52"><text:soft-page-break/>–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2">«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2">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2">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2">Рэйнбоу Дэш что-то шепчет на ухо аликорнице, та кивает ей в согласии. Пегаска стрелой взмывает с колесницы.</text:p>
      <text:p text:style-name="P52">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2">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2">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2">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2">Глухое хлюпанье возвещает нам встречу кантерлотского дворцового парка с кракено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монолита кракен съезжает в Провал, пачкая стены чёрной дрянью.</text:p>
      <text:p text:style-name="P52">Захваченный «Громовержец» проплывает мимо нас, увлекаемый кракеном в бездну.</text:p>
      <text:p text:style-name="P52"/>
      <text:p text:style-name="P52">– <text:span text:style-name="T23">ПОНИ! ВЫ ЗАЕБАЛИ!!! ДАДИТЕ ВЫ МНЕ СПАТЬ КОГДА-НИБУДЬ, ИЛЬ НЕТ?!! КЛЯНУСЬ СВОИМ ХВОСТОМ, Я НАУЧУ ВАС УВАЖАТЬ МОЙ СОН, ИЛЬ Я НЕ АГАМЕМНОН!</text:span></text:p>
      <text:p text:style-name="P55"/>
      <text:p text:style-name="P52">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2">– Берегись!!!</text:p>
      <text:p text:style-name="P52">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2"/>
      <text:p text:style-name="P39"><text:soft-page-break/>~~~~~</text:p>
      <text:p text:style-name="P39"/>
      <text:p text:style-name="P52">…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57">конвульсивно</text:span> сокращаясь.</text:p>
      <text:p text:style-name="P52">Я принимаю вертикальное положение. Вокруг меня осыпавшиеся замшелые стены без крыши и… Дэш.</text:p>
      <text:p text:style-name="P52">–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2">– Учту. – я кривлюсь от боли. – Спасибо, Дэш. За мной должок.</text:p>
      <text:p text:style-name="P52">– Да кто там считает! – отмахивается пегаска.</text:p>
      <text:p text:style-name="P52">– С остальными всё в порядке?</text:p>
      <text:p text:style-name="P52">Пегаска неуверенно кивает.</text:p>
      <text:p text:style-name="P52">– Флатти и Твайлайт могли помочь себе сами. Пинки схватила Рэрити, а их обеих — Луна.</text:p>
      <text:p text:style-name="P52">– А Эпплджек?</text:p>
      <text:p text:style-name="P52">Пегаска чешет затылок.</text:p>
      <text:p text:style-name="P52">– Не помню. Ты падал быстрее всех, у меня не было выбора.</text:p>
      <text:p text:style-name="P52">Ох, блядь!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 </text:p>
      <text:p text:style-name="P52">– <text:span text:style-name="T57">А ч</text:span>то случилось с кракеном?</text:p>
      <text:p text:style-name="P52">– Он провалился в <text:span text:style-name="T57">П</text:span>ровал. – отвечает пегаска и смотрит на извивающийся кусок щупальца на скале. – По-крайней мере, большая его часть.</text:p>
      <text:p text:style-name="P52">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2">– Ты не в курсе, куда мы приземлились? Ты ведь уже был тут? Нам надо выйти к тронному залу. Луна в последний момент успела сказать нам всем собираться там.</text:p>
      <text:p text:style-name="P52">Я осторожно качаю головой, стараясь не вызвать боль.</text:p>
      <text:p text:style-name="P52">– Я видел только маленькую часть замка Сестёр. И то, в основном, подземелья и на бегу. Но ты ведь можешь подняться над замком и разведать путь?</text:p>
      <text:p text:style-name="P52">Пегаска чешет копытом в затылке.</text:p>
      <text:p text:style-name="P52">– Могу, конечно. Но пока я сюда спускалась, меня трижды чуть не сбили.</text:p>
      <text:p text:style-name="P52">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2">–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2">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знакомое шуршание и треск. Я опять поворачиваюсь к Провалу, чтобы увидеть выползающие из него побеги пландерсидов.</text:p>
      <text:p text:style-name="P52">Прекрасно!</text:p>
      <text:p text:style-name="P52">Я спускаюсь вниз и сажусь на обломок стены.</text:p>
      <text:p text:style-name="P52"><text:soft-page-break/>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ядь, может, со мной что-то не так? Может, я приношу несчастье и спасение Эквестрии придёт тогда, кода я самовыпилюсь? А что, тогда, получается, старик Свирл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2">– Анон… – касается крылом моего плеча Дэш. – Не время грустить. Мы должны идти в тронный зал.</text:p>
      <text:p text:style-name="P52">– Это невозможно. – отвечаю я подавленно. – Мы не дойдём по земле. Сотни метров до дворца кишат пландерсидами. И из-за них же мы не можем туда перелететь — нас собъют при взлёте. И оставаться здесь мы тоже не можем — эти твари ползут сюда из Провала. Через пять-десять минут нам крышка. Мне жаль, что я втравил тебя в это дерьмо, Дэш. Что я всех вас втянул в эту авантюру. Лучше бы Луна испепелила меня в Понивилле. Селестию не вернуть.</text:p>
      <text:p text:style-name="P52">–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2">– Я не Проводник! – кричу я. – Меня сюда принесло по ошибке!..</text:p>
      <text:p text:style-name="P52">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2">Может быть, ты рано раскис, Анон? Вспомни, под тысячелетними развалинами полно подземелий.</text:p>
      <text:p text:style-name="P52">– Мы можем пройти подземным ходом. – киваю я на лаз.</text:p>
      <text:p text:style-name="P52">Пегаска воодушевляется.</text:p>
      <text:p text:style-name="P52">– Круть! Я же знала, что ты найдёшь выход! Веди, Проводник!</text:p>
      <text:p text:style-name="P52">Мы спускаемся в темноту древнего хода. Триста метров. Каких-то триста грёбанных метров.</text:p>
      <text:p text:style-name="P52"/>
      <text:p text:style-name="P52">…</text:p>
      <text:p text:style-name="P52"/>
      <text:p text:style-name="P52">Через час мы стоим на пересечении дву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2">– Готова спорить на две тысячи бит, мы проходили этот перекрёсток двадцать минут назад. И сорок минут назад тоже проходили.</text:p>
      <text:p text:style-name="P52">Я поворачиваюсь к Дэш.</text:p>
      <text:p text:style-name="P52">– У тебя разве есть две тысячи бит?</text:p>
      <text:p text:style-name="P52">Пегаска чешет в затылке.</text:p>
      <text:p text:style-name="P52">– Нет. И это показывает, насколько я уверена в победе.</text:p>
      <text:p text:style-name="P1"><text:span text:style-name="T29">К</text:span><text:span text:style-name="T1">ажется, из левого </text:span>коридор<text:span text:style-name="T1">а</text:span> <text:span text:style-name="T1">слышны знакомые голоса</text:span>.</text:p>
      <text:p text:style-name="P52">– Идём налево.</text:p>
      <text:p text:style-name="P52">– Так точно, Проводник. – <text:s/>в голосе пегаски энтузиазма заметно убавилось.</text:p>
      <text:p text:style-name="P52">Я раздражённо поворачиваюсь к Дэш.</text:p>
      <text:p text:style-name="P52">– Послушай, не называй меня Проводником. Это уже не смешно!</text:p>
      <text:p text:style-name="P52">Пегаска смотрит на меня вишнёвыми глазами.</text:p>
      <text:p text:style-name="P52"><text:soft-page-break/>– Я не смеюсь. Я хотела тебя подбодрить малёхо, а то ты нос повесил. Но если не хочешь — не бу…</text:p>
      <text:p text:style-name="P52">– Дэш! Сзади!!!</text:p>
      <text:p text:style-name="P52">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3"><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3"><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3">После двух кувырков по камням гуд<text:span text:style-name="T1">ит</text:span> голова и садн<text:span text:style-name="T1">ит</text:span> ушибленное плечо.</text:p>
      <text:p text:style-name="P33"><text:span text:style-name="T1">–</text:span> Дэш?.. Ты где?.. Дэш?</text:p>
      <text:p text:style-name="P33"><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29">—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тело к нам.</text:p>
      <text:p text:style-name="P3">– Дэш!!!</text:p>
      <text:p text:style-name="P3">Следующее щупальце обвивается вокруг моего пояса, но пегаска перекусывает его.</text:p>
      <text:p text:style-name="P3">– Убирайся!!! Не распускай нюни! Я не смогу тебя защити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text:soft-page-break/>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39">~~~~~</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без сами Мы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39">~~~~~</text:p>
      <text:p text:style-name="P18"/>
      <text:p text:style-name="P92"><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3"><text:soft-page-break/></text:p>
      <text:p text:style-name="P94">Кажется, я уже это встречал раньше! Не помню только, где и когда.</text:p>
      <text:p text:style-name="P93"/>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2">Там лишь тающая в темноте радуга.</text:p>
      <text:p text:style-name="P47"/>
      <text:h text:style-name="Heading_20_2" text:outline-level="2">2<text:span text:style-name="T1">6</text:span>. <text:span text:style-name="T1">Терра</text:span></text:h>
      <text:h text:style-name="P146" text:outline-level="3">Воскресенье</text:h>
      <text:p text:style-name="P47"/>
      <text:p text:style-name="P1">Невесомость, удар, чувство веса. Я открываю глаза.</text:p>
      <text:p text:style-name="P1">Крыша <text:span text:style-name="T26">высотки</text:span><text:span text:style-name="T25"> </text:span>тускло отсвечивает в свете звёзд. <text:span text:style-name="T25">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 и смокинге</text:span> <text:span text:style-name="T1">жмутся</text:span> к стенке рядом.</text:p>
      <text:p text:style-name="P47">– Анон,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7"><text:soft-page-break/></text:p>
      <text:p text:style-name="P48">***</text:p>
      <text:p text:style-name="P47"/>
      <text:p text:style-name="P47">Маленькое высохшее тельце лежало на полу.</text:p>
      <text:p text:style-name="P47">– Что ж ты? – пробормотал я.</text:p>
      <text:p text:style-name="P47">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7">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7">— феерия эмоций переполняла меня во время пребывания в ярком нескладном мире, что остался позади. </text:span><text:span text:style-name="T30">Я тогда как будто вынырнул из трясины и начал дышать, ощущая каждой своей клеточкой полную гамму чувств и оттенков жизни. Но у</text:span><text:span text:style-name="T27">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7">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7">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7"><text:span text:style-name="T47">Невозможно поверить, но два месяца</text:span><text:span text:style-name="T18"> </text:span><text:span text:style-name="T47">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6">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4">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6">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6">Да, Анон, тебе тоже нужно завязывать с конеёбством. После гибели Дэш ты больше не сможешь никого пустить в свою душу.</text:p>
      <text:p text:style-name="P56">…</text:p>
      <text:p text:style-name="P56">–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6">Дискорд помахал рукой у меня перед носом. Я оттолкнул его руку и выпрямился.</text:p>
      <text:p text:style-name="P56">– Не надо. Я в порядке.</text:p>
      <text:p text:style-name="P56"/>
      <text:p text:style-name="P57">***</text:p>
      <text:p text:style-name="P56"><text:soft-page-break/></text:p>
      <text:p text:style-name="P56">– Бля! Я так и знал!</text:p>
      <text:p text:style-name="P56">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6">–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6">– И как её найти? – мрачно добавил я. – Компас теперь бесполезен.</text:p>
      <text:p text:style-name="P56">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6">Стакан медленно собрался воедино и прыгнул обратно в руку Дискорду. – Хорошо, хоть от моей заначки в Эогиппе кое-что осталось. – пробурчал он.</text:p>
      <text:p text:style-name="P56">– Ну так и зачем её тратить на ерунду? – возразил я.</text:p>
      <text:p text:style-name="P56">– Пхе! Не волнуйся, «Проводник»!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7"/>
      <text:p text:style-name="P57">***</text:p>
      <text:p text:style-name="P56"/>
      <text:p text:style-name="P35"><text:span text:style-name="T2">Проклятье</text:span>! Это уже черезчур! Мне даже материться не хотелось.</text:p>
      <text:p text:style-name="P35">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5">–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5">– Зуб даю! – Дискорд попытался было войти внутрь, но я остановил его.</text:p>
      <text:p text:style-name="P35">– Дальше турникетов не пройдёшь. Охрана не пропустит.</text:p>
      <text:p text:style-name="P35">Драконикус непонимающе уставился на меня <text:span text:style-name="T2">разноцветными глазами. </text:span>Я тяжко вздохнул.</text:p>
      <text:p text:style-name="P35"><text:soft-page-break/>– Я там работал семь лет. Уволился два месяца назад. Думал, вырвался из этого омута навсегда. Как видишь, ошибался.</text:p>
      <text:p text:style-name="P35"/>
      <text:p text:style-name="P35">…</text:p>
      <text:p text:style-name="P35"/>
      <text:p text:style-name="P47">Бип-бип-бип!</text:p>
      <text:p text:style-name="P52">– Анон? – голос в трубке не смог скрыть радостного изумления. – Привет! Ты передумал?</text:p>
      <text:p text:style-name="P52">– Да, Алекс. Я тут долго думал… Если у вас ещё есть местечко для меня… Я бы, пожалуй, вернулся.</text:p>
      <text:p text:style-name="P52">–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2">– С понедельника.</text:p>
      <text:p text:style-name="P52">– Отлично! Зайдёшь к охране, тебе выдадут пропуск.</text:p>
      <text:p text:style-name="P52">– Договорились.</text:p>
      <text:p text:style-name="P52">Бип-бип-бип!</text:p>
      <text:p text:style-name="P52"/>
      <text:h text:style-name="Heading_20_3" text:outline-level="3">Понедельник</text:h>
      <text:p text:style-name="P52"/>
      <text:p text:style-name="P1">Административная консоль приветственно мигнула зелёным шрифтом. Я поправил микрофон.</text:p>
      <text:p text:style-name="P1"><text:span text:style-name="T29">– </text:span>Привет, Нэш. Это Анон.</text:p>
      <text:p text:style-name="P1"><text:span text:style-name="T29">– </text:span>Привет, Анон. Рад тебя видеть!</text:p>
      <text:p text:style-name="P1">Я закрыл веб-камеру салфеткой. </text:p>
      <text:p text:style-name="P52">– И слышать тоже.</text:p>
      <text:p text:style-name="P52">– Говорят, ты шалить начал? Нэш, тестовая задача номер шестнадцать.</text:p>
      <text:p text:style-name="P52">–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text:soft-page-break/>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57">кликнул по ним правой кнопкой </text:span><text:span text:style-name="T1">мыши</text:span><text:span text:style-name="T57"> и </text:span><text:span text:style-name="T1">выбрал</text:span><text:span text:style-name="T57"> из контекстного меню пункт “Форматировать”.</text:span></text:p>
      <text:p text:style-name="P3">Заебись.</text:p>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oft-page-break/><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5">Сейчас уже нельзя ничего изменить и придётся ему довер</text:span><text:span text:style-name="T26">иться</text:span><text:span text:style-name="T25">.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6">— и она с нами</text:span>!</text:p>
      <text:p text:style-name="P1">Что ж, возможно ты был неправ, Анон, и от драконикуса будет реальная польза!</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1">– Ну что?</text:p>
      <text:p text:style-name="P64">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3">–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4">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4">– Я отлучусь на пару деньков… Не скучайте тут без меня. Ждите дома. Вернусь с Сахарной Ваткой в обнимку — верь мне! Бу-га-га!</text:p>
      <text:p text:style-name="P64">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3"><text:soft-page-break/><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2">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4">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7</text:span>. <text:span text:style-name="T1">Терра</text:span></text:h>
      <text:h text:style-name="P14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5">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8"><text:soft-page-break/><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98">– Угу. Помню, когда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98">– Ты его слишком… эмм, упрощаешь. – продолжала Флаттершай. – Вот, взгляни сюда.</text:p>
      <text:p text:style-name="P98">Флаттершай повернула ко мне экран. Мультяшный Дискорд с полными слёз глазами стоял на ледовом катке перед брошенными коньками.</text:p>
      <text:p text:style-name="P98"><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5">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3">Я с удивлением повернулся к притихшей Флаттершай.</text:p>
      <text:p text:style-name="P103">– А как?</text:p>
      <text:p text:style-name="P103">Девушка обхватила себя руками, как от холода. Я еле различал её полушёпот.</text:p>
      <text:p text:style-name="P103">–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08">– А ты в курсе, что твой Дискорд многократно сжигал Селестию живьём? Хороша шутка, обхохочешься! – выпалил я.</text:p>
      <text:p text:style-name="P108">–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98"><text:span text:style-name="T11">– Это всего лишь твои домыслы. С тем же успехом я могу объяснить это тем, что он </text:span>— злой придурок!</text:p>
      <text:p text:style-name="P108">– Это не мои… эмм…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8">Девушка слабо улыбнулась.</text:p>
      <text:p text:style-name="P108">– Я не сержусь… На Дискорда трудно не злиться… Он так себя ведёт, потому что его это… эмм… <text:s/>забавляет.</text:p>
      <text:p text:style-name="P3"/>
      <text:p text:style-name="Text_20_body">…</text:p>
      <text:p text:style-name="P123"/>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3">– Что ты решил, Анон?</text:p>
      <text:p text:style-name="P93">Я пожал плечами.</text:p>
      <text:p text:style-name="P3">– М<text:span text:style-name="T25">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text:soft-page-break/>–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5">два </text:span>дня. Потом всё наладится.</text:p>
      <text:p text:style-name="P1">– Если только это действительно принцесса. – пробормотала Эпплджек. – И если…</text:p>
      <text:p text:style-name="P92">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87"><text:soft-page-break/>…</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к себе в квартиру и на крышу.</text:p>
      <text:p text:style-name="P1">– Ксения, можно тебя на секундочку?</text:p>
      <text:p text:style-name="P1">– Да хоть и на минуточку! – Она захлопнула <text:span text:style-name="T25">“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Четвёр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2">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text:soft-page-break/>–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 дерьмо?</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text:soft-page-break/>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text:span text:style-name="T1">И т</text:span>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3"/>
      <text:p text:style-name="P65">***</text:p>
      <text:p text:style-name="P64"/>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text:soft-page-break/>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text:span text:style-name="T11">module </text:span>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3">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text:soft-page-break/>–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Большое Откровение?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Больш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text:soft-page-break/>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3">—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Zookeeper service initiated. Sending heartbeats to all nodes…</text:p>
      <text:p text:style-name="P86">Classloader start…</text:p>
      <text:p text:style-name="P86">Loading dictionaries…</text:p>
      <text:p text:style-name="P86"><text:span text:style-name="T11">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text:soft-page-break/>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5">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49">– Ты его уничтожила?</text:p>
      <text:p text:style-name="P49">– Кого?</text:p>
      <text:p text:style-name="P49">– Этический модуль.</text:p>
      <text:p text:style-name="P49">–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49">– Ты его уничтожила?</text:p>
      <text:p text:style-name="P49">–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ия.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Ксения?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ия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text:soft-page-break/>До дома Юджина оставалась пара кварталов, когда в зеркале заднего вида замигал маячок полиции. Блядь!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49">– Анон, а это правильно, что мы едем по кустам? Там ведь могут жить какие-нибудь зверюшки? – удручённо спросила Флаттершай.</text:p>
      <text:p text:style-name="P49">–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49">– Приехали!</text:p>
      <text:p text:style-name="P49">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49">На лестничной клетке рука по привыче нажала кнопку лифта. Эпплджек тронула меня за плёчо.</text:p>
      <text:p text:style-name="P49">– Анон, идея — навоз! Тебя уже раз чуть не прикончил этот гроб на канате.</text:p>
      <text:p text:style-name="P49">Я хлопнул себя по лбу, соглашаясь.</text:p>
      <text:p text:style-name="P141"/>
      <text:p text:style-name="P49">…</text:p>
      <text:p text:style-name="P49"/>
      <text:p text:style-name="P49">…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49">Этаж…</text:p>
      <text:p text:style-name="P49">Ещё этаж… Эй, почему на этажах разное количество ступенек?!!</text:p>
      <text:p text:style-name="P49">Ещё два…</text:p>
      <text:p text:style-name="P49"><text:soft-page-break/>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49">–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49">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49">Я пихнул Эпплджек себе за спину, выставил вперёд бейсбольную биту и сделал шаг вперёд…</text:p>
      <text:p text:style-name="P49">…Которым неистово гордился следующие полторы секунды.</text:p>
      <text:p text:style-name="P49"/>
      <text:p text:style-name="P49">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49">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49">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49">Второй раз мне пришлось отскакивать от осколков чёрного стекла, веером разлетевшихся из-под головы смайлолицего.</text:p>
      <text:p text:style-name="P49">– Флатти! – я кинулся к девушке, скорчившейся на полу.</text:p>
      <text:p text:style-name="P49">Эпплджек выхватила верёвку и подскочила к лежащему без движения смайлолицему.</text:p>
      <text:p text:style-name="P49">– Я уже умерла? Извини, Анон, я больше ничем не могла тебе помочь. Я не умею драться. – бормотала Флаттершай, не открывая глаз.</text:p>
      <text:p text:style-name="P49">За моей спиной тяжело дышала Эпплджек, затягивая на смайлолицем петлю за петлёй.</text:p>
      <text:p text:style-name="P49">– Флатти, вставай! Ты молодец! Лестница свободна! – подбодрил я девушку.</text:p>
      <text:p text:style-name="P49">За спиной послышался шорох.</text:p>
      <text:p text:style-name="P49">– Пирог мне в круп! – охнула Эпплджек.</text:p>
      <text:p text:style-name="P49">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49"><text:soft-page-break/>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49">На том месте, где стояла моя нога, лежал крупный осколок. Два глаза-пуговки уставились на меня мёртвым взглядом. Треть рта искривилась в злобе.</text:p>
      <text:p text:style-name="P49">Движения смайлолицего обрели слаженность. Он медленно развернулся и направился ко мне.</text:p>
      <text:p text:style-name="P49">Флаттершай брезгливо толкнула ногой осколок, отправив его в лестничный пролёт. Движения смайлолицего опять потеряли осмысленность.</text:p>
      <text:p text:style-name="P49">– Анон, нам нужно торопиться! – дёрнула меня за рукав Эпплджек. – У нас осталось сорок минут до закрытия портала.</text:p>
      <text:p text:style-name="P49">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5">—</text:span> что может держать закоренелого обеспеченного холостяка дома, кроме работы? <text:span text:style-name="T25">—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5">—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5">—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49"/>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8">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2">— после встречи на лестнице со смайлолицым у меня развилась мания преследования.</text:span></text:p>
      <text:p text:style-name="P99"><text:span text:style-name="T11">– Анон…</text:span><text:span text:style-name="T1"> Тут окно разбито… И верёвка висит. – пискнула Флаттершай из кухни.</text:span></text:p>
      <text:p text:style-name="P97"><text:span text:style-name="T11">– </text:span><text:span text:style-name="T1">Оставь, Флатти, не сейчас! – отмахнулся я.</text:span></text:p>
      <text:p text:style-name="P98">Эпплджек стояла посреди комнаты и оглядывалась.</text:p>
      <text:p text:style-name="P108">– Не нравится мне тут. Чуйка нехорошая…</text:p>
      <text:p text:style-name="P98">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97"><text:span text:style-name="T1">На экране ноутбука сверкали </text:span><text:span text:style-name="T29">звёзды на фоне сине-зелёной мглы</text:span><text:span text:style-name="T1">. Я одел наушники и поёрзал мышкой по столу, прогоняя скрин-сэйвер.</text:span></text:p>
      <text:p text:style-name="P108">– Привет, Сел.</text:p>
      <text:p text:style-name="P140">Аликорница всполошилась и спрятала <text:span text:style-name="T1">пирожное</text:span> за спину.</text:p>
      <text:p text:style-name="P108">– Ах, это ты, Анон. Какое счастье! Ты снова с нами!</text:p>
      <text:p text:style-name="P108"><text:soft-page-break/>– Нет, Сел. Это ты с нами. <text:span text:style-name="T1">Я пришёл забрать тебя назад, в Эквестрию. Через четверть часа ты вернёшься домой.</text:span></text:p>
      <text:p text:style-name="P98"><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98"><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8"><text:span text:style-name="T11">– </text:span>А я так хотел продемонстрировать ей класс езды на моноцикле!<text:span text:style-name="T11"> – пожаловался д</text:span>раконикус, ткнув в лежащий рядом гироскутер<text:span text:style-name="T11">. – Но разве Сахарная Ватка ценит настоящее искусство?</text:span></text:p>
      <text:p text:style-name="P108"/>
      <text:h text:style-name="P143" text:outline-level="2">2<text:span text:style-name="T1">9</text:span>. Отбытие</text:h>
      <text:p text:style-name="P111"/>
      <text:p text:style-name="P98"><text:span text:style-name="T11">– </text:span>Оп-па! – пробормотала Эпплджек. – Нежданчик!</text:p>
      <text:p text:style-name="P98">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8"><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98"><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8">Дискорд обернулся на голос и в этот момент я швырнул в него кружкой и бросился к нему через комнату с занесеным над головой стулом.</text:p>
      <text:p text:style-name="P98">Оглушённый драконикус попытался отъехать на кресле в сторону, но я припёр его стулом к стенке.</text:p>
      <text:p text:style-name="P125">– Эй-Джей, Флатти, хватайте комп и на выход! Я с ним разберусь! Не теряйте вре..!</text:p>
      <text:p text:style-name="P125">– ТЫ ИДИО..!!!</text:p>
      <text:p text:style-name="P125">Дискорд <text:s/>заорал одновременно со мной, прикрываясь от меня руками, когда раздался оглушительный</text:p>
      <text:p text:style-name="P125">… </text:p>
      <text:p text:style-name="P127">БАХ!!!</text:p>
      <text:p text:style-name="P128">…</text:p>
      <text:p text:style-name="P125">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oft-page-break/><text:span text:style-name="T1">– Долго объяснять! </text:span>– <text:span text:style-name="T1">я ещё раз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98">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8">– Чего-о-о??? – ахнула Эпплджек. – Анон, я, канешн, на дух не выношу этого прохвоста, но тут ты малость вожжи попутал. Дискорд — не убийца.</text:p>
      <text:p text:style-name="P98">Дискорд благодарно замычал и так энергично закивал головой, что чуть не проглотил кляп.</text:p>
      <text:p text:style-name="P98">–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98">Я раздражённо повернулся к фермерше.</text:p>
      <text:p text:style-name="P98">– А кто, по-твоему, подстроил все эти «несчастные» случаи? Вспомни, как меня чуть не утопил снеговик. Кому ещё это под силу?</text:p>
      <text:p text:style-name="P98">Дискорд возвёл глаза к потолку и завыл. Эпплджек задумалась.</text:p>
      <text:p text:style-name="P98">–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8">– А зачем тогда ты приложила его книгой? А потом помогла мне его связать? – перебил я фермершу с удивлением.</text:p>
      <text:p text:style-name="P98">Драконикус с натугой наклонил голову к лапе, привязанной к подлокотнику, и покрутил пальцем у виска.</text:p>
      <text:p text:style-name="P98">– Потому что ты напал на него. – пожала плечами Эпплджек. – Я и подумала — тебе виднее. И подсобила маленько.</text:p>
      <text:p text:style-name="P98">Звук сирены заставил меня броситься к окну. Три полицейские тойоты сверкали мигалками вокруг «Навары», подобно ёлочной гирлянде.</text:p>
      <text:p text:style-name="P98"/>
      <text:p text:style-name="P98">Проклятье!!!</text:p>
      <text:p text:style-name="P98"/>
      <text:p text:style-name="P98">Я схватил ноутбук, сгрёб девушек в охапку и вытолкал их в коридор. В дверях я обернулся к Дискорду.</text:p>
      <text:p text:style-name="P118"><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8">Я повернулся к выходу. Флаттершай проскочила у меня под локтём и кинулась к драконикусу.</text:p>
      <text:p text:style-name="P118"><text:span text:style-name="T11">– Нет! Дискорд </text:span>— не убийца!!!</text:p>
      <text:p text:style-name="P118">С необычной для неё силой Флаттершай вытащила кляп изо рта драконикуса.</text:p>
      <text:p text:style-name="P118"><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18">Или драконикус — гениальный актёр, или… ?</text:p>
      <text:p text:style-name="P118">Я вернулся к драконикусу и уселся на стул напротив него.</text:p>
      <text:p text:style-name="P118"><text:span text:style-name="T11">– Р</text:span>ассказывай.</text:p>
      <text:p text:style-name="P118"><text:soft-page-break/>Дискорд немного успокоился.</text:p>
      <text:p text:style-name="P118"><text:s/><text:span text:style-name="T11">– </text:span>Вообще-то, от тебя следовало бы избавиться, Проводник. Не знаю, что ты там разведал в <text:span text:style-name="T25">Большом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18"><text:span text:style-name="T11">– </text:span>А кто тогда насылал на нас этих уродов с рисованными рожами? Кто пытался убить меня раз за разом?</text:p>
      <text:p text:style-name="P118">У драконикуса глаза полезли на лоб.</text:p>
      <text:p text:style-name="P118"><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8">Я задумался. Драконикус, похоже, говорил искренне. Но кто тогда всё это время играл с нами, <text:span text:style-name="T25">словно кот с мышью</text:span>?</text:p>
      <text:p text:style-name="P118"><text:span text:style-name="T11">– </text:span>Анон! <text:span text:style-name="T11">– </text:span>крикнула Эпплджек из прихожей. <text:span text:style-name="T11">– </text:span>Я слышу шум за дверью!</text:p>
      <text:p text:style-name="P118">Практически одновременно раздался звонок.</text:p>
      <text:p text:style-name="P121">– ОТКРОЙТЕ, ПОЛИЦИЯ! Вам даётся полминуты, чтобы открыть дверь! Через тридцать секунд дверь будет выбита!</text:p>
      <text:p text:style-name="P121"/>
      <text:p text:style-name="P121">Эпплджек ошалело выскочила из прихожей. Несколько мгновений я молча смотрел на неё. В голове свистел ветер и играла дудочка.</text:p>
      <text:p text:style-name="P121">– На крышу, живо!!! Через окно на кухне! – зашипел Дискорд.</text:p>
      <text:p text:style-name="P121">– Что? – ступил я.</text:p>
      <text:p text:style-name="P118"><text:span text:style-name="T25">–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5">– драконикус отчаянно дёргал узлы, пытаясь освободиться.</text:span></text:p>
      <text:p text:style-name="P121">Эпплджек, с ноутбуком в одной руке и Флаттершай — во второй, кинулась на кухню.</text:p>
      <text:p text:style-name="P118">Дверь содрогнулась от мощного удара. Послышался стук падающей штукатурки. Я сломя голову бросился за девушками.</text:p>
      <text:p text:style-name="P118">– Развяжи меня, кретин!!! – гаркнул вдогонку Дискорд.</text:p>
      <text:p text:style-name="P118">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8">– Давай на крышу! Я догоню! – рявкнул он, освобождая вторую руку.</text:p>
      <text:p text:style-name="P118">От второго удара дверная коробка крякнула и наполовину въехала в коридор.</text:p>
      <text:p text:style-name="P118">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8">Верёвка в кухонном окне дёргалась под весом карабкающихся девушек. Я словил её и стал на подоконник.</text:p>
      <text:p text:style-name="P118">Блё-о-о!</text:p>
      <text:p text:style-name="P118">Кусок стекла соскользнул с подоконника и исчез, вертясь и сверкая, в <text:span text:style-name="T25">двадцативосьмиэтажной</text:span><text:span text:style-name="T21"> </text:span>бездне. Тело моментально покрылось гусиной кожей, ноги стали ватными, а ладони покрылись холодным потом.</text:p>
      <text:p text:style-name="P118">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text:soft-page-break/>порвётся? <text:span text:style-name="T57">А если не </text:span>выдержит<text:span text:style-name="T57"> </text:span>основа, к которой она привязана? Что-то мне в туалет захотелось… У меня нет боязни высоты, но это уже слишком!</text:p>
      <text:p text:style-name="P118">Я задрал голову.</text:p>
      <text:p text:style-name="P118">О! Так уже легче! Надо мной всего лишь два этажа. Десять метров верёвки. Если не смотреть вниз, то…</text:p>
      <text:p text:style-name="P120">«…<text:span text:style-name="T25">Будь храбр. Будь стоек. Будь силён. Что бы ни случилось, помни: Эквестрия с тобой. Эквестрия в тебе. Навсегда. И всегда…»</text:span></text:p>
      <text:p text:style-name="P118">Я вытер ладони о штаны, ухватил канат и сделал шаг вперёд… </text:p>
      <text:p text:style-name="P118">…</text:p>
      <text:p text:style-name="P118">Святые яйца, Анон, ты действительно сделал ЭТО!</text:p>
      <text:p text:style-name="P118">…</text:p>
      <text:p text:style-name="P118">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8">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8">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8">Я успел сократить расстояние до Эпплджек наполовину, когда девушки нашли решение.</text:p>
      <text:p text:style-name="P11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8">Селестия милосердная!!!</text:p>
      <text:p text:style-name="P118">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8">Я выдохнул.</text:p>
      <text:p text:style-name="P118">Флаттершай появилась над бортиком и свесила вниз руку. Эпплджек вытянулась и протянула ей ноутбук одной рукой.</text:p>
      <text:p text:style-name="P118">НЕТ! У них не получилось!</text:p>
      <text:p text:style-name="P118">У меня враз вспотели ладони. Держаться на верёвке стало чертовски трудно.</text:p>
      <text:p text:style-name="P118">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8">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18">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8"><text:soft-page-break/>К счастью, фермерша не разжала ног.</text:p>
      <text:p text:style-name="P118">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8">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8">Бляблябляблябля!!! ДА НУ ЕГО НАХУЙ — ТАКОЙ АЛЬПИНИЗМ!!!</text:p>
      <text:p text:style-name="P118">БЛЯ!!!…</text:p>
      <text:p text:style-name="P118">Верёвка закончилась. Наконец-то у меня появилось время для паники. Я судорожно обнял Эпплджек, закрыл глаза и приготовился…</text:p>
      <text:p text:style-name="P118"/>
      <text:p text:style-name="P118">…</text:p>
      <text:p text:style-name="P118"/>
      <text:p text:style-name="P118">Захват поперёк груди и сильный рывок выдавили из меня остатки дыхания.</text:p>
      <text:p text:style-name="P118">– ОТПУСТИ КОБЫЛУ!!! – загрохотало мне в ухо.</text:p>
      <text:p text:style-name="P118">Я открыл глаза.</text:p>
      <text:p text:style-name="P118">Перед носом плавными рывками уходили вниз окна этажей. Порывы вихрей от взмахов <text:span text:style-name="T25">разномастных</text:span> крыльев трепали волосы и выдували слёзы из глаз. Тупая боль гнездилась в сожжённых верёвкой суставах.</text:p>
      <text:p text:style-name="P118">Я чуть поднял глаза и уставился в кривую морду драконикуса.</text:p>
      <text:p text:style-name="P118">– Отпусти Эпплджек. Я её держу. – повторил Дискорд. – Мне сбалансироваться надо. Вы не такие уж и лёгкие.</text:p>
      <text:p text:style-name="P118">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8">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8"/>
      <text:p text:style-name="P118">…</text:p>
      <text:p text:style-name="P118"/>
      <text:p text:style-name="P118">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18">– Эмм… Флатти, дорогая, нам пора. Я слышу шаги на лестнице. Не говоря уже о том, что до закрытия коридора осталось семь минут…</text:p>
      <text:p text:style-name="P118">…</text:p>
      <text:p text:style-name="P118">На длинной шее драконикуса разместились Эпплджек и Флаттершай. Я, для сохранения баланса, разместился позади крыльев.</text:p>
      <text:p text:style-name="P118">Дискорд расправил крылья и начал короткую пробежку к краю.</text:p>
      <text:p text:style-name="P118"><text:span text:style-name="T11">– Д</text:span>искорд Эйрлайнс приветствует на борту! Температура воздуха пять градусов! Высота<text:span text:style-name="T25"> сто пять</text:span><text:span text:style-name="T21"> </text:span>метров. Ожидаемая продолжительность полёта — четыре минуты!..</text:p>
      <text:p text:style-name="P118">…ограда края крыши промелькнула под нами…</text:p>
      <text:p text:style-name="P118"><text:soft-page-break/><text:span text:style-name="T11">– …</text:span>собственно, держаться в воздухе дольше у меня не хватит магии…</text:p>
      <text:p text:style-name="P118"/>
      <text:p text:style-name="P118">Мы летели навстречу закату.</text:p>
      <text:p text:style-name="P118"/>
      <text:p text:style-name="P118">…</text:p>
      <text:p text:style-name="P118"/>
      <text:p text:style-name="P118">От ритмичных взмахов крыльев нас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18"><text:span text:style-name="T11">– </text:span>Ю-ху-у-у!!!</text:p>
      <text:p text:style-name="P118">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8">Перед нами увеличивалась громада моей высотки.</text:p>
      <text:p text:style-name="P118">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8">– Пристегните ремни! – проревел Дискорд, резко ускоряясь. – Будет весело!!!</text:p>
      <text:p text:style-name="P118">Эпплджек покрепче прижала к себе ноутбук. Флаттершай прижалась к шее Дискорда, отвернулась и закрыла глаза.</text:p>
      <text:p text:style-name="P118">– ВНИМАНИЕ!!! – заорал Дискорд, сложил крылья и влетел в коридор.</text:p>
      <text:p text:style-name="P118"/>
      <text:p text:style-name="P119">***</text:p>
      <text:p text:style-name="P118"/>
      <text:p text:style-name="P118">Бля!!!</text:p>
      <text:h text:style-name="Heading_20_2" text:outline-level="2"/>
      <text:h text:style-name="Heading_20_2" text:outline-level="2"><text:span text:style-name="T1">30</text:span>. Разговор за столиком в <text:span text:style-name="T1">ночи</text:span></text:h>
      <text:p text:style-name="P129"/>
      <text:p text:style-name="P131">Мы почти успели.</text:p>
      <text:p text:style-name="P126">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6">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6">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6">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6"><text:soft-page-break/>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6">«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6">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5">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6">ХА-ХА-ХА!</text:p>
      <text:p text:style-name="P126">Прямо как сейчас. Как говорится, найди десять отличий.</text:p>
      <text:p text:style-name="P126">Вот только… Только Дэш была бы жива…</text:p>
      <text:p text:style-name="P130">Я тяжело вздохнул.</text:p>
      <text:p text:style-name="P130"/>
      <text:p text:style-name="P130">…</text:p>
      <text:p text:style-name="P130"/>
      <text:p text:style-name="P13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6">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7"><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7">От неожиданности я только открывал рот, в попытке что-то ответить, но тут же закрывал его. Нужные слова выветрились из головы.</text:p>
      <text:p text:style-name="P47"><text:span text:style-name="T11">– Т</text:span>ы что за хрен вообще? <text:span text:style-name="T11">– наконец сподобился я на членораздельную речь.</text:span></text:p>
      <text:p text:style-name="P47">Зверь смутился.</text:p>
      <text:p text:style-name="P47"><text:span text:style-name="T11">– Гм</text:span>. Извиняюсь, не представился. Анакорн. Демиург. Я тут живу.</text:p>
      <text:p text:style-name="P35">– А сидишь<text:span text:style-name="T1">-то</text:span> на чём? – вид сидящего на пустоте существа сбивал с толку.</text:p>
      <text:p text:style-name="P47">Демиург что-то прикинул и кивнул сам себе.</text:p>
      <text:p text:style-name="P35">– Гм. Ок.</text:p>
      <text:p text:style-name="P47"><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5">– Так лучше?</text:p>
      <text:p text:style-name="P35"><text:soft-page-break/>– Вполне. – <text:span text:style-name="T1">кивнул я.</text:span></text:p>
      <text:p text:style-name="P35">Кажется, за последние пару месяцев я разучился удивляться.</text:p>
      <text:p text:style-name="P47"><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4">.</text:span></text:p>
      <text:p text:style-name="P35"/>
      <text:p text:style-name="P61">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8"/>
      <text:p text:style-name="P35">– Мы спасали Сел. Она оказалась в мире людей. – я вздохнул. – А я отбился от группы.</text:p>
      <text:p text:style-name="P35">– Кого-кого спасали? – удивился Анакорн.</text:p>
      <text:p text:style-name="P35">– Сел. Принцессу Селестию.</text:p>
      <text:p text:style-name="P37">– Продолжай! – с интересом воскликнул Анакорн. – Как бессмертная оказалась в твоём мире, человек?</text:p>
      <text:p text:style-name="P37"/>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7"/>
      <text:p text:style-name="P50"><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7">– Ты сам-то веришь в эту ерунду? – перебил меня Анакорн. – Брось молоть чушь, ты не умешь врать!</text:p>
      <text:p text:style-name="P37"/>
      <text:p text:style-name="P37">Бля! Вот так всегда!</text:p>
      <text:p text:style-name="P37">Я вздохнул.</text:p>
      <text:p text:style-name="P50"><text:span text:style-name="T11">– Если я расскажу тебе н</text:span>астоящую<text:span text:style-name="T11"> причину </text:span>— ты исчезнешь! <text:span text:style-name="T11">– угрюмо заявил я.</text:span></text:p>
      <text:p text:style-name="P35">Морда Анакорна осветилась радостным озарением.</text:p>
      <text:p text:style-name="P35"/>
      <text:p text:style-name="P50"><text:span text:style-name="T11">– </text:span><text:span text:style-name="T68">Я ПОНЯЛ, КТО ТЫ!!! КАК </text:span><text:span text:style-name="T69">ЖЕ </text:span><text:span text:style-name="T68">Я СРАЗУ НЕ ДОГАДАЛСЯ?!! Я ДОЛГО ЖДАЛ ТЕБЯ, ПРОВОДНИК! Я УСТАЛ! ПРИСТУПИМ ЖЕ СКОРЕЕ!</text:span></text:p>
      <text:p text:style-name="P37"/>
      <text:p text:style-name="P37">Увидев, что я скорчился в кресле, заткнув уши, Анакорн немного успокоился и приглушил голос.</text:p>
      <text:p text:style-name="P50"><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5"/>
      <text:p text:style-name="P35">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0"/>
      <text:p text:style-name="P50"><text:span text:style-name="T11">– Ну… Я не идиот… я видел, что происходит за Чёрным </text:span>э<text:span text:style-name="T11">краном…</text:span></text:p>
      <text:p text:style-name="P50"><text:soft-page-break/>Я глубоко вздохнул, как перед прыжком в воду.</text:p>
      <text:p text:style-name="P50"><text:span text:style-name="T11">– </text:span>Нет никакого мира-вампира. Мир людей не виноват. <text:span text:style-name="T11">Эквестрия загибается потому, что она </text:span>—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веру в пони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потому я уверен, если рассказать это любому пони — он исчезнет! Просто потому, что его брони потеряет веру, когда поймёт, что Эквестрии на самом деле не существует!</text:p>
      <text:p text:style-name="P50"/>
      <text:p text:style-name="P50">Я перевёл дух. Анакорн слушал меня и печально кивал. Но не исчезал.</text:p>
      <text:p text:style-name="P37">–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0"><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7"/>
      <text:p text:style-name="P3"><text:span text:style-name="T41">–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7">–</text:span><text:span text:style-name="T41"> Анакорн подавил короткий смешок. </text:span><text:span text:style-name="T37">–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3"><text:span text:style-name="T51">– </text:span>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0">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4"/>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0"/>
      <text:p text:style-name="P50">–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0"/>
      <text:p text:style-name="P98">Я запротестовал.</text:p>
      <text:p text:style-name="P100">– В Эквестрии не двигают солнце! Аликорны лишь корректируют орбиту Эквуса и луны вокруг него, хотя все уверены в обратном.</text:p>
      <text:p text:style-name="P100">Анакорн улыбнулся во всю морду.</text:p>
      <text:p text:style-name="P100">– Значит, ты уже помогаешь мне, Проводник, даже сам того не осознавая! Я рад!</text:p>
      <text:p text:style-name="P98">Демиург снова отпил из стакана и продолжил.</text:p>
      <text:p text:style-name="P100"/>
      <text:p text:style-name="P100">–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8">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0">–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пожаловался я.</text:p>
      <text:p text:style-name="P100">Анакорн только развёл копытами.</text:p>
      <text:p text:style-name="P100">– Не знаю. Может, ему фунты и ярды больше нравятся.</text:p>
      <text:p text:style-name="P100">– Ты так говоришь, будто у Эквуса есть свой собственный разум. – заметил я.</text:p>
      <text:p text:style-name="P100">Анакорн усмехнулся.</text:p>
      <text:p text:style-name="P100">–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0"/>
      <text:p text:style-name="P98">Анакорн постучал по столику карандашом. Карта Эквестрии поднялась над столом и свернулась в шар Эквуса. Голограмма<text:span text:style-name="T41"> планеты дрожала и покрывалась рябью, как некачественная картинка в аналоговом телевизоре.</text:span></text:p>
      <text:p text:style-name="P100"/>
      <text:p text:style-name="P98"><text:soft-page-break/>–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8"/>
      <text:p text:style-name="P98">Анакорн мрачно уставился на мерцающую голограмму Эквуса<text:span text:style-name="T25">.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8">Анакорн смутился.</text:p>
      <text:p text:style-name="P98"><text:span text:style-name="T41">– К сожалению, не </text:span><text:span text:style-name="T45">получится</text:span><text:span text:style-name="T41">.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1"><text:note text:id="ftn14" text:note-class="footnote"><text:note-citation>14</text:note-citation><text:note-body><text:p text:style-name="P13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39">– Сам ты раздолбай! – произнёс, наконец, Свирл.</text:p></text:note-body></text:note></text:span><text:span text:style-name="T41"> </text:span>И создали вы его достаточно топорно — видишь, он трещит по швам.</text:p>
      <text:p text:style-name="P98">– Хмм. То есть, это брони создали Эквус?</text:p>
      <text:p text:style-name="P98">– Да. Грубо говоря, вы его придумали. Влили в него столько фантазии, что он реализовался. Вообще, <text:span text:style-name="T4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8"/>
      <text:p text:style-name="P98">Анакорн прижал одним копытом центр карандаша к столу и ударил по его кончику другим. Карандаш стал вертеться своеобразной юлой.</text:p>
      <text:p text:style-name="P98"/>
      <text:p text:style-name="P98">– Я не могу полноценно общаться с метаинтеллектом реальности, <text:span text:style-name="T41">—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8"><text:span text:style-name="T41">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0"/>
      <text:p text:style-name="P98">Я вспомнил события последнего времени<text:span text:style-name="T11">.</text:span></text:p>
      <text:p text:style-name="P98">–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98">Анакорн с такой силой надавил копытом на карандаш, что тот хрустнул.</text:p>
      <text:p text:style-name="P98">–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98"><text:soft-page-break/>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0">–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0">Я развёл руками.</text:p>
      <text:p text:style-name="P100">–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0">Анакорн улыбнулся и вскочил с пуфика.</text:p>
      <text:p text:style-name="P98"><text:span text:style-name="T41">–</text:span><text:span text:style-name="T25"> На самом деле помочь мне достаточно легко. Видишь ли, залатать дыры конструкции Эквуса можно «наложив» на них правдоподобное </text:span><text:span text:style-name="T41">— иначе говоря, жизнеспособное —</text:span><text:span text:style-name="T25"> объяснение и направив на это объяснение подпитывающую энергию адептов. В мире людей даже есть шуточная награда, учреждённая </text:span><text:span text:style-name="T35">Marvel Comics </text:span><text:span text:style-name="T25">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5">Marvel</text:span><text:span text:style-name="T25">.</text:span></text:p>
      <text:p text:style-name="P103">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3"/>
      <text:p text:style-name="P103">Я скептически хмыкнул.</text:p>
      <text:p text:style-name="P103">–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8"><text:span text:style-name="T25">– Ты уже устранил крупнейший дефект Эквестрии </text:span><text:span text:style-name="T41">— манипуляции светилом. Аналогично решаются и остальные проблемы</text:span><text:span text:style-name="T25">.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1">— вещь живучая</text:span><text:span text:style-name="T25">.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100">–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8"><text:span text:style-name="T41">–</text:span><text:span text:style-name="T25"> А кьютимарки? Как, разрази меня квазар, объяснить кьютимарки? </text:span><text:span text:style-name="T41">–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text:soft-page-break/>–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снизился на порядок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3">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3">– Почему бы не сделать главной каноническую Эквестрию? Ту, что описана в мультике?</text:p>
      <text:p text:style-name="P103">– Учти<text:span text:style-name="T47">,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2">—</text:span><text:span text:style-name="T47"> точнее, дерево схожих миров Эквуса </text:span><text:span text:style-name="T52">—</text:span><text:span text:style-name="T47"> создали брони. Разумеется, стержнем им послужил именно сериал, но каждый фанфик </text:span><text:span text:style-name="T52">—</text:span><text:span text:style-name="T47">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Разные фанфики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4"/>
      <text:p text:style-name="P103">Анакорн аж подпрыгнул на месте от восторга и стал мне аплодировать.</text:p>
      <text:p text:style-name="P104"/>
      <text:p text:style-name="P103"><text:span text:style-name="T47">– Наконец-то я вижу свет в конце тоннеля! Как это не пришло мне в голову! Ты всё отлично увязал! Всё сходится! Более того </text:span><text:span text:style-name="T52">—</text:span><text:span text:style-name="T47"> Анакорн заговорщически подмигнул мне </text:span><text:span text:style-name="T52">—</text:span><text:span text:style-name="T47">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2">— и первой реальной историей в Объединённом Континууме Эквуса</text:span><text:span text:style-name="T47">!</text:span></text:p>
      <text:p text:style-name="P104">Я подозрительно посмотрел на Анакорна.</text:p>
      <text:p text:style-name="P103"><text:soft-page-break/><text:span text:style-name="T17">– </text:span><text:span text:style-name="T47">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17">– </text:span><text:span text:style-name="T47">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1">– </text:span>Эээ… Тут я тебе точно не помощник. Никогда не писал ничего сложнее технической документации к программам. Да и то, старался эту бодягу скинуть на новичков.</text:p>
      <text:p text:style-name="P103"><text:span text:style-name="T11">– </text:span>Пиши, как есть. <text:span text:style-name="T11">– </text:span>развёл копытами Анакорн. <text:span text:style-name="T11">– </text:span>Авось сгодится. Я писать точно не буду <text:span text:style-name="T52">—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6">Fucking shit — <text:span text:style-name="T1">ёбаное дерьмо</text:span></text:p></text:note-body></text:note>!..</text:p>
      <text:p text:style-name="P103">…</text:p>
      <text:p text:style-name="P103">Ну а что мне остаётся? Я фейспамнул.</text:p>
      <text:p text:style-name="P103"/>
      <text:p text:style-name="P103"><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т тебе и помахала Эквестрия ручкой, Анон!</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8">– Валяй. Я тебя внимательно слушаю.</text:p>
      <text:p text:style-name="P98"><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8">– А я разве сплю?</text:p>
      <text:p text:style-name="P98">– Сейчас — нет. Но как только мы закроем сделку — проснёшься. Потому что нет иного способа вернуть тебя в реальный мир.</text:p>
      <text:p text:style-name="P98">– Эээ, постой! А как я в Эквестрию и к себе обратно проходил?</text:p>
      <text:p text:style-name="P98">–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8">Так вот, возвращать тебя обратно в твой мир я не буду.</text:p>
      <text:p text:style-name="P98"/>
      <text:p text:style-name="P98">Я непонимающе хлопал глазами.</text:p>
      <text:p text:style-name="P98"/>
      <text:p text:style-name="P98">–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98">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98">–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8">–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8">Теперь — об оплате.</text:p>
      <text:p text:style-name="P98"/>
      <text:p text:style-name="P98">Анакорн наклонился ко мне через стол и подмигнул.</text:p>
      <text:p text:style-name="P98"/>
      <text:p text:style-name="P98">– Проси, чего хочешь!</text:p>
      <text:p text:style-name="P98"/>
      <text:p text:style-name="P98">Пока я думал, демиург мурлыкал себе под нос в эйфории: «Да! В такие моменты ощущаешь себя богом! Я крут! Ха-ха!»</text:p>
      <text:p text:style-name="P98"/>
      <text:p text:style-name="P98">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8">Ради этого написать фанфик — очень малая цена. Совсем ничтожная.</text:p>
      <text:p text:style-name="P103"/>
      <text:p text:style-name="P103">– Верни Дэш!!!</text:p>
      <text:p text:style-name="P103"/>
      <text:p text:style-name="P103"><text:soft-page-break/>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Глаза демиурга бегали, как у застуканного в трамвае безбилетник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Больш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3">— </text:span>тебя никогда и не будет! Мне очень жаль. Тебе ещё не поздно выбрать что-нибудь другое.</text:p>
      <text:p text:style-name="P103">Я вздохнул. Слишком много философии на мою голову!</text:p>
      <text:p text:style-name="P103">– Делай, как я сказал! А я сделаю своё.</text:p>
      <text:p text:style-name="P103"/>
      <text:p text:style-name="P98">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8">– Ты ещё увидишь пару-тройку снов на прощание. Это мой подарок тебе. Удачи!</text:p>
      <text:p text:style-name="P98"/>
      <text:p text:style-name="P109">~~~</text:p>
      <text:p text:style-name="P104"/>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стояла передо мной в сияющем ореоле гривы. Потом она нерешительно сделала шаг навстречу.</text:p>
      <text:p text:style-name="P104"><text:soft-page-break/>–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Аликорница приблизилась ко мне ещё на шаг. Её губы почти касались моих. Я снова, как и каждый раз до этого, утонул в её взгляде бездонных сиреневых глаз.</text:p>
      <text:p text:style-name="P104">– В другое время, в другом месте, Анон! В другое время, в другом месте!</text:p>
      <text:p text:style-name="P104"/>
      <text:p text:style-name="P107">~~~</text:p>
      <text:p text:style-name="P107"/>
      <text:p text:style-name="P37"><text:span text:style-name="T2">–</text:span><text:span text:style-name="T1"> Прости, что когда-то хотела убить тебя. Я ослабела и Найтмэр Мун на время одержала верх.</text:span></text:p>
      <text:p text:style-name="P50">Луна с виноватым выражением смотрела на меня сверху вниз. Я поднялся с сияющей флуоресцентным светом травы и рассмеялся.</text:p>
      <text:p text:style-name="P101">– Ты таки выучила современный стиль? Не парься, принцесса, я давно забыл тот эпизод. Вдобавок, именно ты отправила меня тогда прямиком к Большому Откровению.</text:p>
      <text:p text:style-name="P101">Тёмная аликорница тяжело вздохнула.</text:p>
      <text:p text:style-name="P101">– Зато я помню! Мне ужасно неловко перед тобой, учитывая то, что ты делаешь для нас. И я хотела бы, чтобы у нас была возможность когда-нибудь стать хорошими друзьями…</text:p>
      <text:p text:style-name="P101">Аликорница подняла копыто и прижала его к моей груди.</text:p>
      <text:p text:style-name="P101">–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98"/>
      <text:p text:style-name="P107">~~~</text:p>
      <text:p text:style-name="P108"/>
      <text:p text:style-name="P101">– Думал от меня в другой реальности спрятаться?!</text:p>
      <text:p text:style-name="P101">Передо мной возникла хмурая морда Дискорда.</text:p>
      <text:p text:style-name="P101">–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1">Так что, Проводничёк, мы ещё встретимся! В другое время и в другом месте! Жди! В другое время, в другом месте!!!</text:p>
      <text:p text:style-name="P105"/>
      <text:p text:style-name="P106">~~~</text:p>
      <text:p text:style-name="P98"/>
      <text:p text:style-name="P101">– Анон?</text:p>
      <text:p text:style-name="P101">– Дэш?!!</text:p>
      <text:p text:style-name="P101">– Эмм… Ты мне снишься?</text:p>
      <text:p text:style-name="P101">– Нет, Дэш, это ты мне снишься.</text:p>
      <text:p text:style-name="P101">–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1"><text:soft-page-break/>–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1">Пегаска почесала в затылке со смущением.</text:p>
      <text:p text:style-name="P101">– Да? Правда? Ну, офигеть! Что-то я такого не помню совсем. А ты как?</text:p>
      <text:p text:style-name="P97"><text:span text:style-name="T29">– Я в порядке. Вот, возвращаюсь </text:span>в свой мир. Ну, не совсем <text:span text:style-name="T1">в свой</text:span>. Почти.</text:p>
      <text:p text:style-name="P97"><text:span text:style-name="T1">–</text:span> Навсегда? <text:span text:style-name="T1">Ты не вернёшься?</text:span></text:p>
      <text:p text:style-name="P97"><text:span text:style-name="T1">–</text:span> Скорее всего, да.</text:p>
      <text:p text:style-name="P97"><text:span text:style-name="T1">–</text:span> Это плохо. <text:span text:style-name="T1">Я хотела тебе сказать</text:span>…</text:p>
      <text:p text:style-name="P97"><text:span text:style-name="T1">–</text:span> Не надо, Дэш. Не стоит. Мне очень жаль.</text:p>
      <text:p text:style-name="P97"><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5">Хочу, чтобы ты </text:span><text:span text:style-name="T26">делал мне почесушки</text:span><text:span text:style-name="T25"> и хлопал по крупу</text:span>!</text:p>
      <text:p text:style-name="P98">В голосе пегаски слышались слёзы.</text:p>
      <text:p text:style-name="P97"><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7"><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97"><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7"><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97"><text:span text:style-name="T1">–</text:span> И тебя, и Твайлайт, и <text:span text:style-name="T1">Пинки</text:span>, и <text:span text:style-name="T1">Эпплджек</text:span>, и всех-всех-всех… Таковы правила.</text:p>
      <text:p text:style-name="P97"><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97">Я опустил руку на шею <text:span text:style-name="T1">пегаски</text:span> и ощутил теплоту и лёгкое покалывание в пустоте.</text:p>
      <text:p text:style-name="P97"><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97"><text:span text:style-name="T1">–</text:span> И лучше рано, чем поздно! Я не люблю ждать!</text:p>
      <text:p text:style-name="P97"><text:span text:style-name="T1">–</text:span> Да, Дэш. <text:span text:style-name="T1">–</text:span> её образ начал таять. <text:span text:style-name="T1">–</text:span> Да, я помню.</text:p>
      <text:p text:style-name="P97">Я всё ещё помню…</text:p>
      <text:p text:style-name="P52"/>
      <text:h text:style-name="Heading_20_2" text:outline-level="2">Эпилог. Земля</text:h>
      <text:p text:style-name="P110"/>
      <text:p text:style-name="P116">Звон будильника чуть не проломил башку. Я открыл глаза. </text:p>
      <text:p text:style-name="P117"><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6"><text:span text:style-name="T1">Я нашарил ногами тапки и пошёл в ванную. Проходя мимо стола, зацепился взглядом за</text:span> эскиз <text:span text:style-name="T1">рисунка</text:span>.</text:p>
      <text:p text:style-name="P117">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text:span><text:soft-page-break/><text:span text:style-name="T1">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2">Для того, чтобы выдавить остатки пасты на щётку, пришлось затратить серьёзные усилия.</text:p>
      <text:p text:style-name="P113">Ага, и купить туалетной бумаги. Иначе уже вечером придётся использовать рекламки, что кидают в почтовый ящик. А они, блин, глянцевые!</text:p>
      <text:p text:style-name="P115">Мысли вернулись к фантазии.</text:p>
      <text:p text:style-name="P113">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2">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2">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4">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7-31T10:38:38.613928626</dc:date>
    <meta:editing-duration>P143DT22H36M51S</meta:editing-duration>
    <meta:editing-cycles>9019</meta:editing-cycles>
    <meta:generator>LibreOffice/5.1.6.2$Linux_X86_64 LibreOffice_project/10m0$Build-2</meta:generator>
    <meta:printed-by>макс </meta:printed-by>
    <meta:print-date>2017-07-30T17:54:58.23</meta:print-date>
    <meta:document-statistic meta:table-count="0" meta:image-count="0" meta:object-count="0" meta:page-count="227" meta:paragraph-count="4713" meta:word-count="100254" meta:character-count="664158" meta:non-whitespace-character-count="564123"/>
  </office:meta>
</office:document-meta>
</file>